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47cm" fo:min-width="1.137cm" fo:padding-top="0.095cm" fo:padding-bottom="0.095cm" fo:padding-left="0.22cm" fo:padding-right="0.22cm" fo:wrap-option="no-wrap" draw:shadow="hidden" draw:shadow-offset-x="0.2cm" draw:shadow-offset-y="0.2cm" draw:shadow-color="#808080"/>
      <style:paragraph-properties style:writing-mode="lr-tb"/>
    </style:style>
    <style:style style:name="gr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graphic-properties svg:stroke-color="#3465a4" draw:marker-start="Arrow" draw:marker-start-width="0.3cm" draw:marker-end="Arrow" draw:marker-end-width="0.3cm" draw:textarea-vertical-align="middle"/>
    </style:style>
    <style:style style:name="gr15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color="#000000" draw:fill="none" draw:fill-color="#ffffff" fo:min-height="1.234cm"/>
      <style:paragraph-properties style:writing-mode="lr-tb"/>
    </style:style>
    <style:style style:name="gr210" style:family="graphic" style:parent-style-name="standard">
      <style:graphic-properties draw:stroke="none" svg:stroke-color="#000000" draw:fill="none" draw:fill-color="#ffffff" fo:min-height="1.297cm"/>
      <style:paragraph-properties style:writing-mode="lr-tb"/>
    </style:style>
    <style:style style:name="gr211" style:family="graphic" style:parent-style-name="standard">
      <style:graphic-properties draw:stroke="none" svg:stroke-color="#000000" draw:fill="none" draw:fill-color="#ffffff" fo:min-height="0.433cm"/>
      <style:paragraph-properties style:writing-mode="lr-tb"/>
    </style:style>
    <style:style style:name="gr212" style:family="graphic" style:parent-style-name="standard">
      <style:graphic-properties draw:stroke="none" svg:stroke-color="#000000" draw:fill="none" draw:fill-color="#ffffff" fo:min-height="0.475cm"/>
      <style:paragraph-properties style:writing-mode="lr-tb"/>
    </style:style>
    <style:style style:name="gr213" style:family="graphic" style:parent-style-name="standard">
      <style:graphic-properties draw:stroke="none" svg:stroke-color="#000000" draw:fill="none" draw:fill-color="#ffffff" fo:min-height="2.161cm"/>
      <style:paragraph-properties style:writing-mode="lr-tb"/>
    </style:style>
    <style:style style:name="gr214" style:family="graphic" style:parent-style-name="standard">
      <style:graphic-properties draw:stroke="none" svg:stroke-color="#000000" draw:fill="none" draw:fill-color="#ffffff" fo:min-height="0.865cm"/>
      <style:paragraph-properties style:writing-mode="lr-tb"/>
    </style:style>
    <style:style style:name="gr215" style:family="graphic" style:parent-style-name="standard">
      <style:graphic-properties draw:stroke="none" svg:stroke-color="#000000" draw:fill="none" draw:fill-color="#ffffff" fo:min-height="1.729cm"/>
      <style:paragraph-properties style:writing-mode="lr-tb"/>
    </style:style>
    <style:style style:name="gr216" style:family="graphic" style:parent-style-name="standard">
      <style:graphic-properties draw:stroke="none" svg:stroke-color="#000000" draw:fill="none" draw:fill-color="#ffffff" fo:min-height="4.837cm"/>
      <style:paragraph-properties style:writing-mode="lr-tb"/>
    </style:style>
    <style:style style:name="gr217" style:family="graphic" style:parent-style-name="standard">
      <style:graphic-properties draw:stroke="none" svg:stroke-color="#000000" draw:fill="none" draw:fill-color="#ffffff" fo:min-height="1.537cm"/>
      <style:paragraph-properties style:writing-mode="lr-tb"/>
    </style:style>
    <style:style style:name="gr218" style:family="graphic" style:parent-style-name="standard">
      <style:graphic-properties draw:stroke="none" svg:stroke-color="#000000" draw:fill="none" draw:fill-color="#ffffff" fo:min-height="1.025cm"/>
      <style:paragraph-properties style:writing-mode="lr-tb"/>
    </style:style>
    <style:style style:name="gr21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graphic-properties draw:stroke="none" svg:stroke-color="#000000" draw:fill="none" draw:fill-color="#ffffff" fo:min-height="0.823cm"/>
      <style:paragraph-properties style:writing-mode="lr-tb"/>
    </style:style>
    <style:style style:name="gr231" style:family="graphic" style:parent-style-name="standard">
      <style:graphic-properties draw:marker-start="Arrow" draw:marker-start-width="0.3cm" draw:marker-end="Arrow" draw:marker-end-width="0.3cm" draw:textarea-vertical-align="middle"/>
    </style:style>
    <style:style style:name="gr2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graphic-properties draw:stroke="none" svg:stroke-color="#000000" draw:fill="none" draw:fill-color="#ffffff" fo:min-height="2.29cm"/>
      <style:paragraph-properties style:writing-mode="lr-tb"/>
    </style:style>
    <style:style style:name="gr4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5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graphic-properties draw:stroke="none" svg:stroke-color="#000000" draw:fill="none" draw:fill-color="#ffffff" fo:min-height="1.33cm"/>
      <style:paragraph-properties style:writing-mode="lr-tb"/>
    </style:style>
    <style:style style:name="gr5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graphic-properties draw:stroke="none" svg:stroke-color="#000000" draw:fill="none" draw:fill-color="#ffffff" fo:min-height="18.927cm"/>
      <style:paragraph-properties style:writing-mode="lr-tb"/>
    </style:style>
    <style:style style:name="gr625" style:family="graphic" style:parent-style-name="standard">
      <style:graphic-properties draw:stroke="none" svg:stroke-color="#000000" draw:fill="none" draw:fill-color="#ffffff" draw:textarea-horizontal-align="left" draw:auto-grow-height="true" draw:auto-grow-width="false" fo:min-height="18.038cm" fo:min-width="0cm"/>
      <style:paragraph-properties style:writing-mode="lr-tb"/>
    </style:style>
    <style:style style:name="gr626" style:family="graphic" style:parent-style-name="standard">
      <style:graphic-properties draw:stroke="none" svg:stroke-color="#000000" draw:fill="none" draw:fill-color="#ffffff" fo:min-height="9.955cm"/>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style:paragraph-properties fo:text-align="center"/>
    </style:style>
    <style:style style:name="P2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ffffff"/>
      <style:paragraph-properties style:writing-mode="lr-tb"/>
    </style:style>
    <style:style style:name="P36" style:family="paragraph">
      <loext:graphic-properties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style:paragraph-properties fo:margin-left="0cm" fo:margin-right="0cm" fo:margin-top="0cm" fo:margin-bottom="0cm" fo:line-height="100%" fo:text-indent="0cm"/>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0.5pt" style:font-size-asian="10.5pt" style:font-size-complex="10.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6pt"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5pt" style:font-size-asian="15pt" style:font-size-complex="15pt"/>
    </style:style>
    <style:style style:name="T11" style:family="text">
      <style:text-properties fo:font-size="18pt" style:text-underline-style="none" fo:font-weight="bold" style:font-size-asian="18pt" style:font-weight-asian="bold" style:font-size-complex="18pt" style:font-weight-complex="bold"/>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controls" svg:width="2.413cm" svg:height="1.905cm" svg:x="1.508cm" svg:y="1.38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 draw:text-style-name="P3" draw:layer="controls" svg:width="0.621cm" svg:height="0.489cm" svg:x="11.976cm" svg:y="2.555cm" svg:viewBox="0 0 622 490" svg:d="M0 490c155 0 622-131 622-261 0-131-226-229-339-229 0 98-283 359-283 490z">
            <text:p/>
          </draw:path>
          <draw:g>
            <draw:polygon draw:style-name="gr3" draw:text-style-name="P4" draw:layer="controls" svg:width="1.695cm" svg:height="2.286cm" svg:x="10.281cm" svg:y="0.758cm" svg:viewBox="0 0 1696 2287" draw:points="0,1307 0,0 1696,980 1696,2287">
              <text:p/>
            </draw:polygon>
            <draw:line draw:style-name="gr4" draw:text-style-name="P5" draw:layer="controls" svg:x1="10.281cm" svg:y1="1.738cm" svg:x2="11.977cm" svg:y2="2.718cm">
              <text:p/>
            </draw:line>
            <draw:line draw:style-name="gr5" draw:text-style-name="P5" draw:layer="controls" svg:x1="10.281cm" svg:y1="1.412cm" svg:x2="11.977cm" svg:y2="2.392cm">
              <text:p/>
            </draw:line>
            <draw:line draw:style-name="gr6" draw:text-style-name="P5" draw:layer="controls" svg:x1="10.281cm" svg:y1="1.085cm" svg:x2="11.977cm" svg:y2="2.065cm">
              <text:p/>
            </draw:line>
            <draw:line draw:style-name="gr7" draw:text-style-name="P5" draw:layer="controls" svg:x1="10.846cm" svg:y1="1.738cm" svg:x2="10.846cm" svg:y2="2.065cm">
              <text:p/>
            </draw:line>
            <draw:line draw:style-name="gr8" draw:text-style-name="P5" draw:layer="controls" svg:x1="11.411cm" svg:y1="1.412cm" svg:x2="11.411cm" svg:y2="1.739cm">
              <text:p/>
            </draw:line>
            <draw:line draw:style-name="gr9" draw:text-style-name="P5" draw:layer="controls" svg:x1="11.694cm" svg:y1="2.555cm" svg:x2="11.694cm" svg:y2="2.882cm">
              <text:p/>
            </draw:line>
            <draw:line draw:style-name="gr10" draw:text-style-name="P5" draw:layer="controls" svg:x1="11.129cm" svg:y1="2.228cm" svg:x2="11.129cm" svg:y2="2.555cm">
              <text:p/>
            </draw:line>
            <draw:line draw:style-name="gr11" draw:text-style-name="P5" draw:layer="controls" svg:x1="10.564cm" svg:y1="1.902cm" svg:x2="10.564cm" svg:y2="2.229cm">
              <text:p/>
            </draw:line>
            <draw:line draw:style-name="gr12" draw:text-style-name="P5" draw:layer="controls" svg:x1="10.846cm" svg:y1="1.085cm" svg:x2="10.846cm" svg:y2="1.412cm">
              <text:p/>
            </draw:line>
            <draw:line draw:style-name="gr13" draw:text-style-name="P5" draw:layer="controls" svg:x1="11.129cm" svg:y1="1.575cm" svg:x2="11.129cm" svg:y2="1.902cm">
              <text:p/>
            </draw:line>
            <draw:line draw:style-name="gr14" draw:text-style-name="P5" draw:layer="controls" svg:x1="11.411cm" svg:y1="2.065cm" svg:x2="11.411cm" svg:y2="2.392cm">
              <text:p/>
            </draw:line>
            <draw:line draw:style-name="gr15" draw:text-style-name="P5" draw:layer="controls" svg:x1="11.694cm" svg:y1="1.902cm" svg:x2="11.694cm" svg:y2="2.229cm">
              <text:p/>
            </draw:line>
            <draw:line draw:style-name="gr16" draw:text-style-name="P5" draw:layer="controls" svg:x1="10.564cm" svg:y1="1.248cm" svg:x2="10.564cm" svg:y2="1.575cm">
              <text:p/>
            </draw:line>
            <draw:polygon draw:style-name="gr17" draw:text-style-name="P6" draw:layer="controls" svg:width="0.282cm" svg:height="1.469cm" svg:x="11.976cm" svg:y="1.575cm" svg:viewBox="0 0 283 1470" draw:points="0,1470 0,163 283,0 283,1307">
              <text:p/>
            </draw:polygon>
            <draw:polygon draw:style-name="gr18" draw:text-style-name="P7" draw:layer="controls" svg:width="1.977cm" svg:height="1.142cm" svg:x="10.281cm" svg:y="0.595cm" svg:viewBox="0 0 1978 1143" draw:points="1696,1143 0,163 283,0 1978,980">
              <text:p/>
            </draw:polygon>
            <draw:line draw:style-name="gr19" draw:text-style-name="P5" draw:layer="controls" svg:x1="11.411cm" svg:y1="1.411cm" svg:x2="11.694cm" svg:y2="1.248cm">
              <text:p/>
            </draw:line>
            <draw:line draw:style-name="gr20" draw:text-style-name="P5" draw:layer="controls" svg:x1="11.976cm" svg:y1="2.065cm" svg:x2="12.259cm" svg:y2="1.902cm">
              <text:p/>
            </draw:line>
            <draw:line draw:style-name="gr21" draw:text-style-name="P5" draw:layer="controls" svg:x1="11.976cm" svg:y1="2.391cm" svg:x2="12.259cm" svg:y2="2.228cm">
              <text:p/>
            </draw:line>
            <draw:line draw:style-name="gr22" draw:text-style-name="P5" draw:layer="controls" svg:x1="11.976cm" svg:y1="2.718cm" svg:x2="12.259cm" svg:y2="2.555cm">
              <text:p/>
            </draw:line>
            <draw:line draw:style-name="gr23" draw:text-style-name="P5" draw:layer="controls" svg:x1="10.846cm" svg:y1="1.085cm" svg:x2="11.129cm" svg:y2="0.922cm">
              <text:p/>
            </draw:line>
            <draw:polygon draw:style-name="gr24" draw:text-style-name="P8" draw:layer="controls" svg:width="1.977cm" svg:height="2.449cm" svg:x="10.281cm" svg:y="0.595cm" svg:viewBox="0 0 1978 2450" draw:points="283,0 1978,980 1978,2287 1696,2450 0,1470 0,163">
              <text:p/>
            </draw:polygon>
          </draw:g>
        </draw:g>
        <draw:g>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25" draw:text-style-name="P3" draw:layer="controls" svg:width="2.249cm" svg:height="1.242cm" svg:x="22.57cm" svg:y="6.628cm" svg:viewBox="0 0 2250 1243" svg:d="M0 1243c343 0 2250-497 2250-745 0-250-907-498-1250-498 0 149-1000 1044-1000 1243z">
            <text:p/>
          </draw:path>
          <draw:g>
            <draw:polygon draw:style-name="gr26" draw:text-style-name="P9" draw:layer="controls" svg:width="4.374cm" svg:height="2.237cm" svg:x="17.945cm" svg:y="5.534cm" svg:viewBox="0 0 4375 2238" draw:points="0,498 0,0 4375,1740 4375,2238">
              <text:p/>
            </draw:polygon>
            <draw:polygon draw:style-name="gr27" draw:text-style-name="P10" draw:layer="controls" svg:width="1.874cm" svg:height="1.242cm" svg:x="22.32cm" svg:y="6.528cm" svg:viewBox="0 0 1875 1243" draw:points="0,1243 0,746 1875,0 1875,498">
              <text:p/>
            </draw:polygon>
            <draw:polygon draw:style-name="gr28" draw:text-style-name="P11" draw:layer="controls" svg:width="6.249cm" svg:height="2.485cm" svg:x="17.945cm" svg:y="4.788cm" svg:viewBox="0 0 6250 2486" draw:points="4375,2486 0,746 1875,0 6250,1740">
              <text:p/>
            </draw:polygon>
            <draw:polygon draw:style-name="gr29" draw:text-style-name="P12" draw:layer="controls" svg:width="0.249cm" svg:height="0.298cm" svg:x="21.82cm" svg:y="7.225cm" svg:viewBox="0 0 250 299" draw:points="0,199 0,0 250,100 250,299">
              <text:p/>
            </draw:polygon>
            <draw:polygon draw:style-name="gr30" draw:text-style-name="P9" draw:layer="controls" svg:width="0.249cm" svg:height="0.596cm" svg:x="17.695cm" svg:y="5.434cm" svg:viewBox="0 0 250 597" draw:points="0,498 0,0 250,100 250,597">
              <text:p/>
            </draw:polygon>
            <draw:polygon draw:style-name="gr31" draw:text-style-name="P9" draw:layer="controls" svg:width="0.249cm" svg:height="0.596cm" svg:x="22.32cm" svg:y="7.274cm" svg:viewBox="0 0 250 597" draw:points="0,498 0,0 250,100 250,597">
              <text:p/>
            </draw:polygon>
            <draw:polygon draw:style-name="gr32" draw:text-style-name="P8" draw:layer="controls" svg:width="6.499cm" svg:height="3.082cm" svg:x="17.695cm" svg:y="4.788cm" svg:viewBox="0 0 6500 3083" draw:points="0,1144 0,646 250,746 2125,0 6500,1740 6500,2238 4875,2884 4875,3083">
              <text:p/>
            </draw:polygon>
            <draw:polygon draw:style-name="gr33" draw:text-style-name="P13" draw:layer="controls" svg:width="0.124cm" svg:height="0.148cm" svg:x="18.07cm" svg:y="5.882cm" svg:viewBox="0 0 125 149" draw:points="0,100 0,0 125,50 125,149">
              <text:p/>
            </draw:polygon>
            <draw:polygon draw:style-name="gr34" draw:text-style-name="P13" draw:layer="controls" svg:width="0.124cm" svg:height="0.148cm" svg:x="18.07cm" svg:y="5.683cm" svg:viewBox="0 0 125 149" draw:points="0,100 0,0 125,50 125,149">
              <text:p/>
            </draw:polygon>
            <draw:polygon draw:style-name="gr35" draw:text-style-name="P13" draw:layer="controls" svg:width="0.124cm" svg:height="0.148cm" svg:x="18.32cm" svg:y="5.981cm" svg:viewBox="0 0 125 149" draw:points="0,100 0,0 125,50 125,149">
              <text:p/>
            </draw:polygon>
            <draw:polygon draw:style-name="gr36" draw:text-style-name="P13" draw:layer="controls" svg:width="0.124cm" svg:height="0.148cm" svg:x="18.32cm" svg:y="5.782cm" svg:viewBox="0 0 125 149" draw:points="0,100 0,0 125,50 125,149">
              <text:p/>
            </draw:polygon>
            <draw:polygon draw:style-name="gr37" draw:text-style-name="P13" draw:layer="controls" svg:width="0.124cm" svg:height="0.148cm" svg:x="18.57cm" svg:y="6.081cm" svg:viewBox="0 0 125 149" draw:points="0,100 0,0 125,50 125,149">
              <text:p/>
            </draw:polygon>
            <draw:polygon draw:style-name="gr38" draw:text-style-name="P13" draw:layer="controls" svg:width="0.124cm" svg:height="0.148cm" svg:x="18.57cm" svg:y="5.882cm" svg:viewBox="0 0 125 149" draw:points="0,100 0,0 125,50 125,149">
              <text:p/>
            </draw:polygon>
            <draw:polygon draw:style-name="gr39" draw:text-style-name="P13" draw:layer="controls" svg:width="0.124cm" svg:height="0.148cm" svg:x="18.82cm" svg:y="6.18cm" svg:viewBox="0 0 125 149" draw:points="0,100 0,0 125,50 125,149">
              <text:p/>
            </draw:polygon>
            <draw:polygon draw:style-name="gr40" draw:text-style-name="P13" draw:layer="controls" svg:width="0.124cm" svg:height="0.148cm" svg:x="18.82cm" svg:y="5.981cm" svg:viewBox="0 0 125 149" draw:points="0,100 0,0 125,50 125,149">
              <text:p/>
            </draw:polygon>
            <draw:polygon draw:style-name="gr41" draw:text-style-name="P13" draw:layer="controls" svg:width="0.124cm" svg:height="0.148cm" svg:x="19.195cm" svg:y="6.33cm" svg:viewBox="0 0 125 149" draw:points="0,100 0,0 125,50 125,149">
              <text:p/>
            </draw:polygon>
            <draw:polygon draw:style-name="gr42" draw:text-style-name="P13" draw:layer="controls" svg:width="0.124cm" svg:height="0.148cm" svg:x="19.195cm" svg:y="6.131cm" svg:viewBox="0 0 125 149" draw:points="0,100 0,0 125,50 125,149">
              <text:p/>
            </draw:polygon>
            <draw:polygon draw:style-name="gr43" draw:text-style-name="P13" draw:layer="controls" svg:width="0.124cm" svg:height="0.148cm" svg:x="19.445cm" svg:y="6.429cm" svg:viewBox="0 0 125 149" draw:points="0,100 0,0 125,50 125,149">
              <text:p/>
            </draw:polygon>
            <draw:polygon draw:style-name="gr44" draw:text-style-name="P13" draw:layer="controls" svg:width="0.124cm" svg:height="0.148cm" svg:x="19.445cm" svg:y="6.23cm" svg:viewBox="0 0 125 149" draw:points="0,100 0,0 125,50 125,149">
              <text:p/>
            </draw:polygon>
            <draw:polygon draw:style-name="gr45" draw:text-style-name="P13" draw:layer="controls" svg:width="0.124cm" svg:height="0.148cm" svg:x="19.695cm" svg:y="6.528cm" svg:viewBox="0 0 125 149" draw:points="0,100 0,0 125,50 125,149">
              <text:p/>
            </draw:polygon>
            <draw:polygon draw:style-name="gr46" draw:text-style-name="P13" draw:layer="controls" svg:width="0.124cm" svg:height="0.148cm" svg:x="19.695cm" svg:y="6.33cm" svg:viewBox="0 0 125 149" draw:points="0,100 0,0 125,50 125,149">
              <text:p/>
            </draw:polygon>
            <draw:polygon draw:style-name="gr47" draw:text-style-name="P13" draw:layer="controls" svg:width="0.124cm" svg:height="0.148cm" svg:x="19.945cm" svg:y="6.628cm" svg:viewBox="0 0 125 149" draw:points="0,100 0,0 125,50 125,149">
              <text:p/>
            </draw:polygon>
            <draw:polygon draw:style-name="gr48" draw:text-style-name="P13" draw:layer="controls" svg:width="0.124cm" svg:height="0.148cm" svg:x="19.945cm" svg:y="6.429cm" svg:viewBox="0 0 125 149" draw:points="0,100 0,0 125,50 125,149">
              <text:p/>
            </draw:polygon>
            <draw:polygon draw:style-name="gr49" draw:text-style-name="P13" draw:layer="controls" svg:width="0.124cm" svg:height="0.148cm" svg:x="20.32cm" svg:y="6.777cm" svg:viewBox="0 0 125 149" draw:points="0,100 0,0 125,50 125,149">
              <text:p/>
            </draw:polygon>
            <draw:polygon draw:style-name="gr50" draw:text-style-name="P13" draw:layer="controls" svg:width="0.124cm" svg:height="0.148cm" svg:x="20.32cm" svg:y="6.578cm" svg:viewBox="0 0 125 149" draw:points="0,100 0,0 125,50 125,149">
              <text:p/>
            </draw:polygon>
            <draw:polygon draw:style-name="gr51" draw:text-style-name="P13" draw:layer="controls" svg:width="0.124cm" svg:height="0.148cm" svg:x="20.57cm" svg:y="6.877cm" svg:viewBox="0 0 125 149" draw:points="0,100 0,0 125,50 125,149">
              <text:p/>
            </draw:polygon>
            <draw:polygon draw:style-name="gr52" draw:text-style-name="P13" draw:layer="controls" svg:width="0.124cm" svg:height="0.148cm" svg:x="20.57cm" svg:y="6.678cm" svg:viewBox="0 0 125 149" draw:points="0,100 0,0 125,50 125,149">
              <text:p/>
            </draw:polygon>
            <draw:polygon draw:style-name="gr53" draw:text-style-name="P13" draw:layer="controls" svg:width="0.124cm" svg:height="0.148cm" svg:x="20.82cm" svg:y="6.976cm" svg:viewBox="0 0 125 149" draw:points="0,100 0,0 125,50 125,149">
              <text:p/>
            </draw:polygon>
            <draw:polygon draw:style-name="gr54" draw:text-style-name="P13" draw:layer="controls" svg:width="0.124cm" svg:height="0.148cm" svg:x="20.82cm" svg:y="6.777cm" svg:viewBox="0 0 125 149" draw:points="0,100 0,0 125,50 125,149">
              <text:p/>
            </draw:polygon>
            <draw:polygon draw:style-name="gr55" draw:text-style-name="P13" draw:layer="controls" svg:width="0.124cm" svg:height="0.148cm" svg:x="21.07cm" svg:y="7.075cm" svg:viewBox="0 0 125 149" draw:points="0,100 0,0 125,50 125,149">
              <text:p/>
            </draw:polygon>
            <draw:polygon draw:style-name="gr56" draw:text-style-name="P13" draw:layer="controls" svg:width="0.124cm" svg:height="0.148cm" svg:x="21.07cm" svg:y="6.877cm" svg:viewBox="0 0 125 149" draw:points="0,100 0,0 125,50 125,149">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57" draw:text-style-name="P3" draw:layer="controls" svg:width="1.037cm" svg:height="0.801cm" svg:x="4.212cm" svg:y="5.777cm" svg:viewBox="0 0 1038 802" svg:d="M0 802c238 0 1038-308 1038-555s-87-247-173-247c0 185-865 556-865 802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58" draw:text-style-name="P10" draw:layer="controls" svg:width="0.864cm" svg:height="1.049cm" svg:x="4.212cm" svg:y="5.53cm" svg:viewBox="0 0 865 1050" draw:points="0,1050 0,618 865,0 865,432">
              <text:p/>
            </draw:polygon>
            <draw:polygon draw:style-name="gr59" draw:text-style-name="P11" draw:layer="controls" svg:width="2.161cm" svg:height="1.543cm" svg:x="2.915cm" svg:y="4.603cm" svg:viewBox="0 0 2162 1544" draw:points="1297,1544 0,618 865,0 2162,926">
              <text:p/>
            </draw:polygon>
            <draw:polygon draw:style-name="gr60" draw:text-style-name="P9" draw:layer="controls" svg:width="1.296cm" svg:height="1.358cm" svg:x="2.915cm" svg:y="5.22cm" svg:viewBox="0 0 1297 1359" draw:points="0,432 0,0 1297,926 1297,1359">
              <text:p/>
            </draw:polygon>
            <draw:polygon draw:style-name="gr61" draw:text-style-name="P8" draw:layer="controls" svg:width="2.161cm" svg:height="1.976cm" svg:x="2.915cm" svg:y="4.603cm" svg:viewBox="0 0 2162 1977" draw:points="0,1050 0,618 865,0 2162,926 2162,1359 1297,1977">
              <text:p/>
            </draw:polygon>
            <draw:polygon draw:style-name="gr62" draw:text-style-name="P14" draw:layer="controls" svg:width="0.085cm" svg:height="0.246cm" svg:x="3.953cm" svg:y="6.085cm" svg:viewBox="0 0 86 247" draw:points="0,185 0,0 86,62 86,247">
              <text:p/>
            </draw:polygon>
            <draw:polygon draw:style-name="gr63" draw:text-style-name="P15" draw:layer="controls" svg:width="0.085cm" svg:height="1.172cm" svg:x="3.866cm" svg:y="3.553cm" svg:viewBox="0 0 86 1173" draw:points="0,1112 0,0 86,0 86,1173">
              <text:p/>
            </draw:polygon>
            <draw:polygon draw:style-name="gr64" draw:text-style-name="P15" draw:layer="controls" svg:width="0.085cm" svg:height="1.172cm" svg:x="4.904cm" svg:y="4.294cm" svg:viewBox="0 0 86 1173" draw:points="0,1112 0,0 86,0 86,1173">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5" draw:text-style-name="P3" draw:layer="controls" svg:width="1.382cm" svg:height="0.888cm" svg:x="21.164cm" svg:y="2.156cm" svg:viewBox="0 0 1383 889" svg:d="M0 889c391 0 1005-281 1270-466 264-185 0-423-134-423z">
            <text:p/>
          </draw:path>
          <draw:g>
            <draw:polygon draw:style-name="gr66" draw:text-style-name="P9" draw:layer="controls" svg:width="0.801cm" svg:height="2.2cm" svg:x="20.362cm" svg:y="0.844cm" svg:viewBox="0 0 802 2201" draw:points="0,1693 0,0 802,508 802,2201">
              <text:p/>
            </draw:polygon>
            <draw:polygon draw:style-name="gr67" draw:text-style-name="P10" draw:layer="controls" svg:width="1.135cm" svg:height="2.412cm" svg:x="21.164cm" svg:y="0.632cm" svg:viewBox="0 0 1136 2413" draw:points="0,2413 0,720 1136,0 1136,1693">
              <text:p/>
            </draw:polygon>
            <draw:polygon draw:style-name="gr68" draw:text-style-name="P11" draw:layer="controls" svg:width="1.938cm" svg:height="1.227cm" svg:x="20.362cm" svg:y="0.124cm" svg:viewBox="0 0 1939 1228" draw:points="802,1228 0,720 1136,0 1939,508">
              <text:p/>
            </draw:polygon>
            <draw:polygon draw:style-name="gr69" draw:text-style-name="P8" draw:layer="controls" svg:width="1.938cm" svg:height="2.92cm" svg:x="20.362cm" svg:y="0.124cm" svg:viewBox="0 0 1939 2921" draw:points="0,2413 0,720 1136,0 1939,508 1939,2201 802,2921">
              <text:p/>
            </draw:polygon>
            <draw:line draw:style-name="gr70" draw:text-style-name="P5" draw:layer="controls" svg:x1="21.03cm" svg:y1="2.622cm" svg:x2="20.495cm" svg:y2="2.283cm">
              <text:p/>
            </draw:line>
            <draw:line draw:style-name="gr71" draw:text-style-name="P5" draw:layer="controls" svg:x1="21.03cm" svg:y1="2.791cm" svg:x2="20.495cm" svg:y2="2.452cm">
              <text:p/>
            </draw:line>
            <draw:line draw:style-name="gr72" draw:text-style-name="P5" draw:layer="controls" svg:x1="21.03cm" svg:y1="2.707cm" svg:x2="20.495cm" svg:y2="2.368cm">
              <text:p/>
            </draw:line>
            <draw:polyline draw:style-name="gr73" draw:text-style-name="P5" draw:layer="controls" svg:width="0.667cm" svg:height="0.507cm" svg:x="20.429cm" svg:y="1.098cm" svg:viewBox="0 0 668 508" draw:points="668,508 0,85 0,0">
              <text:p/>
            </draw:polyline>
            <draw:polyline draw:style-name="gr74" draw:text-style-name="P5" draw:layer="controls" svg:width="0.656cm" svg:height="0.509cm" svg:x="20.44cm" svg:y="1.096cm" svg:viewBox="0 0 657 510" draw:points="657,510 657,425 0,0">
              <text:p/>
            </draw:polyline>
            <draw:polygon draw:style-name="gr75" draw:text-style-name="P12" draw:layer="controls" svg:width="0.077cm" svg:height="0.148cm" svg:x="20.676cm" svg:y="1.943cm" svg:viewBox="0 0 78 149" draw:points="0,100 0,0 78,50 78,149">
              <text:p/>
            </draw:polygon>
            <draw:line draw:style-name="gr76" draw:text-style-name="P5" draw:layer="controls" svg:x1="21.03cm" svg:y1="2.537cm" svg:x2="20.495cm" svg:y2="2.198cm">
              <text:p/>
            </draw:line>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7" draw:text-style-name="P3" draw:layer="controls" svg:width="2.318cm" svg:height="1.412cm" svg:x="14.336cm" svg:y="5.716cm" svg:viewBox="0 0 2319 1413" svg:d="M2 1413c192 0 2317-878 2317-1146 0-267-299-267-492-267 0 114-1895 573-1825 1413z">
              <text:p/>
            </draw:path>
            <draw:g>
              <draw:polygon draw:style-name="gr78" draw:text-style-name="P9" draw:layer="controls" svg:width="2.456cm" svg:height="2.099cm" svg:x="11.739cm" svg:y="4.952cm" svg:viewBox="0 0 2457 2100" draw:points="0,764 0,0 2457,1337 2457,2100">
                <text:p/>
              </draw:polygon>
              <draw:polygon draw:style-name="gr79" draw:text-style-name="P10" draw:layer="controls" svg:width="2.105cm" svg:height="1.908cm" svg:x="14.197cm" svg:y="5.144cm" svg:viewBox="0 0 2106 1909" draw:points="0,1909 0,1145 2106,0 2106,764">
                <text:p/>
              </draw:polygon>
              <draw:polygon draw:style-name="gr80" draw:text-style-name="P11" draw:layer="controls" svg:width="4.563cm" svg:height="2.481cm" svg:x="11.739cm" svg:y="3.807cm" svg:viewBox="0 0 4564 2482" draw:points="2457,2482 0,1145 2106,0 4564,1337">
                <text:p/>
              </draw:polygon>
              <draw:line draw:style-name="gr81" draw:text-style-name="P5" draw:layer="controls" svg:x1="12.582cm" svg:y1="5.563cm" svg:x2="12.582cm" svg:y2="6.021cm">
                <text:p/>
              </draw:line>
              <draw:line draw:style-name="gr82" draw:text-style-name="P5" draw:layer="controls" svg:x1="14.128cm" svg:y1="6.541cm" svg:x2="13.004cm" svg:y2="5.93cm">
                <text:p/>
              </draw:line>
              <draw:line draw:style-name="gr83" draw:text-style-name="P5" draw:layer="controls" svg:x1="12.997cm" svg:y1="5.792cm" svg:x2="12.997cm" svg:y2="5.945cm">
                <text:p/>
              </draw:line>
              <draw:line draw:style-name="gr84" draw:text-style-name="P5" draw:layer="controls" svg:x1="14.121cm" svg:y1="6.404cm" svg:x2="14.121cm" svg:y2="6.557cm">
                <text:p/>
              </draw:line>
              <draw:line draw:style-name="gr85" draw:text-style-name="P5" draw:layer="controls" svg:x1="14.121cm" svg:y1="6.403cm" svg:x2="12.997cm" svg:y2="5.792cm">
                <text:p/>
              </draw:line>
              <draw:polygon draw:style-name="gr86" draw:text-style-name="P12" draw:layer="controls" svg:width="0.139cm" svg:height="0.228cm" svg:x="12.723cm" svg:y="5.64cm" svg:viewBox="0 0 140 229" draw:points="0,153 0,0 140,76 140,229">
                <text:p/>
              </draw:polygon>
              <draw:line draw:style-name="gr87" draw:text-style-name="P5" draw:layer="controls" svg:x1="12.442cm" svg:y1="5.487cm" svg:x2="12.442cm" svg:y2="5.945cm">
                <text:p/>
              </draw:line>
              <draw:line draw:style-name="gr88" draw:text-style-name="P5" draw:layer="controls" svg:x1="12.301cm" svg:y1="5.411cm" svg:x2="12.301cm" svg:y2="5.869cm">
                <text:p/>
              </draw:line>
              <draw:line draw:style-name="gr89" draw:text-style-name="P5" draw:layer="controls" svg:x1="12.161cm" svg:y1="5.334cm" svg:x2="12.161cm" svg:y2="5.792cm">
                <text:p/>
              </draw:line>
              <draw:line draw:style-name="gr90" draw:text-style-name="P5" draw:layer="controls" svg:x1="12.02cm" svg:y1="5.258cm" svg:x2="12.02cm" svg:y2="5.716cm">
                <text:p/>
              </draw:line>
              <draw:line draw:style-name="gr91" draw:text-style-name="P5" draw:layer="controls" svg:x1="11.88cm" svg:y1="5.181cm" svg:x2="11.88cm" svg:y2="5.639cm">
                <text:p/>
              </draw:line>
              <draw:polygon draw:style-name="gr92" draw:text-style-name="P9" draw:layer="controls" svg:width="0.139cm" svg:height="0.839cm" svg:x="11.599cm" svg:y="4.876cm" svg:viewBox="0 0 140 840" draw:points="0,764 0,0 140,76 140,840">
                <text:p/>
              </draw:polygon>
              <draw:polygon draw:style-name="gr93" draw:text-style-name="P9" draw:layer="controls" svg:width="0.139cm" svg:height="0.839cm" svg:x="14.197cm" svg:y="6.289cm" svg:viewBox="0 0 140 840" draw:points="0,764 0,0 140,76 140,840">
                <text:p/>
              </draw:polygon>
              <draw:polygon draw:style-name="gr94" draw:text-style-name="P8" draw:layer="controls" svg:width="4.704cm" svg:height="3.321cm" svg:x="11.599cm" svg:y="3.807cm" svg:viewBox="0 0 4705 3322" draw:points="0,1833 0,1069 140,1145 2247,0 4705,1337 4705,2100 2738,3169 2738,3322">
                <text:p/>
              </draw:polygon>
            </draw:g>
          </draw:g>
          <draw:g>
            <draw:polygon draw:style-name="gr95" draw:text-style-name="P16" draw:layer="controls" svg:width="0.816cm" svg:height="0.443cm" svg:x="14.862cm" svg:y="6.16cm" svg:viewBox="0 0 817 444" draw:points="594,444 817,323 223,0 0,121">
              <text:p/>
            </draw:polygon>
            <draw:path draw:style-name="gr96" draw:text-style-name="P17" draw:layer="controls" svg:width="0.519cm" svg:height="0.538cm" svg:x="15.01cm" svg:y="5.984cm" svg:viewBox="0 0 520 539" svg:d="M520 509c0-525-520-727-520-202 75 41 75 41 149 0 0-283 223-81 223 202 74 40 74 40 148 0z">
              <text:p/>
            </draw:path>
            <draw:path draw:style-name="gr97" draw:text-style-name="P18" draw:layer="controls" svg:width="0.297cm" svg:height="0.385cm" svg:x="15.085cm" svg:y="6.097cm" svg:viewBox="0 0 298 386" svg:d="M298 386c-1-363-297-524-298-242">
              <text:p/>
            </draw:path>
            <draw:polygon draw:style-name="gr98" draw:text-style-name="P19" draw:layer="controls" svg:width="0.593cm" svg:height="0.847cm" svg:x="14.862cm" svg:y="6.281cm" svg:viewBox="0 0 594 848" draw:points="594,848 594,323 0,0 0,525">
              <text:p/>
            </draw:polygon>
            <draw:path draw:style-name="gr99" draw:text-style-name="P20" draw:layer="controls" svg:width="0.127cm" svg:height="0.208cm" svg:x="15.105cm" svg:y="6.604cm" svg:viewBox="0 0 128 209" svg:d="M12 88c-74-201 223 0 74 41v80l-74-40z">
              <text:p/>
            </draw:path>
            <draw:polygon draw:style-name="gr100" draw:text-style-name="P21" draw:layer="controls" svg:width="0.222cm" svg:height="0.645cm" svg:x="15.456cm" svg:y="6.483cm" svg:viewBox="0 0 223 646" draw:points="0,646 0,121 223,0 223,525">
              <text:p/>
            </draw:polygon>
            <draw:path draw:style-name="gr101" draw:text-style-name="P18" draw:layer="controls" svg:width="0.816cm" svg:height="1.155cm" svg:x="14.862cm" svg:y="5.973cm" svg:viewBox="0 0 817 1156" svg:d="M149 227c74-444 520-161 520 202l148 81v525l-223 121-594-323v-525z">
              <text:p/>
            </draw:path>
            <draw:path draw:style-name="gr102" draw:text-style-name="P18" draw:layer="controls" svg:width="0.147cm" svg:height="0.128cm" svg:x="15.176cm" svg:y="6.164cm" svg:viewBox="0 0 148 129" svg:d="M0 42c36-103 138 7 148 87z">
              <text:p/>
            </draw:path>
          </draw:g>
        </draw:g>
        <draw:g>
          <draw:path draw:style-name="gr103" draw:text-style-name="P3" draw:layer="layout" svg:width="0.548cm" svg:height="0.732cm" svg:x="7.875cm" svg:y="2.367cm" svg:viewBox="0 0 549 733" svg:d="M0 733c239 0 549-209 549-419 0-209-9-314-183-314 0 224-366 433-366 733z">
            <text:p/>
          </draw:path>
          <draw:path draw:style-name="gr104" draw:text-style-name="P22" draw:layer="layout" svg:width="1.34cm" svg:height="1.257cm" svg:x="6.901cm" svg:y="1.895cm" svg:viewBox="0 0 1341 1258" svg:d="M1341 0c0 0 0 839-1 628 1 368-289 630-669 630s-670-262-671-630c1 1 0-261 0-628 0 367 305 628 671 628s670-261 670-628z">
            <text:p/>
          </draw:path>
          <draw:path draw:style-name="gr105" draw:text-style-name="P23" draw:layer="layout" svg:width="1.339cm" svg:height="1.255cm" svg:x="6.9cm" svg:y="1.267cm" svg:viewBox="0 0 1340 1256" svg:d="M670 0c380 0 670 272 670 628s-290 628-670 628-670-272-670-628 290-628 670-628z">
            <text:p/>
          </draw:path>
          <draw:polygon draw:style-name="gr106" draw:text-style-name="P24" draw:layer="layout" svg:width="0.365cm" svg:height="0.313cm" svg:x="7.632cm" svg:y="1.948cm" svg:viewBox="0 0 366 314" draw:points="183,0 122,52 366,262 305,314 61,105 0,157 0,0">
            <text:p/>
          </draw:polygon>
          <draw:polygon draw:style-name="gr107" draw:text-style-name="P24" draw:layer="layout" svg:width="0.365cm" svg:height="0.313cm" svg:x="7.144cm" svg:y="1.529cm" svg:viewBox="0 0 366 314" draw:points="305,209 366,157 366,314 183,314 243,262 0,52 61,0">
            <text:p/>
          </draw:polygon>
          <draw:polygon draw:style-name="gr108" draw:text-style-name="P24" draw:layer="layout" svg:width="0.365cm" svg:height="0.313cm" svg:x="7.144cm" svg:y="1.948cm" svg:viewBox="0 0 366 314" draw:points="61,209 305,0 366,52 122,262 183,314 0,314 0,157">
            <text:p/>
          </draw:polygon>
          <draw:polygon draw:style-name="gr109" draw:text-style-name="P24" draw:layer="layout" svg:width="0.365cm" svg:height="0.313cm" svg:x="7.632cm" svg:y="1.529cm" svg:viewBox="0 0 366 314" draw:points="243,52 183,0 366,0 366,157 305,105 61,314 0,262">
            <text:p/>
          </draw:polygon>
          <draw:path draw:style-name="gr110" draw:text-style-name="P25" draw:layer="layout" svg:width="1.34cm" svg:height="1.884cm" svg:x="6.9cm" svg:y="1.267cm" svg:viewBox="0 0 1341 1885" svg:d="M670 0c380 0 671 272 671 628v629c0 366-305 628-670 628-366 0-671-262-671-628 0 0 1-629 0-629 0-356 290-628 670-628z">
            <text:p/>
          </draw:path>
        </draw:g>
        <draw:g>
          <draw:glue-point draw:id="4" svg:x="1.25cm" svg:y="-5cm"/>
          <draw:glue-point draw:id="5" svg:x="2.812cm" svg:y="-4cm"/>
          <draw:glue-point draw:id="6" svg:x="4.375cm" svg:y="-3cm"/>
          <draw:glue-point draw:id="7" svg:x="4.375cm" svg:y="-1cm"/>
          <draw:glue-point draw:id="8" svg:x="4.375cm" svg:y="1cm"/>
          <draw:glue-point draw:id="9" svg:x="1.25cm" svg:y="3cm"/>
          <draw:glue-point draw:id="10" svg:x="-1.875cm" svg:y="4.9cm"/>
          <draw:glue-point draw:id="11" svg:x="-3.437cm" svg:y="4cm"/>
          <draw:glue-point draw:id="12" svg:x="-5cm" svg:y="3cm"/>
          <draw:glue-point draw:id="13" svg:x="-5cm" svg:y="1cm"/>
          <draw:glue-point draw:id="14" svg:x="-5cm" svg:y="-1cm"/>
          <draw:glue-point draw:id="15" svg:x="-1.875cm" svg:y="-3cm"/>
          <draw:path draw:style-name="gr111" draw:text-style-name="P3" draw:layer="layout" svg:width="2.395cm" svg:height="1.546cm" svg:x="26.856cm" svg:y="4.532cm" svg:viewBox="0 0 2396 1547" svg:d="M0 1547c193 0 2396-1138 2396-1274 0-137-89-273-282-273 0 136-2114 1320-2114 1547z">
            <text:p/>
          </draw:path>
          <draw:g>
            <draw:polygon draw:style-name="gr112" draw:text-style-name="P9" draw:layer="layout" svg:width="1.408cm" svg:height="2.73cm" svg:x="25.447cm" svg:y="3.394cm" svg:viewBox="0 0 1409 2731" draw:points="0,1820 0,0 1409,910 1409,2731">
              <text:p/>
            </draw:polygon>
            <draw:polygon draw:style-name="gr113" draw:text-style-name="P10" draw:layer="layout" svg:width="2.113cm" svg:height="3.185cm" svg:x="26.856cm" svg:y="2.939cm" svg:viewBox="0 0 2114 3186" draw:points="0,3186 0,1365 2114,0 2114,1820">
              <text:p/>
            </draw:polygon>
            <draw:polygon draw:style-name="gr114" draw:text-style-name="P11" draw:layer="layout" svg:width="3.522cm" svg:height="2.275cm" svg:x="25.447cm" svg:y="2.029cm" svg:viewBox="0 0 3523 2276" draw:points="1409,2276 0,1365 2114,0 3523,910">
              <text:p/>
            </draw:polygon>
            <draw:polygon draw:style-name="gr115" draw:text-style-name="P8" draw:layer="layout" svg:width="3.522cm" svg:height="4.095cm" svg:x="25.447cm" svg:y="2.029cm" svg:viewBox="0 0 3523 4096" draw:points="0,3186 0,1365 2114,0 3523,910 3523,2731 1409,4096">
              <text:p/>
            </draw:polygon>
            <draw:polygon draw:style-name="gr116" draw:text-style-name="P12" draw:layer="layout" svg:width="0.07cm" svg:height="0.181cm" svg:x="26.434cm" svg:y="4.305cm" svg:viewBox="0 0 71 182" draw:points="0,136 0,0 71,46 71,182">
              <text:p/>
            </draw:polygon>
            <draw:polygon draw:style-name="gr117" draw:text-style-name="P13" draw:layer="layout" svg:width="0.14cm" svg:height="0.318cm" svg:x="26.575cm" svg:y="4.305cm" svg:viewBox="0 0 141 319" draw:points="0,228 0,0 141,91 141,319">
              <text:p/>
            </draw:polygon>
            <draw:line draw:style-name="gr118" draw:text-style-name="P26" draw:layer="layout" svg:x1="28.336cm" svg:y1="4.213cm" svg:x2="28.899cm" svg:y2="3.849cm">
              <text:p/>
            </draw:line>
            <draw:g>
              <draw:line draw:style-name="gr119" draw:text-style-name="P5" draw:layer="layout" svg:x1="26.292cm" svg:y1="5.579cm" svg:x2="26.151cm" svg:y2="5.488cm">
                <text:p/>
              </draw:line>
              <draw:line draw:style-name="gr120" draw:text-style-name="P5" draw:layer="layout" svg:x1="26.151cm" svg:y1="4.532cm" svg:x2="26.151cm" svg:y2="5.488cm">
                <text:p/>
              </draw:line>
              <draw:line draw:style-name="gr121" draw:text-style-name="P5" draw:layer="layout" svg:x1="26.292cm" svg:y1="4.623cm" svg:x2="26.292cm" svg:y2="5.579cm">
                <text:p/>
              </draw:line>
              <draw:line draw:style-name="gr122" draw:text-style-name="P5" draw:layer="layout" svg:x1="26.292cm" svg:y1="4.623cm" svg:x2="26.151cm" svg:y2="4.532cm">
                <text:p/>
              </draw:line>
            </draw:g>
            <draw:g>
              <draw:line draw:style-name="gr123" draw:text-style-name="P5" draw:layer="layout" svg:x1="25.659cm" svg:y1="5.17cm" svg:x2="25.518cm" svg:y2="5.079cm">
                <text:p/>
              </draw:line>
              <draw:line draw:style-name="gr124" draw:text-style-name="P5" draw:layer="layout" svg:x1="25.518cm" svg:y1="4.123cm" svg:x2="25.518cm" svg:y2="5.079cm">
                <text:p/>
              </draw:line>
              <draw:line draw:style-name="gr125" draw:text-style-name="P5" draw:layer="layout" svg:x1="25.659cm" svg:y1="4.214cm" svg:x2="25.659cm" svg:y2="5.17cm">
                <text:p/>
              </draw:line>
              <draw:line draw:style-name="gr126" draw:text-style-name="P5" draw:layer="layout" svg:x1="25.659cm" svg:y1="4.214cm" svg:x2="25.518cm" svg:y2="4.123cm">
                <text:p/>
              </draw:line>
            </draw:g>
            <draw:g>
              <draw:line draw:style-name="gr127" draw:text-style-name="P5" draw:layer="layout" svg:x1="25.87cm" svg:y1="5.306cm" svg:x2="25.729cm" svg:y2="5.215cm">
                <text:p/>
              </draw:line>
              <draw:line draw:style-name="gr128" draw:text-style-name="P5" draw:layer="layout" svg:x1="25.729cm" svg:y1="4.259cm" svg:x2="25.729cm" svg:y2="5.215cm">
                <text:p/>
              </draw:line>
              <draw:line draw:style-name="gr129" draw:text-style-name="P5" draw:layer="layout" svg:x1="25.87cm" svg:y1="4.35cm" svg:x2="25.87cm" svg:y2="5.306cm">
                <text:p/>
              </draw:line>
              <draw:line draw:style-name="gr130" draw:text-style-name="P5" draw:layer="layout" svg:x1="25.87cm" svg:y1="4.35cm" svg:x2="25.729cm" svg:y2="4.259cm">
                <text:p/>
              </draw:line>
            </draw:g>
            <draw:g>
              <draw:line draw:style-name="gr131" draw:text-style-name="P5" draw:layer="layout" svg:x1="26.081cm" svg:y1="5.443cm" svg:x2="25.94cm" svg:y2="5.352cm">
                <text:p/>
              </draw:line>
              <draw:line draw:style-name="gr132" draw:text-style-name="P5" draw:layer="layout" svg:x1="25.94cm" svg:y1="4.396cm" svg:x2="25.94cm" svg:y2="5.352cm">
                <text:p/>
              </draw:line>
              <draw:line draw:style-name="gr133" draw:text-style-name="P5" draw:layer="layout" svg:x1="26.081cm" svg:y1="4.486cm" svg:x2="26.081cm" svg:y2="5.442cm">
                <text:p/>
              </draw:line>
              <draw:line draw:style-name="gr134" draw:text-style-name="P5" draw:layer="layout" svg:x1="26.081cm" svg:y1="4.487cm" svg:x2="25.94cm" svg:y2="4.396cm">
                <text:p/>
              </draw:line>
            </draw:g>
            <draw:g>
              <draw:line draw:style-name="gr135" draw:text-style-name="P5" draw:layer="layout" svg:x1="26.504cm" svg:y1="5.715cm" svg:x2="26.363cm" svg:y2="5.624cm">
                <text:p/>
              </draw:line>
              <draw:line draw:style-name="gr136" draw:text-style-name="P5" draw:layer="layout" svg:x1="26.363cm" svg:y1="4.669cm" svg:x2="26.363cm" svg:y2="5.625cm">
                <text:p/>
              </draw:line>
              <draw:line draw:style-name="gr137" draw:text-style-name="P5" draw:layer="layout" svg:x1="26.504cm" svg:y1="4.76cm" svg:x2="26.504cm" svg:y2="5.716cm">
                <text:p/>
              </draw:line>
              <draw:line draw:style-name="gr138" draw:text-style-name="P5" draw:layer="layout" svg:x1="26.504cm" svg:y1="4.76cm" svg:x2="26.363cm" svg:y2="4.669cm">
                <text:p/>
              </draw:line>
            </draw:g>
            <draw:g>
              <draw:line draw:style-name="gr139" draw:text-style-name="P5" draw:layer="layout" svg:x1="26.716cm" svg:y1="5.852cm" svg:x2="26.575cm" svg:y2="5.761cm">
                <text:p/>
              </draw:line>
              <draw:line draw:style-name="gr140" draw:text-style-name="P5" draw:layer="layout" svg:x1="26.575cm" svg:y1="4.805cm" svg:x2="26.575cm" svg:y2="5.761cm">
                <text:p/>
              </draw:line>
              <draw:line draw:style-name="gr141" draw:text-style-name="P5" draw:layer="layout" svg:x1="26.716cm" svg:y1="4.897cm" svg:x2="26.716cm" svg:y2="5.853cm">
                <text:p/>
              </draw:line>
              <draw:line draw:style-name="gr142" draw:text-style-name="P5" draw:layer="layout" svg:x1="26.716cm" svg:y1="4.896cm" svg:x2="26.575cm" svg:y2="4.805cm">
                <text:p/>
              </draw:line>
            </draw:g>
            <draw:line draw:style-name="gr143" draw:text-style-name="P26" draw:layer="layout" svg:x1="28.336cm" svg:y1="4.305cm" svg:x2="28.899cm" svg:y2="3.941cm">
              <text:p/>
            </draw:line>
            <draw:line draw:style-name="gr144" draw:text-style-name="P26" draw:layer="layout" svg:x1="28.336cm" svg:y1="4.395cm" svg:x2="28.899cm" svg:y2="4.031cm">
              <text:p/>
            </draw:line>
            <draw:line draw:style-name="gr145" draw:text-style-name="P26" draw:layer="layout" svg:x1="28.336cm" svg:y1="4.487cm" svg:x2="28.899cm" svg:y2="4.123cm">
              <text:p/>
            </draw:line>
            <draw:line draw:style-name="gr146" draw:text-style-name="P26" draw:layer="layout" svg:x1="28.336cm" svg:y1="4.578cm" svg:x2="28.899cm" svg:y2="4.214cm">
              <text:p/>
            </draw:line>
            <draw:line draw:style-name="gr147" draw:text-style-name="P26" draw:layer="layout" svg:x1="28.336cm" svg:y1="4.669cm" svg:x2="28.899cm" svg:y2="4.305cm">
              <text:p/>
            </draw:line>
            <draw:line draw:style-name="gr148" draw:text-style-name="P26" draw:layer="layout" svg:x1="28.336cm" svg:y1="4.76cm" svg:x2="28.899cm" svg:y2="4.396cm">
              <text:p/>
            </draw:line>
            <draw:line draw:style-name="gr149" draw:text-style-name="P26" draw:layer="layout" svg:x1="28.336cm" svg:y1="4.85cm" svg:x2="28.899cm" svg:y2="4.486cm">
              <text:p/>
            </draw:line>
            <draw:line draw:style-name="gr150" draw:text-style-name="P26" draw:layer="layout" svg:x1="28.336cm" svg:y1="4.942cm" svg:x2="28.899cm" svg:y2="4.578cm">
              <text:p/>
            </draw:line>
            <draw:line draw:style-name="gr151" draw:text-style-name="P26" draw:layer="layout" svg:x1="28.336cm" svg:y1="5.033cm" svg:x2="28.899cm" svg:y2="4.669cm">
              <text:p/>
            </draw:line>
          </draw:g>
        </draw:g>
        <draw:line draw:style-name="gr152" draw:text-style-name="P27" draw:layer="layout" svg:x1="2.905cm" svg:y1="2.016cm" svg:x2="7.408cm" svg:y2="2.156cm">
          <text:p/>
        </draw:line>
        <draw:line draw:style-name="gr152" draw:text-style-name="P27" draw:layer="layout" svg:x1="7.408cm" svg:y1="1.902cm" svg:x2="11.414cm" svg:y2="2.143cm">
          <text:p/>
        </draw:line>
        <draw:line draw:style-name="gr152" draw:text-style-name="P27" draw:layer="layout" svg:x1="15.917cm" svg:y1="2.41cm" svg:x2="19.6cm" svg:y2="5.585cm">
          <text:p/>
        </draw:line>
        <draw:line draw:style-name="gr152" draw:text-style-name="P27" draw:layer="layout" svg:x1="11.678cm" svg:y1="2.41cm" svg:x2="15.488cm" svg:y2="1.902cm">
          <text:p/>
        </draw:line>
        <draw:line draw:style-name="gr152" draw:text-style-name="P27" draw:layer="layout" svg:x1="11.345cm" svg:y1="2.029cm" svg:x2="4.693cm" svg:y2="5.585cm">
          <text:p/>
        </draw:line>
        <draw:line draw:style-name="gr152" draw:text-style-name="P27" draw:layer="layout" svg:x1="26.204cm" svg:y1="4.696cm" svg:x2="20.489cm" svg:y2="6.22cm">
          <text:p/>
        </draw:line>
        <draw:line draw:style-name="gr152" draw:text-style-name="P27" draw:layer="layout" svg:x1="20.187cm" svg:y1="5.331cm" svg:x2="16.631cm" svg:y2="11.935cm">
          <text:p/>
        </draw:line>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53" draw:text-style-name="P3" draw:layer="layout" svg:width="0.366cm" svg:height="0.354cm" svg:x="1.708cm" svg:y="11.036cm" svg:viewBox="0 0 367 355" svg:d="M6 355c86-5 207-5 328-75s-121-280-242-280c0 0-121 357-86 355z">
            <text:p/>
          </draw:path>
          <draw:g>
            <draw:polygon draw:style-name="gr154" draw:text-style-name="P28" draw:layer="layout" svg:width="0.628cm" svg:height="1.557cm" svg:x="1.058cm" svg:y="9.828cm" svg:viewBox="0 0 629 1558" draw:points="0,1195 0,0 629,364 629,1558">
              <text:p/>
            </draw:polygon>
            <draw:polygon draw:style-name="gr155" draw:text-style-name="P29" draw:layer="layout" svg:width="0.448cm" svg:height="1.09cm" svg:x="1.148cm" svg:y="9.984cm" svg:viewBox="0 0 449 1091" draw:points="0,831 0,0 449,260 449,1091">
              <text:p/>
            </draw:polygon>
            <draw:polygon draw:style-name="gr156" draw:text-style-name="P30" draw:layer="layout" svg:width="0.718cm" svg:height="0.414cm" svg:x="1.058cm" svg:y="9.776cm" svg:viewBox="0 0 719 415" draw:points="629,415 0,52 90,0 719,364">
              <text:p/>
            </draw:polygon>
            <draw:polygon draw:style-name="gr157" draw:text-style-name="P31" draw:layer="layout" svg:width="0.089cm" svg:height="1.245cm" svg:x="1.687cm" svg:y="10.14cm" svg:viewBox="0 0 90 1246" draw:points="0,1246 0,52 90,0 90,1195">
              <text:p/>
            </draw:polygon>
            <draw:polygon draw:style-name="gr158" draw:text-style-name="P8" draw:layer="layout" svg:width="0.718cm" svg:height="1.609cm" svg:x="1.058cm" svg:y="9.776cm" svg:viewBox="0 0 719 1610" draw:points="90,0 719,364 719,1558 629,1610 0,1246 0,52">
              <text:p/>
            </draw:polygon>
            <draw:line draw:style-name="gr159" draw:text-style-name="P5" draw:layer="layout" svg:x1="1.238cm" svg:y1="10.971cm" svg:x2="1.508cm" svg:y2="11.127cm">
              <text:p/>
            </draw:line>
          </draw:g>
        </draw:g>
        <draw:line draw:style-name="gr152" draw:text-style-name="P27" draw:layer="layout" svg:x1="4.439cm" svg:y1="6.093cm" svg:x2="3.169cm" svg:y2="9.014cm">
          <text:p/>
        </draw:line>
        <draw:g>
          <draw:glue-point draw:id="4" svg:x="3.888cm" svg:y="0.154cm"/>
          <draw:glue-point draw:id="5" svg:x="1.148cm" svg:y="-3.571cm"/>
          <draw:glue-point draw:id="6" svg:x="-5cm" svg:y="2.113cm"/>
          <draw:glue-point draw:id="7" svg:x="0.185cm" svg:y="5cm"/>
          <draw:glue-point draw:id="8" svg:x="3.703cm" svg:y="3.041cm"/>
          <draw:path draw:style-name="gr160" draw:text-style-name="P3" draw:layer="layout" svg:width="2.272cm" svg:height="1.413cm" svg:x="3.436cm" svg:y="11.155cm" svg:viewBox="0 0 2273 1414" svg:d="M4 1414c239 0 2269-505 2269-959 0-455-546-455-786-455 0 152-1571 303-1483 1414z">
            <text:p/>
          </draw:path>
          <draw:g>
            <draw:polygon draw:style-name="gr161" draw:text-style-name="P11" draw:layer="layout" svg:width="4.106cm" svg:height="2.373cm" svg:x="0.99cm" svg:y="9.943cm" svg:viewBox="0 0 4107 2374" draw:points="2447,2374 0,960 1660,0 4107,1414">
              <text:p/>
            </draw:polygon>
            <draw:polygon draw:style-name="gr162" draw:text-style-name="P32" draw:layer="layout" svg:width="2.708cm" svg:height="1.565cm" svg:x="1.951cm" svg:y="10.196cm" svg:viewBox="0 0 2709 1566" draw:points="0,404 699,0 2709,1162 2010,1566">
              <text:p/>
            </draw:polygon>
            <draw:polygon draw:style-name="gr163" draw:text-style-name="P9" draw:layer="layout" svg:width="2.446cm" svg:height="3.636cm" svg:x="2.65cm" svg:y="7.721cm" svg:viewBox="0 0 2447 3637" draw:points="0,2223 0,0 2447,1414 2447,3637">
              <text:p/>
            </draw:polygon>
            <draw:polygon draw:style-name="gr164" draw:text-style-name="P29" draw:layer="layout" svg:width="2.271cm" svg:height="3.181cm" svg:x="2.738cm" svg:y="7.872cm" svg:viewBox="0 0 2272 3182" draw:points="0,1869 0,0 2272,1313 2272,3182">
              <text:p/>
            </draw:polygon>
            <draw:polygon draw:style-name="gr165" draw:text-style-name="P11" draw:layer="layout" svg:width="2.533cm" svg:height="1.464cm" svg:x="2.65cm" svg:y="7.67cm" svg:viewBox="0 0 2534 1465" draw:points="2447,1465 0,51 87,0 2534,1414">
              <text:p/>
            </draw:polygon>
            <draw:polygon draw:style-name="gr166" draw:text-style-name="P33" draw:layer="layout" svg:width="0.086cm" svg:height="2.272cm" svg:x="5.097cm" svg:y="9.084cm" svg:viewBox="0 0 87 2273" draw:points="0,2273 0,51 87,0 87,2223">
              <text:p/>
            </draw:polygon>
            <draw:polygon draw:style-name="gr167" draw:text-style-name="P33" draw:layer="layout" svg:width="1.659cm" svg:height="1.211cm" svg:x="3.437cm" svg:y="11.357cm" svg:viewBox="0 0 1660 1212" draw:points="0,1212 0,960 1660,0 1660,253">
              <text:p/>
            </draw:polygon>
            <draw:line draw:style-name="gr168" draw:text-style-name="P5" draw:layer="layout" svg:x1="2.126cm" svg:y1="10.499cm" svg:x2="4.136cm" svg:y2="11.661cm">
              <text:p/>
            </draw:line>
            <draw:line draw:style-name="gr169" draw:text-style-name="P5" draw:layer="layout" svg:x1="2.301cm" svg:y1="10.398cm" svg:x2="4.311cm" svg:y2="11.56cm">
              <text:p/>
            </draw:line>
            <draw:line draw:style-name="gr170" draw:text-style-name="P5" draw:layer="layout" svg:x1="2.476cm" svg:y1="10.297cm" svg:x2="4.486cm" svg:y2="11.459cm">
              <text:p/>
            </draw:line>
            <draw:line draw:style-name="gr171" draw:text-style-name="P5" draw:layer="layout" svg:x1="4.223cm" svg:y1="11.307cm" svg:x2="4.398cm" svg:y2="11.206cm">
              <text:p/>
            </draw:line>
            <draw:line draw:style-name="gr172" draw:text-style-name="P5" draw:layer="layout" svg:x1="4.049cm" svg:y1="11.206cm" svg:x2="4.224cm" svg:y2="11.105cm">
              <text:p/>
            </draw:line>
            <draw:line draw:style-name="gr173" draw:text-style-name="P5" draw:layer="layout" svg:x1="3.874cm" svg:y1="11.105cm" svg:x2="4.049cm" svg:y2="11.004cm">
              <text:p/>
            </draw:line>
            <draw:line draw:style-name="gr174" draw:text-style-name="P5" draw:layer="layout" svg:x1="3.961cm" svg:y1="11.357cm" svg:x2="4.136cm" svg:y2="11.256cm">
              <text:p/>
            </draw:line>
            <draw:line draw:style-name="gr175" draw:text-style-name="P5" draw:layer="layout" svg:x1="3.786cm" svg:y1="11.256cm" svg:x2="3.961cm" svg:y2="11.155cm">
              <text:p/>
            </draw:line>
            <draw:line draw:style-name="gr176" draw:text-style-name="P5" draw:layer="layout" svg:x1="3.612cm" svg:y1="11.155cm" svg:x2="3.787cm" svg:y2="11.054cm">
              <text:p/>
            </draw:line>
            <draw:line draw:style-name="gr177" draw:text-style-name="P5" draw:layer="layout" svg:x1="3.699cm" svg:y1="11.004cm" svg:x2="3.874cm" svg:y2="10.903cm">
              <text:p/>
            </draw:line>
            <draw:line draw:style-name="gr178" draw:text-style-name="P5" draw:layer="layout" svg:x1="3.437cm" svg:y1="11.054cm" svg:x2="3.612cm" svg:y2="10.953cm">
              <text:p/>
            </draw:line>
            <draw:line draw:style-name="gr179" draw:text-style-name="P5" draw:layer="layout" svg:x1="3.524cm" svg:y1="10.903cm" svg:x2="3.699cm" svg:y2="10.802cm">
              <text:p/>
            </draw:line>
            <draw:line draw:style-name="gr180" draw:text-style-name="P5" draw:layer="layout" svg:x1="3.349cm" svg:y1="10.802cm" svg:x2="3.524cm" svg:y2="10.701cm">
              <text:p/>
            </draw:line>
            <draw:line draw:style-name="gr181" draw:text-style-name="P5" draw:layer="layout" svg:x1="3.175cm" svg:y1="10.701cm" svg:x2="3.35cm" svg:y2="10.6cm">
              <text:p/>
            </draw:line>
            <draw:line draw:style-name="gr182" draw:text-style-name="P5" draw:layer="layout" svg:x1="3.262cm" svg:y1="10.953cm" svg:x2="3.437cm" svg:y2="10.852cm">
              <text:p/>
            </draw:line>
            <draw:line draw:style-name="gr183" draw:text-style-name="P5" draw:layer="layout" svg:x1="3.087cm" svg:y1="10.852cm" svg:x2="3.262cm" svg:y2="10.751cm">
              <text:p/>
            </draw:line>
            <draw:line draw:style-name="gr184" draw:text-style-name="P5" draw:layer="layout" svg:x1="2.913cm" svg:y1="10.751cm" svg:x2="3.088cm" svg:y2="10.65cm">
              <text:p/>
            </draw:line>
            <draw:line draw:style-name="gr185" draw:text-style-name="P5" draw:layer="layout" svg:x1="3cm" svg:y1="10.6cm" svg:x2="3.175cm" svg:y2="10.499cm">
              <text:p/>
            </draw:line>
            <draw:line draw:style-name="gr186" draw:text-style-name="P5" draw:layer="layout" svg:x1="2.738cm" svg:y1="10.65cm" svg:x2="2.913cm" svg:y2="10.549cm">
              <text:p/>
            </draw:line>
            <draw:line draw:style-name="gr187" draw:text-style-name="P5" draw:layer="layout" svg:x1="2.825cm" svg:y1="10.499cm" svg:x2="3cm" svg:y2="10.398cm">
              <text:p/>
            </draw:line>
            <draw:line draw:style-name="gr188" draw:text-style-name="P5" draw:layer="layout" svg:x1="2.65cm" svg:y1="10.398cm" svg:x2="2.825cm" svg:y2="10.297cm">
              <text:p/>
            </draw:line>
            <draw:line draw:style-name="gr189" draw:text-style-name="P5" draw:layer="layout" svg:x1="2.563cm" svg:y1="10.549cm" svg:x2="2.738cm" svg:y2="10.448cm">
              <text:p/>
            </draw:line>
            <draw:line draw:style-name="gr190" draw:text-style-name="P5" draw:layer="layout" svg:x1="3.699cm" svg:y1="11.408cm" svg:x2="3.874cm" svg:y2="11.307cm">
              <text:p/>
            </draw:line>
            <draw:line draw:style-name="gr191" draw:text-style-name="P5" draw:layer="layout" svg:x1="3.524cm" svg:y1="11.307cm" svg:x2="3.699cm" svg:y2="11.206cm">
              <text:p/>
            </draw:line>
            <draw:line draw:style-name="gr192" draw:text-style-name="P5" draw:layer="layout" svg:x1="3.349cm" svg:y1="11.206cm" svg:x2="3.524cm" svg:y2="11.105cm">
              <text:p/>
            </draw:line>
            <draw:line draw:style-name="gr193" draw:text-style-name="P5" draw:layer="layout" svg:x1="3.262cm" svg:y1="11.357cm" svg:x2="3.437cm" svg:y2="11.256cm">
              <text:p/>
            </draw:line>
            <draw:line draw:style-name="gr194" draw:text-style-name="P5" draw:layer="layout" svg:x1="3.087cm" svg:y1="11.256cm" svg:x2="3.262cm" svg:y2="11.155cm">
              <text:p/>
            </draw:line>
            <draw:line draw:style-name="gr195" draw:text-style-name="P5" draw:layer="layout" svg:x1="3.175cm" svg:y1="11.105cm" svg:x2="3.35cm" svg:y2="11.004cm">
              <text:p/>
            </draw:line>
            <draw:line draw:style-name="gr196" draw:text-style-name="P5" draw:layer="layout" svg:x1="3cm" svg:y1="11.004cm" svg:x2="3.175cm" svg:y2="10.903cm">
              <text:p/>
            </draw:line>
            <draw:line draw:style-name="gr197" draw:text-style-name="P5" draw:layer="layout" svg:x1="2.825cm" svg:y1="10.903cm" svg:x2="3cm" svg:y2="10.802cm">
              <text:p/>
            </draw:line>
            <draw:line draw:style-name="gr198" draw:text-style-name="P5" draw:layer="layout" svg:x1="2.65cm" svg:y1="10.802cm" svg:x2="2.825cm" svg:y2="10.701cm">
              <text:p/>
            </draw:line>
            <draw:line draw:style-name="gr199" draw:text-style-name="P5" draw:layer="layout" svg:x1="2.388cm" svg:y1="10.852cm" svg:x2="2.563cm" svg:y2="10.751cm">
              <text:p/>
            </draw:line>
            <draw:line draw:style-name="gr200" draw:text-style-name="P5" draw:layer="layout" svg:x1="2.476cm" svg:y1="10.701cm" svg:x2="2.651cm" svg:y2="10.6cm">
              <text:p/>
            </draw:line>
            <draw:line draw:style-name="gr201" draw:text-style-name="P5" draw:layer="layout" svg:x1="2.213cm" svg:y1="10.751cm" svg:x2="2.388cm" svg:y2="10.65cm">
              <text:p/>
            </draw:line>
            <draw:line draw:style-name="gr202" draw:text-style-name="P5" draw:layer="layout" svg:x1="3.612cm" svg:y1="11.56cm" svg:x2="3.787cm" svg:y2="11.459cm">
              <text:p/>
            </draw:line>
            <draw:line draw:style-name="gr203" draw:text-style-name="P5" draw:layer="layout" svg:x1="3.437cm" svg:y1="11.458cm" svg:x2="3.612cm" svg:y2="11.357cm">
              <text:p/>
            </draw:line>
            <draw:polygon draw:style-name="gr204" draw:text-style-name="P9" draw:layer="layout" svg:width="2.446cm" svg:height="1.666cm" svg:x="0.99cm" svg:y="10.903cm" svg:viewBox="0 0 2447 1667" draw:points="0,253 0,0 2447,1414 2447,1667">
              <text:p/>
            </draw:polygon>
            <draw:polygon draw:style-name="gr205" draw:text-style-name="P8" draw:layer="layout" svg:width="4.194cm" svg:height="4.899cm" svg:x="0.99cm" svg:y="7.67cm" svg:viewBox="0 0 4195 4900" draw:points="1748,0 4195,1414 4195,3637 4107,3687 4107,3940 2447,4900 0,3485 0,3233 1660,2273 1660,51">
              <text:p/>
            </draw:polygon>
            <draw:polygon draw:style-name="gr206" draw:text-style-name="P34" draw:layer="layout" svg:width="1.048cm" svg:height="0.605cm" svg:x="2.039cm" svg:y="11.054cm" svg:viewBox="0 0 1049 606" draw:points="0,253 437,0 1049,354 612,606">
              <text:p/>
            </draw:polygon>
            <draw:line draw:style-name="gr207" draw:text-style-name="P5" draw:layer="layout" svg:x1="4.136cm" svg:y1="11.458cm" svg:x2="4.311cm" svg:y2="11.357cm">
              <text:p/>
            </draw:line>
            <draw:line draw:style-name="gr208" draw:text-style-name="P5" draw:layer="layout" svg:x1="3.874cm" svg:y1="11.509cm" svg:x2="4.049cm" svg:y2="11.408cm">
              <text:p/>
            </draw:line>
          </draw:g>
        </draw:g>
        <draw:line draw:style-name="gr152" draw:text-style-name="P27" draw:layer="layout" svg:x1="3.423cm" svg:y1="5.585cm" svg:x2="1.312cm" svg:y2="10.538cm">
          <text:p/>
        </draw:line>
        <draw:line draw:style-name="gr152" draw:text-style-name="P27" draw:layer="layout" svg:x1="19.6cm" svg:y1="6.22cm" svg:x2="14.139cm" svg:y2="5.204cm">
          <text:p/>
        </draw:line>
        <draw:frame draw:style-name="gr209" draw:text-style-name="P35" draw:layer="layout" svg:width="3.556cm" svg:height="1.484cm" svg:x="22.267cm" svg:y="0.632cm">
          <draw:text-box>
            <text:p><text:span text:style-name="T2">Main business server</text:span></text:p>
            <text:p><text:span text:style-name="T2">192.164.1.3</text:span></text:p>
          </draw:text-box>
        </draw:frame>
        <draw:frame draw:style-name="gr210" draw:text-style-name="P35" draw:layer="layout" svg:width="3.583cm" svg:height="1.547cm" svg:x="9.44cm" svg:y="2.664cm">
          <draw:text-box>
            <text:p><text:span text:style-name="T3">Firewall</text:span></text:p>
            <text:p><text:span text:style-name="T3">192.168.1.2/24</text:span></text:p>
          </draw:text-box>
        </draw:frame>
        <draw:frame draw:style-name="gr211" draw:text-style-name="P35" draw:layer="layout" svg:width="3.429cm" svg:height="0.683cm" svg:x="3.09cm" svg:y="0.886cm">
          <draw:text-box>
            <text:p><text:span text:style-name="T3">internet</text:span></text:p>
          </draw:text-box>
        </draw:frame>
        <draw:frame draw:style-name="gr212" draw:text-style-name="P35" draw:layer="layout" svg:width="3.302cm" svg:height="0.725cm" svg:x="19.6cm" svg:y="7.654cm">
          <draw:text-box>
            <text:p><text:span text:style-name="T4">Main switch</text:span></text:p>
          </draw:text-box>
        </draw:frame>
        <draw:frame draw:style-name="gr213" draw:text-style-name="P35" draw:layer="layout" svg:width="4.064cm" svg:height="2.411cm" svg:x="25.696cm" svg:y="5.966cm">
          <draw:text-box>
            <text:p><text:span text:style-name="T3">NAS with shares and access rights configured for all users</text:span></text:p>
            <text:p><text:span text:style-name="T3">192.164.1.4/24</text:span></text:p>
          </draw:text-box>
        </draw:frame>
        <draw:frame draw:style-name="gr214" draw:text-style-name="P35" draw:layer="layout" svg:width="3.556cm" svg:height="1.115cm" svg:x="0.931cm" svg:y="6.375cm">
          <draw:text-box>
            <text:p><text:span text:style-name="T3">Wifi router</text:span></text:p>
            <text:p><text:span text:style-name="T3">192.168.1.5/24</text:span></text:p>
          </draw:text-box>
        </draw:frame>
        <draw:frame draw:style-name="gr215" draw:text-style-name="P35" draw:layer="layout" svg:width="5.588cm" svg:height="1.979cm" svg:x="11.599cm" svg:y="7.01cm">
          <draw:text-box>
            <text:p><text:span text:style-name="T3">Authentication server and AD/DC, DNS,DHCP – 192.164.1.12-20</text:span></text:p>
            <text:p><text:span text:style-name="T3"/></text:p>
          </draw:text-box>
        </draw:frame>
        <draw:frame draw:style-name="gr216" draw:text-style-name="P35" draw:layer="layout" svg:width="8.128cm" svg:height="5.087cm" svg:x="6.011cm" svg:y="9.395cm">
          <draw:text-box>
            <text:p><text:span text:style-name="T3">Multi purpose server – holds VMs for other services- 192.168.1.11/24</text:span></text:p>
            <text:p><text:span text:style-name="T3">Print server -192.168.1.10/24</text:span></text:p>
            <text:p><text:span text:style-name="T3">Intranet-129.168.1.6/24</text:span></text:p>
            <text:p><text:span text:style-name="T3">Intercom – 192.168.1.7/24</text:span></text:p>
            <text:p><text:span text:style-name="T3">Antivirus – 192.168.1.8/24</text:span></text:p>
            <text:p><text:span text:style-name="T3">Mail – 192.168.1.9/24</text:span></text:p>
            <text:p><text:span text:style-name="T3"/></text:p>
            <text:p><text:span text:style-name="T3"/></text:p>
            <text:p><text:span text:style-name="T4"/></text:p>
            <text:p><text:span text:style-name="T4"/></text:p>
          </draw:text-box>
        </draw:frame>
        <draw:frame draw:style-name="gr217" draw:text-style-name="P35" draw:layer="layout" svg:width="5.08cm" svg:height="1.787cm" svg:x="0.55cm" svg:y="12.443cm">
          <draw:text-box>
            <text:p><text:span text:style-name="T5">Wifi connected devices</text:span></text:p>
            <text:p><text:span text:style-name="T5">IP – 192.168.1.71-100</text:span></text:p>
          </draw:text-box>
        </draw:frame>
        <draw:frame draw:style-name="gr218" draw:text-style-name="P35" draw:layer="layout" svg:width="4.445cm" svg:height="1.275cm" svg:x="3.852cm" svg:y="2.786cm">
          <draw:text-box>
            <text:p><text:span text:style-name="T3">ISP router/modem</text:span></text:p>
            <text:p><text:span text:style-name="T3">197.129.129.129/26</text:span></text:p>
          </draw:text-box>
        </draw:fram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19" draw:text-style-name="P3" draw:layer="layout" svg:width="1.757cm" svg:height="1.1cm" svg:x="15.448cm" svg:y="2.114cm" svg:viewBox="0 0 1758 1101" svg:d="M0 1101c402 0 1758-423 1758-762s-146-339-293-339c0 254-1465 761-1465 1101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20" draw:text-style-name="P10" draw:layer="layout" svg:width="1.464cm" svg:height="1.439cm" svg:x="15.448cm" svg:y="1.775cm" svg:viewBox="0 0 1465 1440" draw:points="0,1440 0,847 1465,0 1465,593">
              <text:p/>
            </draw:polygon>
            <draw:polygon draw:style-name="gr221" draw:text-style-name="P11" draw:layer="layout" svg:width="3.662cm" svg:height="2.116cm" svg:x="13.25cm" svg:y="0.505cm" svg:viewBox="0 0 3663 2117" draw:points="2198,2117 0,847 1465,0 3663,1270">
              <text:p/>
            </draw:polygon>
            <draw:polygon draw:style-name="gr222" draw:text-style-name="P9" draw:layer="layout" svg:width="2.197cm" svg:height="1.862cm" svg:x="13.25cm" svg:y="1.352cm" svg:viewBox="0 0 2198 1863" draw:points="0,593 0,0 2198,1270 2198,1863">
              <text:p/>
            </draw:polygon>
            <draw:polygon draw:style-name="gr223" draw:text-style-name="P8" draw:layer="layout" svg:width="3.662cm" svg:height="2.709cm" svg:x="13.25cm" svg:y="0.505cm" svg:viewBox="0 0 3663 2710" draw:points="0,1440 0,847 1465,0 3663,1270 3663,1863 2198,2710">
              <text:p/>
            </draw:polygon>
            <draw:polygon draw:style-name="gr224" draw:text-style-name="P14" draw:layer="layout" svg:width="0.146cm" svg:height="0.338cm" svg:x="15.008cm" svg:y="2.538cm" svg:viewBox="0 0 147 339" draw:points="0,254 0,0 147,85 147,339">
              <text:p/>
            </draw:polygon>
            <draw:polygon draw:style-name="gr225" draw:text-style-name="P12" draw:layer="layout" svg:width="0.146cm" svg:height="0.338cm" svg:x="14.715cm" svg:y="2.368cm" svg:viewBox="0 0 147 339" draw:points="0,254 0,0 147,85 147,339">
              <text:p/>
            </draw:polygon>
            <draw:line draw:style-name="gr226" draw:text-style-name="P26" draw:layer="layout" svg:x1="13.397cm" svg:y1="1.606cm" svg:x2="14.569cm" svg:y2="2.284cm">
              <text:p/>
            </draw:line>
            <draw:line draw:style-name="gr227" draw:text-style-name="P26" draw:layer="layout" svg:x1="13.397cm" svg:y1="1.691cm" svg:x2="14.569cm" svg:y2="2.369cm">
              <text:p/>
            </draw:line>
            <draw:line draw:style-name="gr228" draw:text-style-name="P26" draw:layer="layout" svg:x1="13.397cm" svg:y1="1.775cm" svg:x2="14.569cm" svg:y2="2.453cm">
              <text:p/>
            </draw:line>
            <draw:line draw:style-name="gr229" draw:text-style-name="P26" draw:layer="layout" svg:x1="13.397cm" svg:y1="1.86cm" svg:x2="14.569cm" svg:y2="2.538cm">
              <text:p/>
            </draw:line>
          </draw:g>
        </draw:g>
        <draw:frame draw:style-name="gr230" draw:text-style-name="P35" draw:layer="layout" svg:width="3.429cm" svg:height="1.073cm" svg:x="16.425cm" svg:y="0.886cm">
          <draw:text-box>
            <text:p><text:span text:style-name="T2">LAN router</text:span></text:p>
            <text:p><text:span text:style-name="T2">192.164.1.1/24</text:span></text:p>
          </draw:text-box>
        </draw:frame>
        <draw:line draw:style-name="gr231" draw:text-style-name="P27" draw:layer="layout" svg:x1="20.108cm" svg:y1="5.458cm" svg:x2="21.251cm" svg:y2="1.775cm">
          <text:p/>
        </draw:line>
        <draw:line draw:style-name="gr231" draw:text-style-name="P27" draw:layer="layout" svg:x1="21.505cm" svg:y1="6.982cm" svg:x2="8.043cm" svg:y2="8.379cm">
          <text:p/>
        </draw:lin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232" draw:text-style-name="P3" draw:layer="layout" svg:width="0.521cm" svg:height="0.285cm" svg:x="27.079cm" svg:y="13.935cm" svg:viewBox="0 0 522 286" svg:d="M0 286c131 0 522-95 522-167 0-71-12-119-143-119 0 72-381 72-379 286z">
              <text:p/>
            </draw:path>
            <draw:g>
              <draw:polygon draw:style-name="gr233" draw:text-style-name="P28" draw:layer="layout" svg:width="0.237cm" svg:height="0.237cm" svg:x="26.886cm" svg:y="13.983cm" svg:viewBox="0 0 238 238" draw:points="0,143 48,0 238,95 191,238">
                <text:p/>
              </draw:polygon>
              <draw:polygon draw:style-name="gr234" draw:text-style-name="P30" draw:layer="layout" svg:width="0.523cm" svg:height="0.261cm" svg:x="26.934cm" svg:y="13.816cm" svg:viewBox="0 0 524 262" draw:points="0,167 95,95 238,24 333,0 524,95 429,119 286,191 191,262">
                <text:p/>
              </draw:polygon>
              <draw:path draw:style-name="gr235" draw:text-style-name="P31" draw:layer="layout" svg:width="0.428cm" svg:height="0.309cm" svg:x="27.077cm" svg:y="13.911cm" svg:viewBox="0 0 429 310" svg:d="M429 95c0-143-96-95-191-47-95 47-190 47-238 262 0 0 191-96 429-215z">
                <text:p/>
              </draw:path>
              <draw:path draw:style-name="gr236" draw:text-style-name="P8" draw:layer="layout" svg:width="0.618cm" svg:height="0.404cm" svg:x="26.886cm" svg:y="13.816cm" svg:viewBox="0 0 619 405" svg:d="M381 0c-95 24-95 24-190 72-48 23-143 47-191 237 95 48 95 48 191 96 54-22 333-167 428-214 0-119-95-119-238-191z">
                <text:p/>
              </draw:path>
            </draw:g>
          </draw:g>
          <draw:g>
            <draw:path draw:style-name="gr237" draw:text-style-name="P3" draw:layer="layout" svg:width="0.856cm" svg:height="0.571cm" svg:x="26.648cm" svg:y="12.792cm" svg:viewBox="0 0 857 572" svg:d="M3 572c131 0 854-24 854-239 0-214-249-333-379-333 0 72-523 48-475 572z">
              <text:p/>
            </draw:path>
            <draw:g>
              <draw:polygon draw:style-name="gr238" draw:text-style-name="P28" draw:layer="layout" svg:width="0.475cm" svg:height="0.332cm" svg:x="26.172cm" svg:y="13.03cm" svg:viewBox="0 0 476 333" draw:points="0,95 0,0 476,238 476,333">
                <text:p/>
              </draw:polygon>
              <draw:polygon draw:style-name="gr239" draw:text-style-name="P28" draw:layer="layout" svg:width="0.475cm" svg:height="0.404cm" svg:x="26.553cm" svg:y="12.673cm" svg:viewBox="0 0 476 405" draw:points="0,167 0,0 476,238 476,405">
                <text:p/>
              </draw:polygon>
              <draw:polygon draw:style-name="gr240" draw:text-style-name="P30" draw:layer="layout" svg:width="0.856cm" svg:height="0.427cm" svg:x="26.172cm" svg:y="12.84cm" svg:viewBox="0 0 857 428" draw:points="0,191 381,0 857,238 476,428">
                <text:p/>
              </draw:polygon>
              <draw:polygon draw:style-name="gr241" draw:text-style-name="P31" draw:layer="layout" svg:width="0.475cm" svg:height="0.404cm" svg:x="26.648cm" svg:y="12.959cm" svg:viewBox="0 0 476 405" draw:points="0,405 0,309 381,119 381,0 476,48 476,167">
                <text:p/>
              </draw:polygon>
              <draw:polygon draw:style-name="gr242" draw:text-style-name="P28" draw:layer="layout" svg:width="1.523cm" svg:height="1.809cm" svg:x="25.649cm" svg:y="11.221cm" svg:viewBox="0 0 1524 1810" draw:points="0,1048 0,0 1524,762 1524,1810">
                <text:p/>
              </draw:polygon>
              <draw:polygon draw:style-name="gr243" draw:text-style-name="P29" draw:layer="layout" svg:width="1.427cm" svg:height="1.666cm" svg:x="25.696cm" svg:y="11.292cm" svg:viewBox="0 0 1428 1667" draw:points="0,952 0,0 1428,714 1428,1667">
                <text:p/>
              </draw:polygon>
              <draw:polygon draw:style-name="gr244" draw:text-style-name="P30" draw:layer="layout" svg:width="1.618cm" svg:height="0.809cm" svg:x="25.649cm" svg:y="11.173cm" svg:viewBox="0 0 1619 810" draw:points="1524,810 0,48 95,0 1619,762">
                <text:p/>
              </draw:polygon>
              <draw:polygon draw:style-name="gr245" draw:text-style-name="P31" draw:layer="layout" svg:width="0.094cm" svg:height="1.094cm" svg:x="27.172cm" svg:y="11.935cm" svg:viewBox="0 0 95 1095" draw:points="0,1095 0,48 95,0 95,1048">
                <text:p/>
              </draw:polygon>
              <draw:polygon draw:style-name="gr246" draw:text-style-name="P8" draw:layer="layout" svg:width="1.618cm" svg:height="2.19cm" svg:x="25.649cm" svg:y="11.173cm" svg:viewBox="0 0 1619 2191" draw:points="95,0 1619,762 1619,1810 1524,1857 1476,1833 1476,1952 1000,2191 524,1952 524,1857 905,1667 905,1548 0,1095 0,48">
                <text:p/>
              </draw:polygon>
            </draw:g>
          </draw:g>
          <draw:g>
            <draw:path draw:style-name="gr247" draw:text-style-name="P3" draw:layer="layout" svg:width="0.619cm" svg:height="0.285cm" svg:x="26.457cm" svg:y="13.673cm" svg:viewBox="0 0 620 286" svg:d="M3 286c131 0 617-119 617-191 0-71-12-95-143-95 0 72-523 48-474 286z">
              <text:p/>
            </draw:path>
            <draw:g>
              <draw:polygon draw:style-name="gr248" draw:text-style-name="P30" draw:layer="layout" svg:width="2.047cm" svg:height="1.023cm" svg:x="24.934cm" svg:y="12.864cm" svg:viewBox="0 0 2048 1024" draw:points="1524,1024 0,262 524,0 2048,762">
                <text:p/>
              </draw:polygon>
              <draw:polygon draw:style-name="gr249" draw:text-style-name="P32" draw:layer="layout" svg:width="1.38cm" svg:height="0.69cm" svg:x="25.077cm" svg:y="12.935cm" svg:viewBox="0 0 1381 691" draw:points="0,191 381,0 1381,500 1000,691">
                <text:p/>
              </draw:polygon>
              <draw:polygon draw:style-name="gr250" draw:text-style-name="P32" draw:layer="layout" svg:width="0.666cm" svg:height="0.332cm" svg:x="26.172cm" svg:y="13.483cm" svg:viewBox="0 0 667 333" draw:points="0,191 381,0 667,143 286,333">
                <text:p/>
              </draw:polygon>
              <draw:polygon draw:style-name="gr251" draw:text-style-name="P31" draw:layer="layout" svg:width="0.523cm" svg:height="0.356cm" svg:x="26.458cm" svg:y="13.625cm" svg:viewBox="0 0 524 357" draw:points="0,357 0,262 524,0 524,95">
                <text:p/>
              </draw:polygon>
              <draw:line draw:style-name="gr252" draw:text-style-name="P5" draw:layer="layout" svg:x1="25.172cm" svg:y1="13.078cm" svg:x2="26.172cm" svg:y2="13.578cm">
                <text:p/>
              </draw:line>
              <draw:line draw:style-name="gr253" draw:text-style-name="P5" draw:layer="layout" svg:x1="25.267cm" svg:y1="13.03cm" svg:x2="26.267cm" svg:y2="13.53cm">
                <text:p/>
              </draw:line>
              <draw:line draw:style-name="gr254" draw:text-style-name="P5" draw:layer="layout" svg:x1="25.363cm" svg:y1="12.983cm" svg:x2="26.363cm" svg:y2="13.483cm">
                <text:p/>
              </draw:line>
              <draw:line draw:style-name="gr255" draw:text-style-name="P5" draw:layer="layout" svg:x1="26.267cm" svg:y1="13.436cm" svg:x2="26.362cm" svg:y2="13.388cm">
                <text:p/>
              </draw:line>
              <draw:line draw:style-name="gr256" draw:text-style-name="P5" draw:layer="layout" svg:x1="26.172cm" svg:y1="13.388cm" svg:x2="26.267cm" svg:y2="13.34cm">
                <text:p/>
              </draw:line>
              <draw:line draw:style-name="gr257" draw:text-style-name="P5" draw:layer="layout" svg:x1="26.077cm" svg:y1="13.34cm" svg:x2="26.172cm" svg:y2="13.292cm">
                <text:p/>
              </draw:line>
              <draw:line draw:style-name="gr258" draw:text-style-name="P5" draw:layer="layout" svg:x1="26.124cm" svg:y1="13.459cm" svg:x2="26.219cm" svg:y2="13.411cm">
                <text:p/>
              </draw:line>
              <draw:line draw:style-name="gr259" draw:text-style-name="P5" draw:layer="layout" svg:x1="26.03cm" svg:y1="13.412cm" svg:x2="26.125cm" svg:y2="13.364cm">
                <text:p/>
              </draw:line>
              <draw:line draw:style-name="gr260" draw:text-style-name="P5" draw:layer="layout" svg:x1="25.934cm" svg:y1="13.364cm" svg:x2="26.029cm" svg:y2="13.316cm">
                <text:p/>
              </draw:line>
              <draw:line draw:style-name="gr261" draw:text-style-name="P5" draw:layer="layout" svg:x1="25.982cm" svg:y1="13.292cm" svg:x2="26.077cm" svg:y2="13.244cm">
                <text:p/>
              </draw:line>
              <draw:line draw:style-name="gr262" draw:text-style-name="P5" draw:layer="layout" svg:x1="25.839cm" svg:y1="13.316cm" svg:x2="25.934cm" svg:y2="13.268cm">
                <text:p/>
              </draw:line>
              <draw:line draw:style-name="gr263" draw:text-style-name="P5" draw:layer="layout" svg:x1="25.887cm" svg:y1="13.245cm" svg:x2="25.982cm" svg:y2="13.197cm">
                <text:p/>
              </draw:line>
              <draw:line draw:style-name="gr264" draw:text-style-name="P5" draw:layer="layout" svg:x1="25.791cm" svg:y1="13.197cm" svg:x2="25.886cm" svg:y2="13.149cm">
                <text:p/>
              </draw:line>
              <draw:line draw:style-name="gr265" draw:text-style-name="P5" draw:layer="layout" svg:x1="25.696cm" svg:y1="13.15cm" svg:x2="25.791cm" svg:y2="13.102cm">
                <text:p/>
              </draw:line>
              <draw:line draw:style-name="gr266" draw:text-style-name="P5" draw:layer="layout" svg:x1="25.744cm" svg:y1="13.269cm" svg:x2="25.839cm" svg:y2="13.221cm">
                <text:p/>
              </draw:line>
              <draw:line draw:style-name="gr267" draw:text-style-name="P5" draw:layer="layout" svg:x1="25.649cm" svg:y1="13.221cm" svg:x2="25.744cm" svg:y2="13.173cm">
                <text:p/>
              </draw:line>
              <draw:line draw:style-name="gr268" draw:text-style-name="P5" draw:layer="layout" svg:x1="25.553cm" svg:y1="13.173cm" svg:x2="25.648cm" svg:y2="13.125cm">
                <text:p/>
              </draw:line>
              <draw:line draw:style-name="gr269" draw:text-style-name="P5" draw:layer="layout" svg:x1="25.601cm" svg:y1="13.102cm" svg:x2="25.696cm" svg:y2="13.054cm">
                <text:p/>
              </draw:line>
              <draw:line draw:style-name="gr270" draw:text-style-name="P5" draw:layer="layout" svg:x1="25.458cm" svg:y1="13.126cm" svg:x2="25.553cm" svg:y2="13.078cm">
                <text:p/>
              </draw:line>
              <draw:line draw:style-name="gr271" draw:text-style-name="P5" draw:layer="layout" svg:x1="25.506cm" svg:y1="13.054cm" svg:x2="25.601cm" svg:y2="13.006cm">
                <text:p/>
              </draw:line>
              <draw:line draw:style-name="gr272" draw:text-style-name="P5" draw:layer="layout" svg:x1="25.41cm" svg:y1="13.007cm" svg:x2="25.505cm" svg:y2="12.959cm">
                <text:p/>
              </draw:line>
              <draw:line draw:style-name="gr273" draw:text-style-name="P5" draw:layer="layout" svg:x1="25.363cm" svg:y1="13.078cm" svg:x2="25.458cm" svg:y2="13.03cm">
                <text:p/>
              </draw:line>
              <draw:line draw:style-name="gr274" draw:text-style-name="P5" draw:layer="layout" svg:x1="25.982cm" svg:y1="13.483cm" svg:x2="26.077cm" svg:y2="13.435cm">
                <text:p/>
              </draw:line>
              <draw:line draw:style-name="gr275" draw:text-style-name="P5" draw:layer="layout" svg:x1="25.887cm" svg:y1="13.436cm" svg:x2="25.982cm" svg:y2="13.388cm">
                <text:p/>
              </draw:line>
              <draw:line draw:style-name="gr276" draw:text-style-name="P5" draw:layer="layout" svg:x1="25.791cm" svg:y1="13.388cm" svg:x2="25.886cm" svg:y2="13.34cm">
                <text:p/>
              </draw:line>
              <draw:line draw:style-name="gr277" draw:text-style-name="P5" draw:layer="layout" svg:x1="25.744cm" svg:y1="13.459cm" svg:x2="25.839cm" svg:y2="13.411cm">
                <text:p/>
              </draw:line>
              <draw:line draw:style-name="gr278" draw:text-style-name="P5" draw:layer="layout" svg:x1="25.649cm" svg:y1="13.412cm" svg:x2="25.744cm" svg:y2="13.364cm">
                <text:p/>
              </draw:line>
              <draw:line draw:style-name="gr279" draw:text-style-name="P5" draw:layer="layout" svg:x1="25.696cm" svg:y1="13.34cm" svg:x2="25.791cm" svg:y2="13.292cm">
                <text:p/>
              </draw:line>
              <draw:line draw:style-name="gr280" draw:text-style-name="P5" draw:layer="layout" svg:x1="25.601cm" svg:y1="13.292cm" svg:x2="25.696cm" svg:y2="13.244cm">
                <text:p/>
              </draw:line>
              <draw:line draw:style-name="gr281" draw:text-style-name="P5" draw:layer="layout" svg:x1="25.506cm" svg:y1="13.245cm" svg:x2="25.601cm" svg:y2="13.197cm">
                <text:p/>
              </draw:line>
              <draw:line draw:style-name="gr282" draw:text-style-name="P5" draw:layer="layout" svg:x1="25.41cm" svg:y1="13.197cm" svg:x2="25.505cm" svg:y2="13.149cm">
                <text:p/>
              </draw:line>
              <draw:line draw:style-name="gr283" draw:text-style-name="P5" draw:layer="layout" svg:x1="25.267cm" svg:y1="13.221cm" svg:x2="25.362cm" svg:y2="13.173cm">
                <text:p/>
              </draw:line>
              <draw:line draw:style-name="gr284" draw:text-style-name="P5" draw:layer="layout" svg:x1="25.315cm" svg:y1="13.15cm" svg:x2="25.41cm" svg:y2="13.102cm">
                <text:p/>
              </draw:line>
              <draw:line draw:style-name="gr285" draw:text-style-name="P5" draw:layer="layout" svg:x1="25.172cm" svg:y1="13.173cm" svg:x2="25.267cm" svg:y2="13.125cm">
                <text:p/>
              </draw:line>
              <draw:line draw:style-name="gr286" draw:text-style-name="P5" draw:layer="layout" svg:x1="25.934cm" svg:y1="13.555cm" svg:x2="26.029cm" svg:y2="13.507cm">
                <text:p/>
              </draw:line>
              <draw:line draw:style-name="gr287" draw:text-style-name="P5" draw:layer="layout" svg:x1="25.839cm" svg:y1="13.507cm" svg:x2="25.934cm" svg:y2="13.459cm">
                <text:p/>
              </draw:line>
              <draw:line draw:style-name="gr288" draw:text-style-name="P5" draw:layer="layout" svg:x1="26.267cm" svg:y1="13.721cm" svg:x2="26.648cm" svg:y2="13.53cm">
                <text:p/>
              </draw:line>
              <draw:line draw:style-name="gr289" draw:text-style-name="P5" draw:layer="layout" svg:x1="26.362cm" svg:y1="13.769cm" svg:x2="26.743cm" svg:y2="13.578cm">
                <text:p/>
              </draw:line>
              <draw:line draw:style-name="gr290" draw:text-style-name="P5" draw:layer="layout" svg:x1="26.458cm" svg:y1="13.53cm" svg:x2="26.744cm" svg:y2="13.673cm">
                <text:p/>
              </draw:line>
              <draw:line draw:style-name="gr291" draw:text-style-name="P5" draw:layer="layout" svg:x1="26.362cm" svg:y1="13.578cm" svg:x2="26.648cm" svg:y2="13.721cm">
                <text:p/>
              </draw:line>
              <draw:line draw:style-name="gr292" draw:text-style-name="P5" draw:layer="layout" svg:x1="26.267cm" svg:y1="13.625cm" svg:x2="26.458cm" svg:y2="13.72cm">
                <text:p/>
              </draw:line>
              <draw:polygon draw:style-name="gr293" draw:text-style-name="P28" draw:layer="layout" svg:width="1.523cm" svg:height="0.856cm" svg:x="24.934cm" svg:y="13.125cm" svg:viewBox="0 0 1524 857" draw:points="0,95 0,0 1524,762 1524,857">
                <text:p/>
              </draw:polygon>
              <draw:polygon draw:style-name="gr294" draw:text-style-name="P8" draw:layer="layout" svg:width="2.047cm" svg:height="1.118cm" svg:x="24.934cm" svg:y="12.864cm" svg:viewBox="0 0 2048 1119" draw:points="524,0 2048,762 2048,857 1524,1119 0,357 0,262">
                <text:p/>
              </draw:polygon>
            </draw:g>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295" draw:text-style-name="P3" draw:layer="layout" svg:width="1.565cm" svg:height="1.167cm" svg:x="20.748cm" svg:y="18.442cm" svg:viewBox="0 0 1566 1168" svg:d="M1 1168c117 0 1565-379 1565-730 0-350-349-438-465-438 0 88-1142 526-1100 1168z">
            <text:p/>
          </draw:path>
          <draw:g>
            <draw:polygon draw:style-name="gr296" draw:text-style-name="P33" draw:layer="layout" svg:width="1.269cm" svg:height="2.044cm" svg:x="20.616cm" svg:y="17.637cm" svg:viewBox="0 0 1270 2045" draw:points="1270,1168 1270,0 0,876 0,2045">
              <text:p/>
            </draw:polygon>
            <draw:polygon draw:style-name="gr297" draw:text-style-name="P36" draw:layer="layout" svg:width="1.269cm" svg:height="2.044cm" svg:x="19.346cm" svg:y="17.637cm" svg:viewBox="0 0 1270 2045" draw:points="1270,2045 1270,876 0,0 0,1168">
              <text:p/>
            </draw:polygon>
            <draw:polygon draw:style-name="gr298" draw:text-style-name="P11" draw:layer="layout" svg:width="2.539cm" svg:height="1.752cm" svg:x="19.346cm" svg:y="16.761cm" svg:viewBox="0 0 2540 1753" draw:points="1270,1753 2540,876 1270,0 0,876">
              <text:p/>
            </draw:polygon>
            <draw:polygon draw:style-name="gr299" draw:text-style-name="P12" draw:layer="layout" svg:width="0.084cm" svg:height="0.174cm" svg:x="21.721cm" svg:y="17.806cm" svg:viewBox="0 0 85 175" draw:points="85,117 85,0 0,58 0,175">
              <text:p/>
            </draw:polygon>
            <draw:polygon draw:style-name="gr300" draw:text-style-name="P36" draw:layer="layout" svg:width="0.846cm" svg:height="0.583cm" svg:x="20.616cm" svg:y="17.053cm" svg:viewBox="0 0 847 584" draw:points="847,584 0,0 0,234">
              <text:p/>
            </draw:polygon>
            <draw:polygon draw:style-name="gr301" draw:text-style-name="P33" draw:layer="layout" svg:width="0.846cm" svg:height="0.7cm" svg:x="19.77cm" svg:y="17.053cm" svg:viewBox="0 0 847 701" draw:points="847,234 847,0 0,584 169,701">
              <text:p/>
            </draw:polygon>
            <draw:line draw:style-name="gr302" draw:text-style-name="P5" draw:layer="layout" svg:x1="19.854cm" svg:y1="17.695cm" svg:x2="20.531cm" svg:y2="17.228cm">
              <text:p/>
            </draw:line>
            <draw:polygon draw:style-name="gr303" draw:text-style-name="P36" draw:layer="layout" svg:width="0.846cm" svg:height="0.554cm" svg:x="20.828cm" svg:y="18.806cm" svg:viewBox="0 0 847 555" draw:points="847,409 0,0 0,234 847,555">
              <text:p/>
            </draw:polygon>
            <draw:polygon draw:style-name="gr304" draw:text-style-name="P8" draw:layer="layout" svg:width="1.693cm" svg:height="1.167cm" svg:x="19.769cm" svg:y="17.053cm" svg:viewBox="0 0 1694 1168" draw:points="1694,584 847,0 0,584 847,1168">
              <text:p/>
            </draw:polygon>
            <draw:polygon draw:style-name="gr305" draw:text-style-name="P33" draw:layer="layout" svg:width="0.846cm" svg:height="0.729cm" svg:x="21.674cm" svg:y="18.63cm" svg:viewBox="0 0 847 730" draw:points="847,146 847,0 0,584 0,730">
              <text:p/>
            </draw:polygon>
            <draw:polyline draw:style-name="gr306" draw:text-style-name="P5" draw:layer="layout" svg:width="0.846cm" svg:height="0.671cm" svg:x="20.829cm" svg:y="18.105cm" svg:viewBox="0 0 847 672" draw:points="847,117 847,0 0,584 0,672">
              <text:p/>
            </draw:polyline>
            <draw:polygon draw:style-name="gr307" draw:text-style-name="P11" draw:layer="layout" svg:width="1.693cm" svg:height="0.992cm" svg:x="20.827cm" svg:y="18.222cm" svg:viewBox="0 0 1694 993" draw:points="847,993 1694,409 847,0 0,584">
              <text:p/>
            </draw:polygon>
            <draw:path draw:style-name="gr308" draw:text-style-name="P37" draw:layer="layout" svg:width="1.523cm" svg:height="0.846cm" svg:x="20.954cm" svg:y="18.309cm" svg:viewBox="0 0 1524 847" svg:d="M931 847c170-117 424-292 593-409-212-146-635-350-931-438-170 117-381 263-593 409 254 88 677 292 931 438z">
              <text:p/>
            </draw:path>
            <draw:polygon draw:style-name="gr309" draw:text-style-name="P8" draw:layer="layout" svg:width="3.174cm" svg:height="2.92cm" svg:x="19.346cm" svg:y="16.761cm" svg:viewBox="0 0 3175 2921" draw:points="2540,1577 2540,876 1270,0 0,876 0,2045 1270,2921 1947,2454 2328,2600 3175,2015 3175,1869">
              <text:p/>
            </draw:polygon>
          </draw:g>
        </draw:g>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10" draw:text-style-name="P3" draw:layer="layout" svg:width="0.973cm" svg:height="0.774cm" svg:x="17.009cm" svg:y="12.337cm" svg:viewBox="0 0 974 775" svg:d="M0 775c206 0 974-258 974-465s-19-310-225-310c0 155-749 567-749 775z">
            <text:p/>
          </draw:path>
          <draw:g>
            <draw:polygon draw:style-name="gr311" draw:text-style-name="P9" draw:layer="layout" svg:width="1.647cm" svg:height="1.549cm" svg:x="15.361cm" svg:y="11.563cm" svg:viewBox="0 0 1648 1550" draw:points="0,413 0,0 1648,1136 1648,1550">
              <text:p/>
            </draw:polygon>
            <draw:polygon draw:style-name="gr312" draw:text-style-name="P10" draw:layer="layout" svg:width="0.748cm" svg:height="0.929cm" svg:x="17.009cm" svg:y="12.182cm" svg:viewBox="0 0 749 930" draw:points="0,930 0,517 749,0 749,413">
              <text:p/>
            </draw:polygon>
            <draw:polygon draw:style-name="gr313" draw:text-style-name="P11" draw:layer="layout" svg:width="2.397cm" svg:height="1.652cm" svg:x="15.361cm" svg:y="11.046cm" svg:viewBox="0 0 2398 1653" draw:points="1648,1653 0,517 749,0 2398,1136">
              <text:p/>
            </draw:polygon>
            <draw:polygon draw:style-name="gr314" draw:text-style-name="P12" draw:layer="layout" svg:width="0.149cm" svg:height="0.309cm" svg:x="16.784cm" svg:y="12.647cm" svg:viewBox="0 0 150 310" draw:points="0,207 0,0 150,103 150,310">
              <text:p/>
            </draw:polygon>
            <draw:polygon draw:style-name="gr315" draw:text-style-name="P8" draw:layer="layout" svg:width="2.397cm" svg:height="2.065cm" svg:x="15.361cm" svg:y="11.046cm" svg:viewBox="0 0 2398 2066" draw:points="0,930 0,517 749,0 2398,1136 2398,1550 1648,2066">
              <text:p/>
            </draw:polygon>
            <draw:polygon draw:style-name="gr316" draw:text-style-name="P13" draw:layer="layout" svg:width="0.074cm" svg:height="0.154cm" svg:x="15.511cm" svg:y="11.821cm" svg:viewBox="0 0 75 155" draw:points="0,103 0,0 75,52 75,155">
              <text:p/>
            </draw:polygon>
            <draw:polygon draw:style-name="gr317" draw:text-style-name="P13" draw:layer="layout" svg:width="0.074cm" svg:height="0.154cm" svg:x="15.66cm" svg:y="11.924cm" svg:viewBox="0 0 75 155" draw:points="0,103 0,0 75,52 75,155">
              <text:p/>
            </draw:polygon>
            <draw:polygon draw:style-name="gr318" draw:text-style-name="P13" draw:layer="layout" svg:width="0.074cm" svg:height="0.154cm" svg:x="15.811cm" svg:y="12.027cm" svg:viewBox="0 0 75 155" draw:points="0,103 0,0 75,52 75,155">
              <text:p/>
            </draw:polygon>
            <draw:polygon draw:style-name="gr319" draw:text-style-name="P13" draw:layer="layout" svg:width="0.074cm" svg:height="0.154cm" svg:x="15.961cm" svg:y="12.131cm" svg:viewBox="0 0 75 155" draw:points="0,103 0,0 75,52 75,155">
              <text:p/>
            </draw:polygon>
            <draw:polygon draw:style-name="gr320" draw:text-style-name="P13" draw:layer="layout" svg:width="0.074cm" svg:height="0.154cm" svg:x="16.11cm" svg:y="12.234cm" svg:viewBox="0 0 75 155" draw:points="0,103 0,0 75,52 75,155">
              <text:p/>
            </draw:polygon>
            <draw:polygon draw:style-name="gr321" draw:text-style-name="P13" draw:layer="layout" svg:width="0.074cm" svg:height="0.154cm" svg:x="16.26cm" svg:y="12.337cm" svg:viewBox="0 0 75 155" draw:points="0,103 0,0 75,52 75,155">
              <text:p/>
            </draw:polygon>
            <draw:polygon draw:style-name="gr322" draw:text-style-name="P13" draw:layer="layout" svg:width="0.074cm" svg:height="0.154cm" svg:x="16.41cm" svg:y="12.441cm" svg:viewBox="0 0 75 155" draw:points="0,103 0,0 75,52 75,155">
              <text:p/>
            </draw:polygon>
            <draw:polygon draw:style-name="gr323" draw:text-style-name="P13" draw:layer="layout" svg:width="0.074cm" svg:height="0.154cm" svg:x="16.56cm" svg:y="12.544cm" svg:viewBox="0 0 75 155" draw:points="0,103 0,0 75,52 75,155">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24" draw:text-style-name="P3" draw:layer="layout" svg:width="0.521cm" svg:height="0.285cm" svg:x="29.492cm" svg:y="15.586cm" svg:viewBox="0 0 522 286" svg:d="M0 286c131 0 522-95 522-167 0-71-12-119-143-119 0 72-381 72-379 286z">
              <text:p/>
            </draw:path>
            <draw:g>
              <draw:polygon draw:style-name="gr325" draw:text-style-name="P28" draw:layer="layout" svg:width="0.237cm" svg:height="0.237cm" svg:x="29.299cm" svg:y="15.634cm" svg:viewBox="0 0 238 238" draw:points="0,143 48,0 238,95 191,238">
                <text:p/>
              </draw:polygon>
              <draw:polygon draw:style-name="gr326" draw:text-style-name="P30" draw:layer="layout" svg:width="0.523cm" svg:height="0.261cm" svg:x="29.347cm" svg:y="15.467cm" svg:viewBox="0 0 524 262" draw:points="0,167 95,95 238,24 333,0 524,95 429,119 286,191 191,262">
                <text:p/>
              </draw:polygon>
              <draw:path draw:style-name="gr327" draw:text-style-name="P31" draw:layer="layout" svg:width="0.428cm" svg:height="0.309cm" svg:x="29.49cm" svg:y="15.562cm" svg:viewBox="0 0 429 310" svg:d="M429 95c0-143-96-95-191-47-95 47-190 47-238 262 0 0 191-96 429-215z">
                <text:p/>
              </draw:path>
              <draw:path draw:style-name="gr328" draw:text-style-name="P8" draw:layer="layout" svg:width="0.618cm" svg:height="0.404cm" svg:x="29.299cm" svg:y="15.467cm" svg:viewBox="0 0 619 405" svg:d="M381 0c-95 24-95 24-190 72-48 23-143 47-191 237 95 48 95 48 191 96 54-22 333-167 428-214 0-119-95-119-238-191z">
                <text:p/>
              </draw:path>
            </draw:g>
          </draw:g>
          <draw:g>
            <draw:path draw:style-name="gr329" draw:text-style-name="P3" draw:layer="layout" svg:width="0.856cm" svg:height="0.571cm" svg:x="29.061cm" svg:y="14.443cm" svg:viewBox="0 0 857 572" svg:d="M3 572c131 0 854-24 854-239 0-214-249-333-379-333 0 72-523 48-475 572z">
              <text:p/>
            </draw:path>
            <draw:g>
              <draw:polygon draw:style-name="gr330" draw:text-style-name="P28" draw:layer="layout" svg:width="0.475cm" svg:height="0.332cm" svg:x="28.585cm" svg:y="14.681cm" svg:viewBox="0 0 476 333" draw:points="0,95 0,0 476,238 476,333">
                <text:p/>
              </draw:polygon>
              <draw:polygon draw:style-name="gr331" draw:text-style-name="P28" draw:layer="layout" svg:width="0.475cm" svg:height="0.404cm" svg:x="28.966cm" svg:y="14.324cm" svg:viewBox="0 0 476 405" draw:points="0,167 0,0 476,238 476,405">
                <text:p/>
              </draw:polygon>
              <draw:polygon draw:style-name="gr332" draw:text-style-name="P30" draw:layer="layout" svg:width="0.856cm" svg:height="0.427cm" svg:x="28.585cm" svg:y="14.491cm" svg:viewBox="0 0 857 428" draw:points="0,191 381,0 857,238 476,428">
                <text:p/>
              </draw:polygon>
              <draw:polygon draw:style-name="gr333" draw:text-style-name="P31" draw:layer="layout" svg:width="0.475cm" svg:height="0.404cm" svg:x="29.061cm" svg:y="14.61cm" svg:viewBox="0 0 476 405" draw:points="0,405 0,309 381,119 381,0 476,48 476,167">
                <text:p/>
              </draw:polygon>
              <draw:polygon draw:style-name="gr334" draw:text-style-name="P28" draw:layer="layout" svg:width="1.523cm" svg:height="1.809cm" svg:x="28.062cm" svg:y="12.872cm" svg:viewBox="0 0 1524 1810" draw:points="0,1048 0,0 1524,762 1524,1810">
                <text:p/>
              </draw:polygon>
              <draw:polygon draw:style-name="gr335" draw:text-style-name="P29" draw:layer="layout" svg:width="1.427cm" svg:height="1.666cm" svg:x="28.109cm" svg:y="12.943cm" svg:viewBox="0 0 1428 1667" draw:points="0,952 0,0 1428,714 1428,1667">
                <text:p/>
              </draw:polygon>
              <draw:polygon draw:style-name="gr336" draw:text-style-name="P30" draw:layer="layout" svg:width="1.618cm" svg:height="0.809cm" svg:x="28.062cm" svg:y="12.824cm" svg:viewBox="0 0 1619 810" draw:points="1524,810 0,48 95,0 1619,762">
                <text:p/>
              </draw:polygon>
              <draw:polygon draw:style-name="gr337" draw:text-style-name="P31" draw:layer="layout" svg:width="0.094cm" svg:height="1.094cm" svg:x="29.585cm" svg:y="13.586cm" svg:viewBox="0 0 95 1095" draw:points="0,1095 0,48 95,0 95,1048">
                <text:p/>
              </draw:polygon>
              <draw:polygon draw:style-name="gr338" draw:text-style-name="P8" draw:layer="layout" svg:width="1.618cm" svg:height="2.19cm" svg:x="28.062cm" svg:y="12.824cm" svg:viewBox="0 0 1619 2191" draw:points="95,0 1619,762 1619,1810 1524,1857 1476,1833 1476,1952 1000,2191 524,1952 524,1857 905,1667 905,1548 0,1095 0,48">
                <text:p/>
              </draw:polygon>
            </draw:g>
          </draw:g>
          <draw:g>
            <draw:path draw:style-name="gr339" draw:text-style-name="P3" draw:layer="layout" svg:width="0.619cm" svg:height="0.285cm" svg:x="28.87cm" svg:y="15.324cm" svg:viewBox="0 0 620 286" svg:d="M3 286c131 0 617-119 617-191 0-71-12-95-143-95 0 72-523 48-474 286z">
              <text:p/>
            </draw:path>
            <draw:g>
              <draw:polygon draw:style-name="gr340" draw:text-style-name="P30" draw:layer="layout" svg:width="2.047cm" svg:height="1.023cm" svg:x="27.347cm" svg:y="14.515cm" svg:viewBox="0 0 2048 1024" draw:points="1524,1024 0,262 524,0 2048,762">
                <text:p/>
              </draw:polygon>
              <draw:polygon draw:style-name="gr341" draw:text-style-name="P32" draw:layer="layout" svg:width="1.38cm" svg:height="0.69cm" svg:x="27.49cm" svg:y="14.586cm" svg:viewBox="0 0 1381 691" draw:points="0,191 381,0 1381,500 1000,691">
                <text:p/>
              </draw:polygon>
              <draw:polygon draw:style-name="gr342" draw:text-style-name="P32" draw:layer="layout" svg:width="0.666cm" svg:height="0.332cm" svg:x="28.585cm" svg:y="15.134cm" svg:viewBox="0 0 667 333" draw:points="0,191 381,0 667,143 286,333">
                <text:p/>
              </draw:polygon>
              <draw:polygon draw:style-name="gr343" draw:text-style-name="P31" draw:layer="layout" svg:width="0.523cm" svg:height="0.356cm" svg:x="28.871cm" svg:y="15.276cm" svg:viewBox="0 0 524 357" draw:points="0,357 0,262 524,0 524,95">
                <text:p/>
              </draw:polygon>
              <draw:line draw:style-name="gr344" draw:text-style-name="P5" draw:layer="layout" svg:x1="27.585cm" svg:y1="14.729cm" svg:x2="28.585cm" svg:y2="15.229cm">
                <text:p/>
              </draw:line>
              <draw:line draw:style-name="gr345" draw:text-style-name="P5" draw:layer="layout" svg:x1="27.68cm" svg:y1="14.681cm" svg:x2="28.68cm" svg:y2="15.181cm">
                <text:p/>
              </draw:line>
              <draw:line draw:style-name="gr346" draw:text-style-name="P5" draw:layer="layout" svg:x1="27.776cm" svg:y1="14.634cm" svg:x2="28.776cm" svg:y2="15.134cm">
                <text:p/>
              </draw:line>
              <draw:line draw:style-name="gr347" draw:text-style-name="P5" draw:layer="layout" svg:x1="28.68cm" svg:y1="15.087cm" svg:x2="28.775cm" svg:y2="15.039cm">
                <text:p/>
              </draw:line>
              <draw:line draw:style-name="gr348" draw:text-style-name="P5" draw:layer="layout" svg:x1="28.585cm" svg:y1="15.039cm" svg:x2="28.68cm" svg:y2="14.991cm">
                <text:p/>
              </draw:line>
              <draw:line draw:style-name="gr349" draw:text-style-name="P5" draw:layer="layout" svg:x1="28.49cm" svg:y1="14.991cm" svg:x2="28.585cm" svg:y2="14.943cm">
                <text:p/>
              </draw:line>
              <draw:line draw:style-name="gr350" draw:text-style-name="P5" draw:layer="layout" svg:x1="28.537cm" svg:y1="15.11cm" svg:x2="28.632cm" svg:y2="15.062cm">
                <text:p/>
              </draw:line>
              <draw:line draw:style-name="gr351" draw:text-style-name="P5" draw:layer="layout" svg:x1="28.443cm" svg:y1="15.063cm" svg:x2="28.538cm" svg:y2="15.015cm">
                <text:p/>
              </draw:line>
              <draw:line draw:style-name="gr352" draw:text-style-name="P5" draw:layer="layout" svg:x1="28.347cm" svg:y1="15.015cm" svg:x2="28.442cm" svg:y2="14.967cm">
                <text:p/>
              </draw:line>
              <draw:line draw:style-name="gr353" draw:text-style-name="P5" draw:layer="layout" svg:x1="28.395cm" svg:y1="14.943cm" svg:x2="28.49cm" svg:y2="14.895cm">
                <text:p/>
              </draw:line>
              <draw:line draw:style-name="gr354" draw:text-style-name="P5" draw:layer="layout" svg:x1="28.252cm" svg:y1="14.967cm" svg:x2="28.347cm" svg:y2="14.919cm">
                <text:p/>
              </draw:line>
              <draw:line draw:style-name="gr355" draw:text-style-name="P5" draw:layer="layout" svg:x1="28.3cm" svg:y1="14.896cm" svg:x2="28.395cm" svg:y2="14.848cm">
                <text:p/>
              </draw:line>
              <draw:line draw:style-name="gr356" draw:text-style-name="P5" draw:layer="layout" svg:x1="28.204cm" svg:y1="14.848cm" svg:x2="28.299cm" svg:y2="14.8cm">
                <text:p/>
              </draw:line>
              <draw:line draw:style-name="gr357" draw:text-style-name="P5" draw:layer="layout" svg:x1="28.109cm" svg:y1="14.801cm" svg:x2="28.204cm" svg:y2="14.753cm">
                <text:p/>
              </draw:line>
              <draw:line draw:style-name="gr358" draw:text-style-name="P5" draw:layer="layout" svg:x1="28.157cm" svg:y1="14.92cm" svg:x2="28.252cm" svg:y2="14.872cm">
                <text:p/>
              </draw:line>
              <draw:line draw:style-name="gr359" draw:text-style-name="P5" draw:layer="layout" svg:x1="28.062cm" svg:y1="14.872cm" svg:x2="28.157cm" svg:y2="14.824cm">
                <text:p/>
              </draw:line>
              <draw:line draw:style-name="gr360" draw:text-style-name="P5" draw:layer="layout" svg:x1="27.966cm" svg:y1="14.824cm" svg:x2="28.061cm" svg:y2="14.776cm">
                <text:p/>
              </draw:line>
              <draw:line draw:style-name="gr361" draw:text-style-name="P5" draw:layer="layout" svg:x1="28.014cm" svg:y1="14.753cm" svg:x2="28.109cm" svg:y2="14.705cm">
                <text:p/>
              </draw:line>
              <draw:line draw:style-name="gr362" draw:text-style-name="P5" draw:layer="layout" svg:x1="27.871cm" svg:y1="14.777cm" svg:x2="27.966cm" svg:y2="14.729cm">
                <text:p/>
              </draw:line>
              <draw:line draw:style-name="gr363" draw:text-style-name="P5" draw:layer="layout" svg:x1="27.919cm" svg:y1="14.705cm" svg:x2="28.014cm" svg:y2="14.657cm">
                <text:p/>
              </draw:line>
              <draw:line draw:style-name="gr364" draw:text-style-name="P5" draw:layer="layout" svg:x1="27.823cm" svg:y1="14.658cm" svg:x2="27.918cm" svg:y2="14.61cm">
                <text:p/>
              </draw:line>
              <draw:line draw:style-name="gr365" draw:text-style-name="P5" draw:layer="layout" svg:x1="27.776cm" svg:y1="14.729cm" svg:x2="27.871cm" svg:y2="14.681cm">
                <text:p/>
              </draw:line>
              <draw:line draw:style-name="gr366" draw:text-style-name="P5" draw:layer="layout" svg:x1="28.395cm" svg:y1="15.134cm" svg:x2="28.49cm" svg:y2="15.086cm">
                <text:p/>
              </draw:line>
              <draw:line draw:style-name="gr367" draw:text-style-name="P5" draw:layer="layout" svg:x1="28.3cm" svg:y1="15.087cm" svg:x2="28.395cm" svg:y2="15.039cm">
                <text:p/>
              </draw:line>
              <draw:line draw:style-name="gr368" draw:text-style-name="P5" draw:layer="layout" svg:x1="28.204cm" svg:y1="15.039cm" svg:x2="28.299cm" svg:y2="14.991cm">
                <text:p/>
              </draw:line>
              <draw:line draw:style-name="gr369" draw:text-style-name="P5" draw:layer="layout" svg:x1="28.157cm" svg:y1="15.11cm" svg:x2="28.252cm" svg:y2="15.062cm">
                <text:p/>
              </draw:line>
              <draw:line draw:style-name="gr370" draw:text-style-name="P5" draw:layer="layout" svg:x1="28.062cm" svg:y1="15.063cm" svg:x2="28.157cm" svg:y2="15.015cm">
                <text:p/>
              </draw:line>
              <draw:line draw:style-name="gr371" draw:text-style-name="P5" draw:layer="layout" svg:x1="28.109cm" svg:y1="14.991cm" svg:x2="28.204cm" svg:y2="14.943cm">
                <text:p/>
              </draw:line>
              <draw:line draw:style-name="gr372" draw:text-style-name="P5" draw:layer="layout" svg:x1="28.014cm" svg:y1="14.943cm" svg:x2="28.109cm" svg:y2="14.895cm">
                <text:p/>
              </draw:line>
              <draw:line draw:style-name="gr373" draw:text-style-name="P5" draw:layer="layout" svg:x1="27.919cm" svg:y1="14.896cm" svg:x2="28.014cm" svg:y2="14.848cm">
                <text:p/>
              </draw:line>
              <draw:line draw:style-name="gr374" draw:text-style-name="P5" draw:layer="layout" svg:x1="27.823cm" svg:y1="14.848cm" svg:x2="27.918cm" svg:y2="14.8cm">
                <text:p/>
              </draw:line>
              <draw:line draw:style-name="gr375" draw:text-style-name="P5" draw:layer="layout" svg:x1="27.68cm" svg:y1="14.872cm" svg:x2="27.775cm" svg:y2="14.824cm">
                <text:p/>
              </draw:line>
              <draw:line draw:style-name="gr376" draw:text-style-name="P5" draw:layer="layout" svg:x1="27.728cm" svg:y1="14.801cm" svg:x2="27.823cm" svg:y2="14.753cm">
                <text:p/>
              </draw:line>
              <draw:line draw:style-name="gr377" draw:text-style-name="P5" draw:layer="layout" svg:x1="27.585cm" svg:y1="14.824cm" svg:x2="27.68cm" svg:y2="14.776cm">
                <text:p/>
              </draw:line>
              <draw:line draw:style-name="gr378" draw:text-style-name="P5" draw:layer="layout" svg:x1="28.347cm" svg:y1="15.206cm" svg:x2="28.442cm" svg:y2="15.158cm">
                <text:p/>
              </draw:line>
              <draw:line draw:style-name="gr379" draw:text-style-name="P5" draw:layer="layout" svg:x1="28.252cm" svg:y1="15.158cm" svg:x2="28.347cm" svg:y2="15.11cm">
                <text:p/>
              </draw:line>
              <draw:line draw:style-name="gr380" draw:text-style-name="P5" draw:layer="layout" svg:x1="28.68cm" svg:y1="15.372cm" svg:x2="29.061cm" svg:y2="15.181cm">
                <text:p/>
              </draw:line>
              <draw:line draw:style-name="gr381" draw:text-style-name="P5" draw:layer="layout" svg:x1="28.775cm" svg:y1="15.42cm" svg:x2="29.156cm" svg:y2="15.229cm">
                <text:p/>
              </draw:line>
              <draw:line draw:style-name="gr382" draw:text-style-name="P5" draw:layer="layout" svg:x1="28.871cm" svg:y1="15.181cm" svg:x2="29.157cm" svg:y2="15.324cm">
                <text:p/>
              </draw:line>
              <draw:line draw:style-name="gr383" draw:text-style-name="P5" draw:layer="layout" svg:x1="28.775cm" svg:y1="15.229cm" svg:x2="29.061cm" svg:y2="15.372cm">
                <text:p/>
              </draw:line>
              <draw:line draw:style-name="gr384" draw:text-style-name="P5" draw:layer="layout" svg:x1="28.68cm" svg:y1="15.276cm" svg:x2="28.871cm" svg:y2="15.371cm">
                <text:p/>
              </draw:line>
              <draw:polygon draw:style-name="gr385" draw:text-style-name="P28" draw:layer="layout" svg:width="1.523cm" svg:height="0.856cm" svg:x="27.347cm" svg:y="14.776cm" svg:viewBox="0 0 1524 857" draw:points="0,95 0,0 1524,762 1524,857">
                <text:p/>
              </draw:polygon>
              <draw:polygon draw:style-name="gr386" draw:text-style-name="P8" draw:layer="layout" svg:width="2.047cm" svg:height="1.118cm" svg:x="27.347cm" svg:y="14.515cm" svg:viewBox="0 0 2048 1119" draw:points="524,0 2048,762 2048,857 1524,1119 0,357 0,262">
                <text:p/>
              </draw:polygon>
            </draw:g>
          </draw:g>
        </draw:g>
        <draw:g>
          <draw:glue-point draw:id="4" svg:x="3.888cm" svg:y="0.154cm"/>
          <draw:glue-point draw:id="5" svg:x="1.148cm" svg:y="-3.571cm"/>
          <draw:glue-point draw:id="6" svg:x="-5cm" svg:y="2.113cm"/>
          <draw:glue-point draw:id="7" svg:x="0.185cm" svg:y="5cm"/>
          <draw:glue-point draw:id="8" svg:x="3.703cm" svg:y="3.041cm"/>
          <draw:path draw:style-name="gr387" draw:text-style-name="P3" draw:layer="layout" svg:width="1.538cm" svg:height="0.937cm" svg:x="24.919cm" svg:y="15.315cm" svg:viewBox="0 0 1539 938" svg:d="M2 938c162 0 1537-335 1537-636 0-302-370-302-533-302 0 101-1063 201-1004 938z">
            <text:p/>
          </draw:path>
          <draw:g>
            <draw:polygon draw:style-name="gr388" draw:text-style-name="P11" draw:layer="layout" svg:width="2.78cm" svg:height="1.573cm" svg:x="23.263cm" svg:y="14.511cm" svg:viewBox="0 0 2781 1574" draw:points="1657,1574 0,637 1124,0 2781,938">
              <text:p/>
            </draw:polygon>
            <draw:polygon draw:style-name="gr389" draw:text-style-name="P32" draw:layer="layout" svg:width="1.833cm" svg:height="1.037cm" svg:x="23.914cm" svg:y="14.679cm" svg:viewBox="0 0 1834 1038" draw:points="0,268 473,0 1834,770 1361,1038">
              <text:p/>
            </draw:polygon>
            <draw:polygon draw:style-name="gr390" draw:text-style-name="P9" draw:layer="layout" svg:width="1.656cm" svg:height="2.411cm" svg:x="24.387cm" svg:y="13.038cm" svg:viewBox="0 0 1657 2412" draw:points="0,1474 0,0 1657,938 1657,2412">
              <text:p/>
            </draw:polygon>
            <draw:polygon draw:style-name="gr391" draw:text-style-name="P29" draw:layer="layout" svg:width="1.537cm" svg:height="2.109cm" svg:x="24.446cm" svg:y="13.138cm" svg:viewBox="0 0 1538 2110" draw:points="0,1239 0,0 1538,871 1538,2110">
              <text:p/>
            </draw:polygon>
            <draw:polygon draw:style-name="gr392" draw:text-style-name="P11" draw:layer="layout" svg:width="1.715cm" svg:height="0.97cm" svg:x="24.387cm" svg:y="13.004cm" svg:viewBox="0 0 1716 971" draw:points="1657,971 0,34 59,0 1716,938">
              <text:p/>
            </draw:polygon>
            <draw:polygon draw:style-name="gr393" draw:text-style-name="P33" draw:layer="layout" svg:width="0.058cm" svg:height="1.506cm" svg:x="26.044cm" svg:y="13.942cm" svg:viewBox="0 0 59 1507" draw:points="0,1507 0,34 59,0 59,1474">
              <text:p/>
            </draw:polygon>
            <draw:polygon draw:style-name="gr394" draw:text-style-name="P33" draw:layer="layout" svg:width="1.123cm" svg:height="0.803cm" svg:x="24.92cm" svg:y="15.449cm" svg:viewBox="0 0 1124 804" draw:points="0,804 0,637 1124,0 1124,168">
              <text:p/>
            </draw:polygon>
            <draw:line draw:style-name="gr395" draw:text-style-name="P5" draw:layer="layout" svg:x1="24.032cm" svg:y1="14.88cm" svg:x2="25.393cm" svg:y2="15.65cm">
              <text:p/>
            </draw:line>
            <draw:line draw:style-name="gr396" draw:text-style-name="P5" draw:layer="layout" svg:x1="24.151cm" svg:y1="14.813cm" svg:x2="25.512cm" svg:y2="15.583cm">
              <text:p/>
            </draw:line>
            <draw:line draw:style-name="gr397" draw:text-style-name="P5" draw:layer="layout" svg:x1="24.269cm" svg:y1="14.746cm" svg:x2="25.63cm" svg:y2="15.516cm">
              <text:p/>
            </draw:line>
            <draw:line draw:style-name="gr398" draw:text-style-name="P5" draw:layer="layout" svg:x1="25.452cm" svg:y1="15.416cm" svg:x2="25.57cm" svg:y2="15.349cm">
              <text:p/>
            </draw:line>
            <draw:line draw:style-name="gr399" draw:text-style-name="P5" draw:layer="layout" svg:x1="25.334cm" svg:y1="15.349cm" svg:x2="25.452cm" svg:y2="15.282cm">
              <text:p/>
            </draw:line>
            <draw:line draw:style-name="gr400" draw:text-style-name="P5" draw:layer="layout" svg:x1="25.216cm" svg:y1="15.282cm" svg:x2="25.334cm" svg:y2="15.215cm">
              <text:p/>
            </draw:line>
            <draw:line draw:style-name="gr401" draw:text-style-name="P5" draw:layer="layout" svg:x1="25.275cm" svg:y1="15.449cm" svg:x2="25.393cm" svg:y2="15.382cm">
              <text:p/>
            </draw:line>
            <draw:line draw:style-name="gr402" draw:text-style-name="P5" draw:layer="layout" svg:x1="25.156cm" svg:y1="15.382cm" svg:x2="25.274cm" svg:y2="15.315cm">
              <text:p/>
            </draw:line>
            <draw:line draw:style-name="gr403" draw:text-style-name="P5" draw:layer="layout" svg:x1="25.038cm" svg:y1="15.315cm" svg:x2="25.156cm" svg:y2="15.248cm">
              <text:p/>
            </draw:line>
            <draw:line draw:style-name="gr404" draw:text-style-name="P5" draw:layer="layout" svg:x1="25.097cm" svg:y1="15.215cm" svg:x2="25.215cm" svg:y2="15.148cm">
              <text:p/>
            </draw:line>
            <draw:line draw:style-name="gr405" draw:text-style-name="P5" draw:layer="layout" svg:x1="24.92cm" svg:y1="15.248cm" svg:x2="25.038cm" svg:y2="15.181cm">
              <text:p/>
            </draw:line>
            <draw:line draw:style-name="gr406" draw:text-style-name="P5" draw:layer="layout" svg:x1="24.979cm" svg:y1="15.148cm" svg:x2="25.097cm" svg:y2="15.081cm">
              <text:p/>
            </draw:line>
            <draw:line draw:style-name="gr407" draw:text-style-name="P5" draw:layer="layout" svg:x1="24.86cm" svg:y1="15.081cm" svg:x2="24.978cm" svg:y2="15.014cm">
              <text:p/>
            </draw:line>
            <draw:line draw:style-name="gr408" draw:text-style-name="P5" draw:layer="layout" svg:x1="24.742cm" svg:y1="15.014cm" svg:x2="24.86cm" svg:y2="14.947cm">
              <text:p/>
            </draw:line>
            <draw:line draw:style-name="gr409" draw:text-style-name="P5" draw:layer="layout" svg:x1="24.801cm" svg:y1="15.181cm" svg:x2="24.919cm" svg:y2="15.114cm">
              <text:p/>
            </draw:line>
            <draw:line draw:style-name="gr410" draw:text-style-name="P5" draw:layer="layout" svg:x1="24.683cm" svg:y1="15.114cm" svg:x2="24.801cm" svg:y2="15.047cm">
              <text:p/>
            </draw:line>
            <draw:line draw:style-name="gr411" draw:text-style-name="P5" draw:layer="layout" svg:x1="24.565cm" svg:y1="15.047cm" svg:x2="24.683cm" svg:y2="14.98cm">
              <text:p/>
            </draw:line>
            <draw:line draw:style-name="gr412" draw:text-style-name="P5" draw:layer="layout" svg:x1="24.624cm" svg:y1="14.947cm" svg:x2="24.742cm" svg:y2="14.88cm">
              <text:p/>
            </draw:line>
            <draw:line draw:style-name="gr413" draw:text-style-name="P5" draw:layer="layout" svg:x1="24.446cm" svg:y1="14.98cm" svg:x2="24.564cm" svg:y2="14.913cm">
              <text:p/>
            </draw:line>
            <draw:line draw:style-name="gr414" draw:text-style-name="P5" draw:layer="layout" svg:x1="24.505cm" svg:y1="14.88cm" svg:x2="24.623cm" svg:y2="14.813cm">
              <text:p/>
            </draw:line>
            <draw:line draw:style-name="gr415" draw:text-style-name="P5" draw:layer="layout" svg:x1="24.387cm" svg:y1="14.813cm" svg:x2="24.505cm" svg:y2="14.746cm">
              <text:p/>
            </draw:line>
            <draw:line draw:style-name="gr416" draw:text-style-name="P5" draw:layer="layout" svg:x1="24.328cm" svg:y1="14.913cm" svg:x2="24.446cm" svg:y2="14.846cm">
              <text:p/>
            </draw:line>
            <draw:line draw:style-name="gr417" draw:text-style-name="P5" draw:layer="layout" svg:x1="25.097cm" svg:y1="15.483cm" svg:x2="25.215cm" svg:y2="15.416cm">
              <text:p/>
            </draw:line>
            <draw:line draw:style-name="gr418" draw:text-style-name="P5" draw:layer="layout" svg:x1="24.979cm" svg:y1="15.416cm" svg:x2="25.097cm" svg:y2="15.349cm">
              <text:p/>
            </draw:line>
            <draw:line draw:style-name="gr419" draw:text-style-name="P5" draw:layer="layout" svg:x1="24.86cm" svg:y1="15.349cm" svg:x2="24.978cm" svg:y2="15.282cm">
              <text:p/>
            </draw:line>
            <draw:line draw:style-name="gr420" draw:text-style-name="P5" draw:layer="layout" svg:x1="24.801cm" svg:y1="15.449cm" svg:x2="24.919cm" svg:y2="15.382cm">
              <text:p/>
            </draw:line>
            <draw:line draw:style-name="gr421" draw:text-style-name="P5" draw:layer="layout" svg:x1="24.683cm" svg:y1="15.382cm" svg:x2="24.801cm" svg:y2="15.315cm">
              <text:p/>
            </draw:line>
            <draw:line draw:style-name="gr422" draw:text-style-name="P5" draw:layer="layout" svg:x1="24.742cm" svg:y1="15.282cm" svg:x2="24.86cm" svg:y2="15.215cm">
              <text:p/>
            </draw:line>
            <draw:line draw:style-name="gr423" draw:text-style-name="P5" draw:layer="layout" svg:x1="24.624cm" svg:y1="15.215cm" svg:x2="24.742cm" svg:y2="15.148cm">
              <text:p/>
            </draw:line>
            <draw:line draw:style-name="gr424" draw:text-style-name="P5" draw:layer="layout" svg:x1="24.505cm" svg:y1="15.148cm" svg:x2="24.623cm" svg:y2="15.081cm">
              <text:p/>
            </draw:line>
            <draw:line draw:style-name="gr425" draw:text-style-name="P5" draw:layer="layout" svg:x1="24.387cm" svg:y1="15.081cm" svg:x2="24.505cm" svg:y2="15.014cm">
              <text:p/>
            </draw:line>
            <draw:line draw:style-name="gr426" draw:text-style-name="P5" draw:layer="layout" svg:x1="24.21cm" svg:y1="15.114cm" svg:x2="24.328cm" svg:y2="15.047cm">
              <text:p/>
            </draw:line>
            <draw:line draw:style-name="gr427" draw:text-style-name="P5" draw:layer="layout" svg:x1="24.269cm" svg:y1="15.014cm" svg:x2="24.387cm" svg:y2="14.947cm">
              <text:p/>
            </draw:line>
            <draw:line draw:style-name="gr428" draw:text-style-name="P5" draw:layer="layout" svg:x1="24.091cm" svg:y1="15.047cm" svg:x2="24.209cm" svg:y2="14.98cm">
              <text:p/>
            </draw:line>
            <draw:line draw:style-name="gr429" draw:text-style-name="P5" draw:layer="layout" svg:x1="25.038cm" svg:y1="15.583cm" svg:x2="25.156cm" svg:y2="15.516cm">
              <text:p/>
            </draw:line>
            <draw:line draw:style-name="gr430" draw:text-style-name="P5" draw:layer="layout" svg:x1="24.92cm" svg:y1="15.516cm" svg:x2="25.038cm" svg:y2="15.449cm">
              <text:p/>
            </draw:line>
            <draw:polygon draw:style-name="gr431" draw:text-style-name="P9" draw:layer="layout" svg:width="1.656cm" svg:height="1.104cm" svg:x="23.263cm" svg:y="15.148cm" svg:viewBox="0 0 1657 1105" draw:points="0,168 0,0 1657,938 1657,1105">
              <text:p/>
            </draw:polygon>
            <draw:polygon draw:style-name="gr432" draw:text-style-name="P8" draw:layer="layout" svg:width="2.839cm" svg:height="3.248cm" svg:x="23.263cm" svg:y="13.004cm" svg:viewBox="0 0 2840 3249" draw:points="1183,0 2840,938 2840,2412 2781,2445 2781,2612 1657,3249 0,2311 0,2144 1124,1507 1124,34">
              <text:p/>
            </draw:polygon>
            <draw:polygon draw:style-name="gr433" draw:text-style-name="P34" draw:layer="layout" svg:width="0.709cm" svg:height="0.401cm" svg:x="23.973cm" svg:y="15.248cm" svg:viewBox="0 0 710 402" draw:points="0,168 296,0 710,235 414,402">
              <text:p/>
            </draw:polygon>
            <draw:line draw:style-name="gr434" draw:text-style-name="P5" draw:layer="layout" svg:x1="25.393cm" svg:y1="15.516cm" svg:x2="25.511cm" svg:y2="15.449cm">
              <text:p/>
            </draw:line>
            <draw:line draw:style-name="gr435" draw:text-style-name="P5" draw:layer="layout" svg:x1="25.216cm" svg:y1="15.55cm" svg:x2="25.334cm" svg:y2="15.483cm">
              <text:p/>
            </draw:line>
          </draw:g>
        </draw:g>
        <draw:line draw:style-name="gr152" draw:text-style-name="P27" draw:layer="layout" svg:x1="29.125cm" svg:y1="14.348cm" svg:x2="17.012cm" svg:y2="12.443cm">
          <text:p/>
        </draw:line>
        <draw:frame draw:style-name="gr218" draw:text-style-name="P35" draw:layer="layout" svg:width="4.445cm" svg:height="1.275cm" svg:x="15.79cm" svg:y="13.205cm">
          <draw:text-box>
            <text:p><text:span text:style-name="T2">Departmental</text:span><text:span text:style-name="T4"> switch</text:span></text:p>
          </draw:text-box>
        </draw:frame>
        <draw:frame draw:style-name="gr436" draw:text-style-name="P35" draw:layer="layout" svg:width="5.969cm" svg:height="2.54cm" svg:x="15.409cm" svg:y="13.84cm">
          <draw:text-box>
            <text:p><text:span text:style-name="T2">Computing devices</text:span></text:p>
            <text:p><text:span text:style-name="T2">IT- 192.168.1.21 -30/24</text:span></text:p>
            <text:p><text:span text:style-name="T2">Marketing – 192.168.1.31-40/24</text:span></text:p>
            <text:p><text:span text:style-name="T2">Accounting – 192.168.1.41-50/24</text:span></text:p>
            <text:p><text:span text:style-name="T2">Ops – 192.168.1.51-60/24</text:span></text:p>
          </draw:text-box>
        </draw:fram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37" draw:text-style-name="P3" draw:layer="layout" svg:width="0.45cm" svg:height="0.379cm" svg:x="27.531cm" svg:y="18.921cm" svg:viewBox="0 0 451 380" svg:d="M0 380c113 0 451-126 451-222 0-95-10-158-123-158 0 95-330 95-328 380z">
              <text:p/>
            </draw:path>
            <draw:g>
              <draw:polygon draw:style-name="gr438" draw:text-style-name="P9" draw:layer="layout" svg:width="0.205cm" svg:height="0.316cm" svg:x="27.364cm" svg:y="18.984cm" svg:viewBox="0 0 206 317" draw:points="0,190 41,0 206,127 165,317">
                <text:p/>
              </draw:polygon>
              <draw:polygon draw:style-name="gr439" draw:text-style-name="P11" draw:layer="layout" svg:width="0.452cm" svg:height="0.347cm" svg:x="27.406cm" svg:y="18.763cm" svg:viewBox="0 0 453 348" draw:points="0,222 83,127 206,31 288,0 453,127 371,158 247,254 165,348">
                <text:p/>
              </draw:polygon>
              <draw:path draw:style-name="gr440" draw:text-style-name="P33" draw:layer="layout" svg:width="0.37cm" svg:height="0.411cm" svg:x="27.529cm" svg:y="18.889cm" svg:viewBox="0 0 371 412" svg:d="M371 127c0-190-83-127-165-64-82 64-165 64-206 349 0 0 165-127 371-285z">
                <text:p/>
              </draw:path>
              <draw:path draw:style-name="gr441" draw:text-style-name="P8" draw:layer="layout" svg:width="0.534cm" svg:height="0.537cm" svg:x="27.364cm" svg:y="18.763cm" svg:viewBox="0 0 535 538" svg:d="M329 0c-82 31-82 31-164 95-41 32-124 63-165 317 83 63 83 63 165 126 47-28 288-221 370-284 0-159-82-159-206-254z">
                <text:p/>
              </draw:path>
            </draw:g>
          </draw:g>
          <draw:g>
            <draw:path draw:style-name="gr442" draw:text-style-name="P3" draw:layer="layout" svg:width="0.74cm" svg:height="0.759cm" svg:x="27.158cm" svg:y="17.401cm" svg:viewBox="0 0 741 760" svg:d="M3 760c112 0 738-32 738-317s-215-443-328-443c0 95-452 63-410 760z">
              <text:p/>
            </draw:path>
            <draw:g>
              <draw:polygon draw:style-name="gr443" draw:text-style-name="P9" draw:layer="layout" svg:width="0.411cm" svg:height="0.442cm" svg:x="26.746cm" svg:y="17.717cm" svg:viewBox="0 0 412 443" draw:points="0,127 0,0 412,317 412,443">
                <text:p/>
              </draw:polygon>
              <draw:polygon draw:style-name="gr444" draw:text-style-name="P9" draw:layer="layout" svg:width="0.411cm" svg:height="0.537cm" svg:x="27.076cm" svg:y="17.243cm" svg:viewBox="0 0 412 538" draw:points="0,222 0,0 412,317 412,538">
                <text:p/>
              </draw:polygon>
              <draw:polygon draw:style-name="gr445" draw:text-style-name="P11" draw:layer="layout" svg:width="0.74cm" svg:height="0.569cm" svg:x="26.746cm" svg:y="17.464cm" svg:viewBox="0 0 741 570" draw:points="0,254 329,0 741,317 412,570">
                <text:p/>
              </draw:polygon>
              <draw:line draw:style-name="gr446" draw:text-style-name="P5" draw:layer="layout" svg:x1="27.076cm" svg:y1="17.464cm" svg:x2="27.488cm" svg:y2="17.781cm">
                <text:p/>
              </draw:line>
              <draw:polygon draw:style-name="gr447" draw:text-style-name="P33" draw:layer="layout" svg:width="0.411cm" svg:height="0.537cm" svg:x="27.158cm" svg:y="17.622cm" svg:viewBox="0 0 412 538" draw:points="0,538 0,412 329,158 329,0 412,63 412,222">
                <text:p/>
              </draw:polygon>
              <draw:polygon draw:style-name="gr448" draw:text-style-name="P9" draw:layer="layout" svg:width="1.317cm" svg:height="2.405cm" svg:x="26.294cm" svg:y="15.311cm" svg:viewBox="0 0 1318 2406" draw:points="0,1393 0,0 1318,1013 1318,2406">
                <text:p/>
              </draw:polygon>
              <draw:polygon draw:style-name="gr449" draw:text-style-name="P29" draw:layer="layout" svg:width="1.235cm" svg:height="2.215cm" svg:x="26.335cm" svg:y="15.406cm" svg:viewBox="0 0 1236 2216" draw:points="0,1266 0,0 1236,950 1236,2216">
                <text:p/>
              </draw:polygon>
              <draw:polygon draw:style-name="gr450" draw:text-style-name="P11" draw:layer="layout" svg:width="1.399cm" svg:height="1.075cm" svg:x="26.294cm" svg:y="15.248cm" svg:viewBox="0 0 1400 1076" draw:points="1318,1076 0,63 83,0 1400,1013">
                <text:p/>
              </draw:polygon>
              <draw:polygon draw:style-name="gr451" draw:text-style-name="P33" draw:layer="layout" svg:width="0.082cm" svg:height="1.455cm" svg:x="27.612cm" svg:y="16.261cm" svg:viewBox="0 0 83 1456" draw:points="0,1456 0,63 83,0 83,1393">
                <text:p/>
              </draw:polygon>
              <draw:polygon draw:style-name="gr452" draw:text-style-name="P8" draw:layer="layout" svg:width="1.399cm" svg:height="2.912cm" svg:x="26.294cm" svg:y="15.248cm" svg:viewBox="0 0 1400 2913" draw:points="83,0 1400,1013 1400,2406 1318,2469 1277,2438 1277,2596 865,2913 453,2596 453,2469 782,2216 782,2058 0,1456 0,63">
                <text:p/>
              </draw:polygon>
            </draw:g>
          </draw:g>
          <draw:g>
            <draw:path draw:style-name="gr453" draw:text-style-name="P3" draw:layer="layout" svg:width="0.535cm" svg:height="0.379cm" svg:x="26.993cm" svg:y="18.572cm" svg:viewBox="0 0 536 380" svg:d="M3 380c113 0 533-158 533-253 0-96-10-127-123-127 0 95-453 63-410 380z">
              <text:p/>
            </draw:path>
            <draw:g>
              <draw:polygon draw:style-name="gr454" draw:text-style-name="P11" draw:layer="layout" svg:width="1.77cm" svg:height="1.361cm" svg:x="25.676cm" svg:y="17.496cm" svg:viewBox="0 0 1771 1362" draw:points="1318,1362 0,348 453,0 1771,1013">
                <text:p/>
              </draw:polygon>
              <draw:polygon draw:style-name="gr455" draw:text-style-name="P32" draw:layer="layout" svg:width="1.193cm" svg:height="0.917cm" svg:x="25.8cm" svg:y="17.591cm" svg:viewBox="0 0 1194 918" draw:points="0,254 329,0 1194,665 865,918">
                <text:p/>
              </draw:polygon>
              <draw:polygon draw:style-name="gr456" draw:text-style-name="P32" draw:layer="layout" svg:width="0.576cm" svg:height="0.442cm" svg:x="26.746cm" svg:y="18.319cm" svg:viewBox="0 0 577 443" draw:points="0,254 329,0 577,190 247,443">
                <text:p/>
              </draw:polygon>
              <draw:polygon draw:style-name="gr457" draw:text-style-name="P33" draw:layer="layout" svg:width="0.452cm" svg:height="0.474cm" svg:x="26.994cm" svg:y="18.509cm" svg:viewBox="0 0 453 475" draw:points="0,475 0,348 453,0 453,127">
                <text:p/>
              </draw:polygon>
              <draw:line draw:style-name="gr458" draw:text-style-name="P5" draw:layer="layout" svg:x1="25.882cm" svg:y1="17.781cm" svg:x2="26.747cm" svg:y2="18.446cm">
                <text:p/>
              </draw:line>
              <draw:line draw:style-name="gr459" draw:text-style-name="P5" draw:layer="layout" svg:x1="25.964cm" svg:y1="17.717cm" svg:x2="26.829cm" svg:y2="18.382cm">
                <text:p/>
              </draw:line>
              <draw:line draw:style-name="gr460" draw:text-style-name="P5" draw:layer="layout" svg:x1="26.047cm" svg:y1="17.654cm" svg:x2="26.912cm" svg:y2="18.319cm">
                <text:p/>
              </draw:line>
              <draw:line draw:style-name="gr461" draw:text-style-name="P5" draw:layer="layout" svg:x1="26.829cm" svg:y1="18.255cm" svg:x2="26.912cm" svg:y2="18.192cm">
                <text:p/>
              </draw:line>
              <draw:line draw:style-name="gr462" draw:text-style-name="P5" draw:layer="layout" svg:x1="26.746cm" svg:y1="18.192cm" svg:x2="26.829cm" svg:y2="18.129cm">
                <text:p/>
              </draw:line>
              <draw:line draw:style-name="gr463" draw:text-style-name="P5" draw:layer="layout" svg:x1="26.664cm" svg:y1="18.129cm" svg:x2="26.747cm" svg:y2="18.066cm">
                <text:p/>
              </draw:line>
              <draw:line draw:style-name="gr464" draw:text-style-name="P5" draw:layer="layout" svg:x1="26.705cm" svg:y1="18.287cm" svg:x2="26.788cm" svg:y2="18.224cm">
                <text:p/>
              </draw:line>
              <draw:line draw:style-name="gr465" draw:text-style-name="P5" draw:layer="layout" svg:x1="26.623cm" svg:y1="18.224cm" svg:x2="26.706cm" svg:y2="18.161cm">
                <text:p/>
              </draw:line>
              <draw:line draw:style-name="gr466" draw:text-style-name="P5" draw:layer="layout" svg:x1="26.541cm" svg:y1="18.16cm" svg:x2="26.624cm" svg:y2="18.097cm">
                <text:p/>
              </draw:line>
              <draw:line draw:style-name="gr467" draw:text-style-name="P5" draw:layer="layout" svg:x1="26.582cm" svg:y1="18.066cm" svg:x2="26.665cm" svg:y2="18.003cm">
                <text:p/>
              </draw:line>
              <draw:line draw:style-name="gr468" draw:text-style-name="P5" draw:layer="layout" svg:x1="26.458cm" svg:y1="18.097cm" svg:x2="26.541cm" svg:y2="18.034cm">
                <text:p/>
              </draw:line>
              <draw:line draw:style-name="gr469" draw:text-style-name="P5" draw:layer="layout" svg:x1="26.5cm" svg:y1="18.002cm" svg:x2="26.583cm" svg:y2="17.939cm">
                <text:p/>
              </draw:line>
              <draw:line draw:style-name="gr470" draw:text-style-name="P5" draw:layer="layout" svg:x1="26.417cm" svg:y1="17.939cm" svg:x2="26.5cm" svg:y2="17.876cm">
                <text:p/>
              </draw:line>
              <draw:line draw:style-name="gr471" draw:text-style-name="P5" draw:layer="layout" svg:x1="26.335cm" svg:y1="17.876cm" svg:x2="26.418cm" svg:y2="17.813cm">
                <text:p/>
              </draw:line>
              <draw:line draw:style-name="gr472" draw:text-style-name="P5" draw:layer="layout" svg:x1="26.376cm" svg:y1="18.034cm" svg:x2="26.459cm" svg:y2="17.971cm">
                <text:p/>
              </draw:line>
              <draw:line draw:style-name="gr473" draw:text-style-name="P5" draw:layer="layout" svg:x1="26.294cm" svg:y1="17.97cm" svg:x2="26.377cm" svg:y2="17.907cm">
                <text:p/>
              </draw:line>
              <draw:line draw:style-name="gr474" draw:text-style-name="P5" draw:layer="layout" svg:x1="26.211cm" svg:y1="17.907cm" svg:x2="26.294cm" svg:y2="17.844cm">
                <text:p/>
              </draw:line>
              <draw:line draw:style-name="gr475" draw:text-style-name="P5" draw:layer="layout" svg:x1="26.253cm" svg:y1="17.812cm" svg:x2="26.336cm" svg:y2="17.749cm">
                <text:p/>
              </draw:line>
              <draw:line draw:style-name="gr476" draw:text-style-name="P5" draw:layer="layout" svg:x1="26.129cm" svg:y1="17.844cm" svg:x2="26.212cm" svg:y2="17.781cm">
                <text:p/>
              </draw:line>
              <draw:line draw:style-name="gr477" draw:text-style-name="P5" draw:layer="layout" svg:x1="26.17cm" svg:y1="17.749cm" svg:x2="26.253cm" svg:y2="17.686cm">
                <text:p/>
              </draw:line>
              <draw:line draw:style-name="gr478" draw:text-style-name="P5" draw:layer="layout" svg:x1="26.088cm" svg:y1="17.685cm" svg:x2="26.171cm" svg:y2="17.622cm">
                <text:p/>
              </draw:line>
              <draw:line draw:style-name="gr479" draw:text-style-name="P5" draw:layer="layout" svg:x1="26.047cm" svg:y1="17.78cm" svg:x2="26.13cm" svg:y2="17.717cm">
                <text:p/>
              </draw:line>
              <draw:line draw:style-name="gr480" draw:text-style-name="P5" draw:layer="layout" svg:x1="26.582cm" svg:y1="18.319cm" svg:x2="26.665cm" svg:y2="18.256cm">
                <text:p/>
              </draw:line>
              <draw:line draw:style-name="gr481" draw:text-style-name="P5" draw:layer="layout" svg:x1="26.5cm" svg:y1="18.255cm" svg:x2="26.583cm" svg:y2="18.192cm">
                <text:p/>
              </draw:line>
              <draw:line draw:style-name="gr482" draw:text-style-name="P5" draw:layer="layout" svg:x1="26.417cm" svg:y1="18.192cm" svg:x2="26.5cm" svg:y2="18.129cm">
                <text:p/>
              </draw:line>
              <draw:line draw:style-name="gr483" draw:text-style-name="P5" draw:layer="layout" svg:x1="26.376cm" svg:y1="18.287cm" svg:x2="26.459cm" svg:y2="18.224cm">
                <text:p/>
              </draw:line>
              <draw:line draw:style-name="gr484" draw:text-style-name="P5" draw:layer="layout" svg:x1="26.294cm" svg:y1="18.224cm" svg:x2="26.377cm" svg:y2="18.161cm">
                <text:p/>
              </draw:line>
              <draw:line draw:style-name="gr485" draw:text-style-name="P5" draw:layer="layout" svg:x1="26.335cm" svg:y1="18.129cm" svg:x2="26.418cm" svg:y2="18.066cm">
                <text:p/>
              </draw:line>
              <draw:line draw:style-name="gr486" draw:text-style-name="P5" draw:layer="layout" svg:x1="26.253cm" svg:y1="18.066cm" svg:x2="26.336cm" svg:y2="18.003cm">
                <text:p/>
              </draw:line>
              <draw:line draw:style-name="gr487" draw:text-style-name="P5" draw:layer="layout" svg:x1="26.17cm" svg:y1="18.002cm" svg:x2="26.253cm" svg:y2="17.939cm">
                <text:p/>
              </draw:line>
              <draw:line draw:style-name="gr488" draw:text-style-name="P5" draw:layer="layout" svg:x1="26.088cm" svg:y1="17.939cm" svg:x2="26.171cm" svg:y2="17.876cm">
                <text:p/>
              </draw:line>
              <draw:line draw:style-name="gr489" draw:text-style-name="P5" draw:layer="layout" svg:x1="25.964cm" svg:y1="17.97cm" svg:x2="26.047cm" svg:y2="17.907cm">
                <text:p/>
              </draw:line>
              <draw:line draw:style-name="gr490" draw:text-style-name="P5" draw:layer="layout" svg:x1="26.005cm" svg:y1="17.876cm" svg:x2="26.088cm" svg:y2="17.813cm">
                <text:p/>
              </draw:line>
              <draw:line draw:style-name="gr491" draw:text-style-name="P5" draw:layer="layout" svg:x1="25.882cm" svg:y1="17.907cm" svg:x2="25.965cm" svg:y2="17.844cm">
                <text:p/>
              </draw:line>
              <draw:line draw:style-name="gr492" draw:text-style-name="P5" draw:layer="layout" svg:x1="26.541cm" svg:y1="18.414cm" svg:x2="26.624cm" svg:y2="18.351cm">
                <text:p/>
              </draw:line>
              <draw:line draw:style-name="gr493" draw:text-style-name="P5" draw:layer="layout" svg:x1="26.458cm" svg:y1="18.351cm" svg:x2="26.541cm" svg:y2="18.288cm">
                <text:p/>
              </draw:line>
              <draw:line draw:style-name="gr494" draw:text-style-name="P5" draw:layer="layout" svg:x1="26.829cm" svg:y1="18.636cm" svg:x2="27.158cm" svg:y2="18.382cm">
                <text:p/>
              </draw:line>
              <draw:line draw:style-name="gr495" draw:text-style-name="P5" draw:layer="layout" svg:x1="26.912cm" svg:y1="18.7cm" svg:x2="27.241cm" svg:y2="18.446cm">
                <text:p/>
              </draw:line>
              <draw:line draw:style-name="gr496" draw:text-style-name="P5" draw:layer="layout" svg:x1="26.994cm" svg:y1="18.382cm" svg:x2="27.241cm" svg:y2="18.572cm">
                <text:p/>
              </draw:line>
              <draw:line draw:style-name="gr497" draw:text-style-name="P5" draw:layer="layout" svg:x1="26.912cm" svg:y1="18.446cm" svg:x2="27.159cm" svg:y2="18.636cm">
                <text:p/>
              </draw:line>
              <draw:line draw:style-name="gr498" draw:text-style-name="P5" draw:layer="layout" svg:x1="26.829cm" svg:y1="18.509cm" svg:x2="26.994cm" svg:y2="18.636cm">
                <text:p/>
              </draw:line>
              <draw:polygon draw:style-name="gr499" draw:text-style-name="P9" draw:layer="layout" svg:width="1.317cm" svg:height="1.139cm" svg:x="25.676cm" svg:y="17.844cm" svg:viewBox="0 0 1318 1140" draw:points="0,127 0,0 1318,1013 1318,1140">
                <text:p/>
              </draw:polygon>
              <draw:polygon draw:style-name="gr500" draw:text-style-name="P8" draw:layer="layout" svg:width="1.77cm" svg:height="1.487cm" svg:x="25.676cm" svg:y="17.496cm" svg:viewBox="0 0 1771 1488" draw:points="453,0 1771,1013 1771,1140 1318,1488 0,475 0,348">
                <text:p/>
              </draw:polygon>
            </draw:g>
          </draw:g>
        </draw:g>
        <draw:g>
          <draw:glue-point draw:id="4" svg:x="3.888cm" svg:y="0.154cm"/>
          <draw:glue-point draw:id="5" svg:x="1.148cm" svg:y="-3.571cm"/>
          <draw:glue-point draw:id="6" svg:x="-5cm" svg:y="2.113cm"/>
          <draw:glue-point draw:id="7" svg:x="0.185cm" svg:y="5cm"/>
          <draw:glue-point draw:id="8" svg:x="3.703cm" svg:y="3.041cm"/>
          <draw:path draw:style-name="gr501" draw:text-style-name="P3" draw:layer="layout" svg:width="1.199cm" svg:height="0.795cm" svg:x="24.242cm" svg:y="19.104cm" svg:viewBox="0 0 1200 796" svg:d="M2 796c126 0 1198-284 1198-540s-289-256-415-256c0 86-830 171-783 796z">
            <text:p/>
          </draw:path>
          <draw:g>
            <draw:polygon draw:style-name="gr502" draw:text-style-name="P11" draw:layer="layout" svg:width="2.167cm" svg:height="1.336cm" svg:x="22.951cm" svg:y="18.422cm" svg:viewBox="0 0 2168 1337" draw:points="1292,1337 0,541 876,0 2168,796">
              <text:p/>
            </draw:polygon>
            <draw:polygon draw:style-name="gr503" draw:text-style-name="P32" draw:layer="layout" svg:width="1.429cm" svg:height="0.881cm" svg:x="23.458cm" svg:y="18.564cm" svg:viewBox="0 0 1430 882" draw:points="0,227 369,0 1430,654 1061,882">
              <text:p/>
            </draw:polygon>
            <draw:polygon draw:style-name="gr504" draw:text-style-name="P9" draw:layer="layout" svg:width="1.291cm" svg:height="2.047cm" svg:x="23.827cm" svg:y="17.171cm" svg:viewBox="0 0 1292 2048" draw:points="0,1252 0,0 1292,796 1292,2048">
              <text:p/>
            </draw:polygon>
            <draw:polygon draw:style-name="gr505" draw:text-style-name="P29" draw:layer="layout" svg:width="1.198cm" svg:height="1.791cm" svg:x="23.874cm" svg:y="17.256cm" svg:viewBox="0 0 1199 1792" draw:points="0,1052 0,0 1199,739 1199,1792">
              <text:p/>
            </draw:polygon>
            <draw:polygon draw:style-name="gr506" draw:text-style-name="P11" draw:layer="layout" svg:width="1.337cm" svg:height="0.824cm" svg:x="23.827cm" svg:y="17.142cm" svg:viewBox="0 0 1338 825" draw:points="1292,825 0,29 46,0 1338,796">
              <text:p/>
            </draw:polygon>
            <draw:polygon draw:style-name="gr507" draw:text-style-name="P33" draw:layer="layout" svg:width="0.045cm" svg:height="1.279cm" svg:x="25.119cm" svg:y="17.938cm" svg:viewBox="0 0 46 1280" draw:points="0,1280 0,29 46,0 46,1252">
              <text:p/>
            </draw:polygon>
            <draw:polygon draw:style-name="gr508" draw:text-style-name="P33" draw:layer="layout" svg:width="0.875cm" svg:height="0.681cm" svg:x="24.243cm" svg:y="19.218cm" svg:viewBox="0 0 876 682" draw:points="0,682 0,541 876,0 876,142">
              <text:p/>
            </draw:polygon>
            <draw:line draw:style-name="gr509" draw:text-style-name="P5" draw:layer="layout" svg:x1="23.551cm" svg:y1="18.735cm" svg:x2="24.612cm" svg:y2="19.389cm">
              <text:p/>
            </draw:line>
            <draw:line draw:style-name="gr510" draw:text-style-name="P5" draw:layer="layout" svg:x1="23.643cm" svg:y1="18.678cm" svg:x2="24.704cm" svg:y2="19.332cm">
              <text:p/>
            </draw:line>
            <draw:line draw:style-name="gr511" draw:text-style-name="P5" draw:layer="layout" svg:x1="23.735cm" svg:y1="18.621cm" svg:x2="24.796cm" svg:y2="19.275cm">
              <text:p/>
            </draw:line>
            <draw:line draw:style-name="gr512" draw:text-style-name="P5" draw:layer="layout" svg:x1="24.658cm" svg:y1="19.19cm" svg:x2="24.75cm" svg:y2="19.133cm">
              <text:p/>
            </draw:line>
            <draw:line draw:style-name="gr513" draw:text-style-name="P5" draw:layer="layout" svg:x1="24.566cm" svg:y1="19.133cm" svg:x2="24.658cm" svg:y2="19.076cm">
              <text:p/>
            </draw:line>
            <draw:line draw:style-name="gr514" draw:text-style-name="P5" draw:layer="layout" svg:x1="24.473cm" svg:y1="19.076cm" svg:x2="24.565cm" svg:y2="19.019cm">
              <text:p/>
            </draw:line>
            <draw:line draw:style-name="gr515" draw:text-style-name="P5" draw:layer="layout" svg:x1="24.519cm" svg:y1="19.218cm" svg:x2="24.611cm" svg:y2="19.161cm">
              <text:p/>
            </draw:line>
            <draw:line draw:style-name="gr516" draw:text-style-name="P5" draw:layer="layout" svg:x1="24.427cm" svg:y1="19.161cm" svg:x2="24.519cm" svg:y2="19.104cm">
              <text:p/>
            </draw:line>
            <draw:line draw:style-name="gr517" draw:text-style-name="P5" draw:layer="layout" svg:x1="24.335cm" svg:y1="19.104cm" svg:x2="24.427cm" svg:y2="19.047cm">
              <text:p/>
            </draw:line>
            <draw:line draw:style-name="gr518" draw:text-style-name="P5" draw:layer="layout" svg:x1="24.381cm" svg:y1="19.019cm" svg:x2="24.473cm" svg:y2="18.962cm">
              <text:p/>
            </draw:line>
            <draw:line draw:style-name="gr519" draw:text-style-name="P5" draw:layer="layout" svg:x1="24.243cm" svg:y1="19.048cm" svg:x2="24.335cm" svg:y2="18.991cm">
              <text:p/>
            </draw:line>
            <draw:line draw:style-name="gr520" draw:text-style-name="P5" draw:layer="layout" svg:x1="24.289cm" svg:y1="18.963cm" svg:x2="24.381cm" svg:y2="18.906cm">
              <text:p/>
            </draw:line>
            <draw:line draw:style-name="gr521" draw:text-style-name="P5" draw:layer="layout" svg:x1="24.196cm" svg:y1="18.906cm" svg:x2="24.288cm" svg:y2="18.849cm">
              <text:p/>
            </draw:line>
            <draw:line draw:style-name="gr522" draw:text-style-name="P5" draw:layer="layout" svg:x1="24.104cm" svg:y1="18.849cm" svg:x2="24.196cm" svg:y2="18.792cm">
              <text:p/>
            </draw:line>
            <draw:line draw:style-name="gr523" draw:text-style-name="P5" draw:layer="layout" svg:x1="24.15cm" svg:y1="18.991cm" svg:x2="24.242cm" svg:y2="18.934cm">
              <text:p/>
            </draw:line>
            <draw:line draw:style-name="gr524" draw:text-style-name="P5" draw:layer="layout" svg:x1="24.058cm" svg:y1="18.934cm" svg:x2="24.15cm" svg:y2="18.877cm">
              <text:p/>
            </draw:line>
            <draw:line draw:style-name="gr525" draw:text-style-name="P5" draw:layer="layout" svg:x1="23.966cm" svg:y1="18.877cm" svg:x2="24.058cm" svg:y2="18.82cm">
              <text:p/>
            </draw:line>
            <draw:line draw:style-name="gr526" draw:text-style-name="P5" draw:layer="layout" svg:x1="24.012cm" svg:y1="18.792cm" svg:x2="24.104cm" svg:y2="18.735cm">
              <text:p/>
            </draw:line>
            <draw:line draw:style-name="gr527" draw:text-style-name="P5" draw:layer="layout" svg:x1="23.874cm" svg:y1="18.82cm" svg:x2="23.966cm" svg:y2="18.763cm">
              <text:p/>
            </draw:line>
            <draw:line draw:style-name="gr528" draw:text-style-name="P5" draw:layer="layout" svg:x1="23.92cm" svg:y1="18.735cm" svg:x2="24.012cm" svg:y2="18.678cm">
              <text:p/>
            </draw:line>
            <draw:line draw:style-name="gr529" draw:text-style-name="P5" draw:layer="layout" svg:x1="23.827cm" svg:y1="18.678cm" svg:x2="23.919cm" svg:y2="18.621cm">
              <text:p/>
            </draw:line>
            <draw:line draw:style-name="gr530" draw:text-style-name="P5" draw:layer="layout" svg:x1="23.781cm" svg:y1="18.763cm" svg:x2="23.873cm" svg:y2="18.706cm">
              <text:p/>
            </draw:line>
            <draw:line draw:style-name="gr531" draw:text-style-name="P5" draw:layer="layout" svg:x1="24.381cm" svg:y1="19.247cm" svg:x2="24.473cm" svg:y2="19.19cm">
              <text:p/>
            </draw:line>
            <draw:line draw:style-name="gr532" draw:text-style-name="P5" draw:layer="layout" svg:x1="24.289cm" svg:y1="19.19cm" svg:x2="24.381cm" svg:y2="19.133cm">
              <text:p/>
            </draw:line>
            <draw:line draw:style-name="gr533" draw:text-style-name="P5" draw:layer="layout" svg:x1="24.196cm" svg:y1="19.133cm" svg:x2="24.288cm" svg:y2="19.076cm">
              <text:p/>
            </draw:line>
            <draw:line draw:style-name="gr534" draw:text-style-name="P5" draw:layer="layout" svg:x1="24.15cm" svg:y1="19.218cm" svg:x2="24.242cm" svg:y2="19.161cm">
              <text:p/>
            </draw:line>
            <draw:line draw:style-name="gr535" draw:text-style-name="P5" draw:layer="layout" svg:x1="24.058cm" svg:y1="19.161cm" svg:x2="24.15cm" svg:y2="19.104cm">
              <text:p/>
            </draw:line>
            <draw:line draw:style-name="gr536" draw:text-style-name="P5" draw:layer="layout" svg:x1="24.104cm" svg:y1="19.076cm" svg:x2="24.196cm" svg:y2="19.019cm">
              <text:p/>
            </draw:line>
            <draw:line draw:style-name="gr537" draw:text-style-name="P5" draw:layer="layout" svg:x1="24.012cm" svg:y1="19.019cm" svg:x2="24.104cm" svg:y2="18.962cm">
              <text:p/>
            </draw:line>
            <draw:line draw:style-name="gr538" draw:text-style-name="P5" draw:layer="layout" svg:x1="23.92cm" svg:y1="18.963cm" svg:x2="24.012cm" svg:y2="18.906cm">
              <text:p/>
            </draw:line>
            <draw:line draw:style-name="gr539" draw:text-style-name="P5" draw:layer="layout" svg:x1="23.827cm" svg:y1="18.906cm" svg:x2="23.919cm" svg:y2="18.849cm">
              <text:p/>
            </draw:line>
            <draw:line draw:style-name="gr540" draw:text-style-name="P5" draw:layer="layout" svg:x1="23.689cm" svg:y1="18.934cm" svg:x2="23.781cm" svg:y2="18.877cm">
              <text:p/>
            </draw:line>
            <draw:line draw:style-name="gr541" draw:text-style-name="P5" draw:layer="layout" svg:x1="23.735cm" svg:y1="18.849cm" svg:x2="23.827cm" svg:y2="18.792cm">
              <text:p/>
            </draw:line>
            <draw:line draw:style-name="gr542" draw:text-style-name="P5" draw:layer="layout" svg:x1="23.597cm" svg:y1="18.877cm" svg:x2="23.689cm" svg:y2="18.82cm">
              <text:p/>
            </draw:line>
            <draw:line draw:style-name="gr543" draw:text-style-name="P5" draw:layer="layout" svg:x1="24.335cm" svg:y1="19.332cm" svg:x2="24.427cm" svg:y2="19.275cm">
              <text:p/>
            </draw:line>
            <draw:line draw:style-name="gr544" draw:text-style-name="P5" draw:layer="layout" svg:x1="24.243cm" svg:y1="19.275cm" svg:x2="24.335cm" svg:y2="19.218cm">
              <text:p/>
            </draw:line>
            <draw:polygon draw:style-name="gr545" draw:text-style-name="P9" draw:layer="layout" svg:width="1.291cm" svg:height="0.938cm" svg:x="22.951cm" svg:y="18.962cm" svg:viewBox="0 0 1292 939" draw:points="0,142 0,0 1292,796 1292,939">
              <text:p/>
            </draw:polygon>
            <draw:polygon draw:style-name="gr546" draw:text-style-name="P8" draw:layer="layout" svg:width="2.213cm" svg:height="2.758cm" svg:x="22.951cm" svg:y="17.142cm" svg:viewBox="0 0 2214 2759" draw:points="923,0 2214,796 2214,2048 2168,2076 2168,2218 1292,2759 0,1962 0,1820 876,1280 876,29">
              <text:p/>
            </draw:polygon>
            <draw:polygon draw:style-name="gr547" draw:text-style-name="P34" draw:layer="layout" svg:width="0.553cm" svg:height="0.34cm" svg:x="23.505cm" svg:y="19.047cm" svg:viewBox="0 0 554 341" draw:points="0,142 231,0 554,199 323,341">
              <text:p/>
            </draw:polygon>
            <draw:line draw:style-name="gr548" draw:text-style-name="P5" draw:layer="layout" svg:x1="24.612cm" svg:y1="19.275cm" svg:x2="24.704cm" svg:y2="19.218cm">
              <text:p/>
            </draw:line>
            <draw:line draw:style-name="gr549" draw:text-style-name="P5" draw:layer="layout" svg:x1="24.473cm" svg:y1="19.304cm" svg:x2="24.565cm" svg:y2="19.247cm">
              <text:p/>
            </draw:line>
          </draw:g>
        </draw:g>
        <draw:line draw:style-name="gr152" draw:text-style-name="P27" draw:layer="layout" svg:x1="23.791cm" svg:y1="19.174cm" svg:x2="16.806cm" svg:y2="12.698cm">
          <text:p/>
        </draw:line>
        <draw:line draw:style-name="gr231" draw:text-style-name="P27" draw:layer="layout" svg:x1="16.425cm" svg:y1="12.57cm" svg:x2="27.347cm" svg:y2="18.158cm">
          <text:p/>
        </draw:line>
        <draw:line draw:style-name="gr231" draw:text-style-name="P27" draw:layer="layout" svg:x1="16.933cm" svg:y1="12.189cm" svg:x2="25.061cm" svg:y2="15.364cm">
          <text:p/>
        </draw:line>
        <draw:line draw:style-name="gr231" draw:text-style-name="P27" draw:layer="layout" svg:x1="16.552cm" svg:y1="12.189cm" svg:x2="26.585cm" svg:y2="13.078cm">
          <text:p/>
        </draw:line>
        <draw:line draw:style-name="gr231" draw:text-style-name="P27" draw:layer="layout" svg:x1="16.552cm" svg:y1="12.316cm" svg:x2="20.362cm" svg:y2="17.904cm">
          <text:p/>
        </draw:lin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50" draw:text-style-name="P3" draw:layer="layout" svg:width="1.455cm" svg:height="0.971cm" svg:x="6.206cm" svg:y="15.027cm" svg:viewBox="0 0 1456 972" svg:d="M1 972c121 0 1455-604 1455-788s-187-184-309-184c0 79-1190 394-1146 972z">
              <text:p/>
            </draw:path>
            <draw:g>
              <draw:polygon draw:style-name="gr551" draw:text-style-name="P9" draw:layer="layout" svg:width="1.542cm" svg:height="1.444cm" svg:x="4.575cm" svg:y="14.501cm" svg:viewBox="0 0 1543 1445" draw:points="0,526 0,0 1543,920 1543,1445">
                <text:p/>
              </draw:polygon>
              <draw:polygon draw:style-name="gr552" draw:text-style-name="P10" draw:layer="layout" svg:width="1.322cm" svg:height="1.313cm" svg:x="6.118cm" svg:y="14.633cm" svg:viewBox="0 0 1323 1314" draw:points="0,1314 0,788 1323,0 1323,526">
                <text:p/>
              </draw:polygon>
              <draw:polygon draw:style-name="gr553" draw:text-style-name="P11" draw:layer="layout" svg:width="2.865cm" svg:height="1.707cm" svg:x="4.575cm" svg:y="13.713cm" svg:viewBox="0 0 2866 1708" draw:points="1543,1708 0,788 1323,0 2866,920">
                <text:p/>
              </draw:polygon>
              <draw:line draw:style-name="gr554" draw:text-style-name="P5" draw:layer="layout" svg:x1="5.104cm" svg:y1="14.922cm" svg:x2="5.104cm" svg:y2="15.237cm">
                <text:p/>
              </draw:line>
              <draw:line draw:style-name="gr555" draw:text-style-name="P5" draw:layer="layout" svg:x1="6.075cm" svg:y1="15.595cm" svg:x2="5.369cm" svg:y2="15.174cm">
                <text:p/>
              </draw:line>
              <draw:line draw:style-name="gr556" draw:text-style-name="P5" draw:layer="layout" svg:x1="5.365cm" svg:y1="15.079cm" svg:x2="5.365cm" svg:y2="15.184cm">
                <text:p/>
              </draw:line>
              <draw:line draw:style-name="gr557" draw:text-style-name="P5" draw:layer="layout" svg:x1="6.071cm" svg:y1="15.5cm" svg:x2="6.071cm" svg:y2="15.605cm">
                <text:p/>
              </draw:line>
              <draw:line draw:style-name="gr558" draw:text-style-name="P5" draw:layer="layout" svg:x1="6.071cm" svg:y1="15.5cm" svg:x2="5.365cm" svg:y2="15.079cm">
                <text:p/>
              </draw:line>
              <draw:polygon draw:style-name="gr559" draw:text-style-name="P12" draw:layer="layout" svg:width="0.087cm" svg:height="0.157cm" svg:x="5.193cm" svg:y="14.974cm" svg:viewBox="0 0 88 158" draw:points="0,105 0,0 88,53 88,158">
                <text:p/>
              </draw:polygon>
              <draw:line draw:style-name="gr560" draw:text-style-name="P5" draw:layer="layout" svg:x1="5.016cm" svg:y1="14.869cm" svg:x2="5.016cm" svg:y2="15.184cm">
                <text:p/>
              </draw:line>
              <draw:line draw:style-name="gr561" draw:text-style-name="P5" draw:layer="layout" svg:x1="4.928cm" svg:y1="14.816cm" svg:x2="4.928cm" svg:y2="15.131cm">
                <text:p/>
              </draw:line>
              <draw:line draw:style-name="gr562" draw:text-style-name="P5" draw:layer="layout" svg:x1="4.84cm" svg:y1="14.764cm" svg:x2="4.84cm" svg:y2="15.079cm">
                <text:p/>
              </draw:line>
              <draw:line draw:style-name="gr563" draw:text-style-name="P5" draw:layer="layout" svg:x1="4.752cm" svg:y1="14.711cm" svg:x2="4.752cm" svg:y2="15.026cm">
                <text:p/>
              </draw:line>
              <draw:line draw:style-name="gr564" draw:text-style-name="P5" draw:layer="layout" svg:x1="4.663cm" svg:y1="14.659cm" svg:x2="4.663cm" svg:y2="14.974cm">
                <text:p/>
              </draw:line>
              <draw:polygon draw:style-name="gr565" draw:text-style-name="P9" draw:layer="layout" svg:width="0.087cm" svg:height="0.577cm" svg:x="4.487cm" svg:y="14.448cm" svg:viewBox="0 0 88 578" draw:points="0,526 0,0 88,53 88,578">
                <text:p/>
              </draw:polygon>
              <draw:polygon draw:style-name="gr566" draw:text-style-name="P9" draw:layer="layout" svg:width="0.087cm" svg:height="0.577cm" svg:x="6.118cm" svg:y="15.421cm" svg:viewBox="0 0 88 578" draw:points="0,526 0,0 88,53 88,578">
                <text:p/>
              </draw:polygon>
              <draw:polygon draw:style-name="gr567" draw:text-style-name="P8" draw:layer="layout" svg:width="2.953cm" svg:height="2.285cm" svg:x="4.487cm" svg:y="13.713cm" svg:viewBox="0 0 2954 2286" draw:points="0,1261 0,735 88,788 1411,0 2954,920 2954,1445 1720,2181 1720,2286">
                <text:p/>
              </draw:polygon>
            </draw:g>
          </draw:g>
          <draw:g>
            <draw:custom-shape draw:style-name="gr568" draw:text-style-name="P38" draw:layer="layout" svg:width="0.469cm" svg:height="0.48cm" svg:x="6.58cm" svg:y="15.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69" draw:text-style-name="P39" draw:layer="layout" svg:width="0.285cm" svg:height="0.449cm" svg:x="6.684cm" svg:y="15.419cm" svg:viewBox="0 0 286 450" draw:points="0,31 52,31 78,16 130,0 208,31 156,31 182,78 104,155 78,170 52,186 104,217 130,248 208,248 286,295 234,388 156,450 156,357 104,295 130,264 78,217 26,202 0,140">
              <text:p/>
            </draw:polygon>
            <draw:path draw:style-name="gr570" draw:text-style-name="P39" draw:layer="layout" svg:width="0.117cm" svg:height="0.204cm" svg:x="6.919cm" svg:y="15.447cm" svg:viewBox="0 0 118 205" svg:d="M104 205v-16l-26-46v-47l-26-62-52-31c52-31 156 171 104 202z">
              <text:p/>
            </draw:path>
            <draw:g>
              <draw:line draw:style-name="gr571" draw:text-style-name="P40" draw:layer="layout" svg:x1="6.788cm" svg:y1="15.713cm" svg:x2="6.762cm" svg:y2="15.605cm">
                <text:p/>
              </draw:line>
              <draw:line draw:style-name="gr572" draw:text-style-name="P40" draw:layer="layout" svg:x1="6.788cm" svg:y1="15.714cm" svg:x2="6.814cm" svg:y2="15.636cm">
                <text:p/>
              </draw:line>
              <draw:line draw:style-name="gr573" draw:text-style-name="P40" draw:layer="layout" svg:x1="6.84cm" svg:y1="15.714cm" svg:x2="6.814cm" svg:y2="15.636cm">
                <text:p/>
              </draw:line>
              <draw:line draw:style-name="gr574" draw:text-style-name="P40" draw:layer="layout" svg:x1="6.841cm" svg:y1="15.713cm" svg:x2="6.867cm" svg:y2="15.605cm">
                <text:p/>
              </draw:line>
            </draw:g>
            <draw:g>
              <draw:line draw:style-name="gr575" draw:text-style-name="P40" draw:layer="layout" svg:x1="6.945cm" svg:y1="15.713cm" svg:x2="6.919cm" svg:y2="15.605cm">
                <text:p/>
              </draw:line>
              <draw:line draw:style-name="gr576" draw:text-style-name="P40" draw:layer="layout" svg:x1="6.944cm" svg:y1="15.714cm" svg:x2="6.97cm" svg:y2="15.636cm">
                <text:p/>
              </draw:line>
              <draw:line draw:style-name="gr577" draw:text-style-name="P40" draw:layer="layout" svg:x1="6.997cm" svg:y1="15.714cm" svg:x2="6.971cm" svg:y2="15.636cm">
                <text:p/>
              </draw:line>
              <draw:line draw:style-name="gr578" draw:text-style-name="P40" draw:layer="layout" svg:x1="6.997cm" svg:y1="15.713cm" svg:x2="7.023cm" svg:y2="15.605cm">
                <text:p/>
              </draw:line>
            </draw:g>
            <draw:g>
              <draw:line draw:style-name="gr579" draw:text-style-name="P40" draw:layer="layout" svg:x1="6.632cm" svg:y1="15.713cm" svg:x2="6.606cm" svg:y2="15.605cm">
                <text:p/>
              </draw:line>
              <draw:line draw:style-name="gr580" draw:text-style-name="P40" draw:layer="layout" svg:x1="6.632cm" svg:y1="15.714cm" svg:x2="6.658cm" svg:y2="15.636cm">
                <text:p/>
              </draw:line>
              <draw:line draw:style-name="gr581" draw:text-style-name="P40" draw:layer="layout" svg:x1="6.684cm" svg:y1="15.714cm" svg:x2="6.658cm" svg:y2="15.636cm">
                <text:p/>
              </draw:line>
              <draw:line draw:style-name="gr582" draw:text-style-name="P40" draw:layer="layout" svg:x1="6.684cm" svg:y1="15.713cm" svg:x2="6.71cm" svg:y2="15.605cm">
                <text:p/>
              </draw:line>
            </draw:g>
          </draw:g>
        </draw:g>
        <draw:line draw:style-name="gr231" draw:text-style-name="P27" draw:layer="layout" svg:x1="7.662cm" svg:y1="2.537cm" svg:x2="5.884cm" svg:y2="14.348cm">
          <text:p/>
        </draw:line>
        <draw:frame draw:style-name="gr583" draw:text-style-name="P35" draw:layer="layout" svg:width="5.842cm" svg:height="1.58cm" svg:x="4.487cm" svg:y="15.999cm">
          <draw:text-box>
            <text:p><text:span text:style-name="T3">Web and client server -DMZ</text:span></text:p>
            <text:p><text:span text:style-name="T3">Fastpace.gh/</text:span></text:p>
            <text:p><text:span text:style-name="T3">http://197.159.129.129:7070</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84" draw:text-style-name="P3" draw:layer="layout" svg:width="1.688cm" svg:height="1.079cm" svg:x="9.783cm" svg:y="8.314cm" svg:viewBox="0 0 1689 1080" svg:d="M1 1080c141 0 1688-671 1688-876 0-204-217-204-358-204 0 87-1381 438-1330 1080z">
              <text:p/>
            </draw:path>
            <draw:g>
              <draw:polygon draw:style-name="gr585" draw:text-style-name="P9" draw:layer="layout" svg:width="1.789cm" svg:height="1.604cm" svg:x="7.891cm" svg:y="7.73cm" svg:viewBox="0 0 1790 1605" draw:points="0,584 0,0 1790,1021 1790,1605">
                <text:p/>
              </draw:polygon>
              <draw:polygon draw:style-name="gr586" draw:text-style-name="P10" draw:layer="layout" svg:width="1.533cm" svg:height="1.458cm" svg:x="9.681cm" svg:y="7.876cm" svg:viewBox="0 0 1534 1459" draw:points="0,1459 0,875 1534,0 1534,584">
                <text:p/>
              </draw:polygon>
              <draw:polygon draw:style-name="gr587" draw:text-style-name="P11" draw:layer="layout" svg:width="3.324cm" svg:height="1.896cm" svg:x="7.891cm" svg:y="6.855cm" svg:viewBox="0 0 3325 1897" draw:points="1790,1897 0,875 1534,0 3325,1021">
                <text:p/>
              </draw:polygon>
              <draw:line draw:style-name="gr588" draw:text-style-name="P5" draw:layer="layout" svg:x1="8.505cm" svg:y1="8.197cm" svg:x2="8.505cm" svg:y2="8.547cm">
                <text:p/>
              </draw:line>
              <draw:line draw:style-name="gr589" draw:text-style-name="P5" draw:layer="layout" svg:x1="9.631cm" svg:y1="8.945cm" svg:x2="8.812cm" svg:y2="8.478cm">
                <text:p/>
              </draw:line>
              <draw:line draw:style-name="gr590" draw:text-style-name="P5" draw:layer="layout" svg:x1="8.807cm" svg:y1="8.372cm" svg:x2="8.807cm" svg:y2="8.489cm">
                <text:p/>
              </draw:line>
              <draw:line draw:style-name="gr591" draw:text-style-name="P5" draw:layer="layout" svg:x1="9.626cm" svg:y1="8.84cm" svg:x2="9.626cm" svg:y2="8.957cm">
                <text:p/>
              </draw:line>
              <draw:line draw:style-name="gr592" draw:text-style-name="P5" draw:layer="layout" svg:x1="9.626cm" svg:y1="8.839cm" svg:x2="8.807cm" svg:y2="8.372cm">
                <text:p/>
              </draw:line>
              <draw:polygon draw:style-name="gr593" draw:text-style-name="P12" draw:layer="layout" svg:width="0.101cm" svg:height="0.174cm" svg:x="8.608cm" svg:y="8.256cm" svg:viewBox="0 0 102 175" draw:points="0,117 0,0 102,58 102,175">
                <text:p/>
              </draw:polygon>
              <draw:line draw:style-name="gr594" draw:text-style-name="P5" draw:layer="layout" svg:x1="8.403cm" svg:y1="8.139cm" svg:x2="8.403cm" svg:y2="8.489cm">
                <text:p/>
              </draw:line>
              <draw:line draw:style-name="gr595" draw:text-style-name="P5" draw:layer="layout" svg:x1="8.301cm" svg:y1="8.081cm" svg:x2="8.301cm" svg:y2="8.431cm">
                <text:p/>
              </draw:line>
              <draw:line draw:style-name="gr596" draw:text-style-name="P5" draw:layer="layout" svg:x1="8.198cm" svg:y1="8.022cm" svg:x2="8.198cm" svg:y2="8.372cm">
                <text:p/>
              </draw:line>
              <draw:line draw:style-name="gr597" draw:text-style-name="P5" draw:layer="layout" svg:x1="8.096cm" svg:y1="7.964cm" svg:x2="8.096cm" svg:y2="8.314cm">
                <text:p/>
              </draw:line>
              <draw:line draw:style-name="gr598" draw:text-style-name="P5" draw:layer="layout" svg:x1="7.994cm" svg:y1="7.905cm" svg:x2="7.994cm" svg:y2="8.255cm">
                <text:p/>
              </draw:line>
              <draw:polygon draw:style-name="gr599" draw:text-style-name="P9" draw:layer="layout" svg:width="0.101cm" svg:height="0.641cm" svg:x="7.789cm" svg:y="7.672cm" svg:viewBox="0 0 102 642" draw:points="0,584 0,0 102,58 102,642">
                <text:p/>
              </draw:polygon>
              <draw:polygon draw:style-name="gr600" draw:text-style-name="P9" draw:layer="layout" svg:width="0.101cm" svg:height="0.641cm" svg:x="9.681cm" svg:y="8.752cm" svg:viewBox="0 0 102 642" draw:points="0,584 0,0 102,58 102,642">
                <text:p/>
              </draw:polygon>
              <draw:polygon draw:style-name="gr601" draw:text-style-name="P8" draw:layer="layout" svg:width="3.426cm" svg:height="2.538cm" svg:x="7.789cm" svg:y="6.855cm" svg:viewBox="0 0 3427 2539" draw:points="0,1401 0,817 102,875 1637,0 3427,1021 3427,1605 1995,2422 1995,2539">
                <text:p/>
              </draw:polygon>
            </draw:g>
          </draw:g>
          <draw:g>
            <draw:g>
              <draw:polygon draw:style-name="gr602" draw:text-style-name="P41" draw:layer="layout" svg:width="0.167cm" svg:height="0.287cm" svg:x="10.535cm" svg:y="8.532cm" svg:viewBox="0 0 168 288" draw:points="0,288 0,96 168,0 168,191">
                <text:p/>
              </draw:polygon>
              <draw:polygon draw:style-name="gr603" draw:text-style-name="P42" draw:layer="layout" svg:width="0.167cm" svg:height="0.287cm" svg:x="10.367cm" svg:y="8.532cm" svg:viewBox="0 0 168 288" draw:points="0,191 0,0 168,96 168,288">
                <text:p/>
              </draw:polygon>
              <draw:polygon draw:style-name="gr604" draw:text-style-name="P43" draw:layer="layout" svg:width="0.335cm" svg:height="0.19cm" svg:x="10.367cm" svg:y="8.437cm" svg:viewBox="0 0 336 191" draw:points="168,191 0,96 168,0 336,96">
                <text:p/>
              </draw:polygon>
            </draw:g>
            <draw:g>
              <draw:polygon draw:style-name="gr605" draw:text-style-name="P41" draw:layer="layout" svg:width="0.167cm" svg:height="0.287cm" svg:x="10.283cm" svg:y="8.964cm" svg:viewBox="0 0 168 288" draw:points="0,288 0,96 168,0 168,191">
                <text:p/>
              </draw:polygon>
              <draw:polygon draw:style-name="gr606" draw:text-style-name="P42" draw:layer="layout" svg:width="0.167cm" svg:height="0.287cm" svg:x="10.115cm" svg:y="8.964cm" svg:viewBox="0 0 168 288" draw:points="0,191 0,0 168,96 168,288">
                <text:p/>
              </draw:polygon>
              <draw:polygon draw:style-name="gr607" draw:text-style-name="P43" draw:layer="layout" svg:width="0.335cm" svg:height="0.19cm" svg:x="10.115cm" svg:y="8.868cm" svg:viewBox="0 0 336 191" draw:points="168,191 0,96 168,0 336,96">
                <text:p/>
              </draw:polygon>
            </draw:g>
            <draw:g>
              <draw:polygon draw:style-name="gr608" draw:text-style-name="P41" draw:layer="layout" svg:width="0.167cm" svg:height="0.287cm" svg:x="10.787cm" svg:y="8.964cm" svg:viewBox="0 0 168 288" draw:points="0,288 0,96 168,0 168,191">
                <text:p/>
              </draw:polygon>
              <draw:polygon draw:style-name="gr609" draw:text-style-name="P42" draw:layer="layout" svg:width="0.167cm" svg:height="0.287cm" svg:x="10.619cm" svg:y="8.964cm" svg:viewBox="0 0 168 288" draw:points="0,191 0,0 168,96 168,288">
                <text:p/>
              </draw:polygon>
              <draw:polygon draw:style-name="gr610" draw:text-style-name="P43" draw:layer="layout" svg:width="0.335cm" svg:height="0.19cm" svg:x="10.619cm" svg:y="8.868cm" svg:viewBox="0 0 336 191" draw:points="168,191 0,96 168,0 336,96">
                <text:p/>
              </draw:polygon>
            </draw:g>
            <draw:g>
              <draw:polygon draw:style-name="gr611" draw:text-style-name="P41" draw:layer="layout" svg:width="0.167cm" svg:height="0.287cm" svg:x="10.535cm" svg:y="9.107cm" svg:viewBox="0 0 168 288" draw:points="0,288 0,96 168,0 168,191">
                <text:p/>
              </draw:polygon>
              <draw:polygon draw:style-name="gr612" draw:text-style-name="P42" draw:layer="layout" svg:width="0.167cm" svg:height="0.287cm" svg:x="10.367cm" svg:y="9.107cm" svg:viewBox="0 0 168 288" draw:points="0,191 0,0 168,96 168,288">
                <text:p/>
              </draw:polygon>
              <draw:polygon draw:style-name="gr613" draw:text-style-name="P43" draw:layer="layout" svg:width="0.335cm" svg:height="0.19cm" svg:x="10.367cm" svg:y="9.012cm" svg:viewBox="0 0 336 191" draw:points="168,191 0,96 168,0 336,96">
                <text:p/>
              </draw:polygon>
            </draw:g>
            <draw:g>
              <draw:polygon draw:style-name="gr614" draw:text-style-name="P41" draw:layer="layout" svg:width="0.167cm" svg:height="0.287cm" svg:x="10.787cm" svg:y="8.676cm" svg:viewBox="0 0 168 288" draw:points="0,288 0,96 168,0 168,191">
                <text:p/>
              </draw:polygon>
              <draw:polygon draw:style-name="gr615" draw:text-style-name="P42" draw:layer="layout" svg:width="0.167cm" svg:height="0.287cm" svg:x="10.619cm" svg:y="8.676cm" svg:viewBox="0 0 168 288" draw:points="0,191 0,0 168,96 168,288">
                <text:p/>
              </draw:polygon>
              <draw:polygon draw:style-name="gr616" draw:text-style-name="P43" draw:layer="layout" svg:width="0.335cm" svg:height="0.19cm" svg:x="10.619cm" svg:y="8.58cm" svg:viewBox="0 0 336 191" draw:points="168,191 0,96 168,0 336,96">
                <text:p/>
              </draw:polygon>
            </draw:g>
            <draw:g>
              <draw:polygon draw:style-name="gr617" draw:text-style-name="P41" draw:layer="layout" svg:width="0.167cm" svg:height="0.287cm" svg:x="10.283cm" svg:y="8.676cm" svg:viewBox="0 0 168 288" draw:points="0,288 0,96 168,0 168,191">
                <text:p/>
              </draw:polygon>
              <draw:polygon draw:style-name="gr618" draw:text-style-name="P42" draw:layer="layout" svg:width="0.167cm" svg:height="0.287cm" svg:x="10.115cm" svg:y="8.676cm" svg:viewBox="0 0 168 288" draw:points="0,191 0,0 168,96 168,288">
                <text:p/>
              </draw:polygon>
              <draw:polygon draw:style-name="gr619" draw:text-style-name="P43" draw:layer="layout" svg:width="0.335cm" svg:height="0.19cm" svg:x="10.115cm" svg:y="8.58cm" svg:viewBox="0 0 336 191" draw:points="168,191 0,96 168,0 336,96">
                <text:p/>
              </draw:polygon>
            </draw:g>
            <draw:g>
              <draw:polygon draw:style-name="gr620" draw:text-style-name="P41" draw:layer="layout" svg:width="0.167cm" svg:height="0.287cm" svg:x="10.535cm" svg:y="8.82cm" svg:viewBox="0 0 168 288" draw:points="0,288 0,96 168,0 168,191">
                <text:p/>
              </draw:polygon>
              <draw:polygon draw:style-name="gr621" draw:text-style-name="P42" draw:layer="layout" svg:width="0.167cm" svg:height="0.287cm" svg:x="10.367cm" svg:y="8.82cm" svg:viewBox="0 0 168 288" draw:points="0,191 0,0 168,96 168,288">
                <text:p/>
              </draw:polygon>
              <draw:polygon draw:style-name="gr622" draw:text-style-name="P43" draw:layer="layout" svg:width="0.335cm" svg:height="0.19cm" svg:x="10.367cm" svg:y="8.724cm" svg:viewBox="0 0 336 191" draw:points="168,191 0,96 168,0 336,96">
                <text:p/>
              </draw:polygon>
            </draw:g>
            <draw:polygon draw:style-name="gr623" draw:text-style-name="P8" draw:layer="layout" svg:width="0.839cm" svg:height="0.957cm" svg:x="10.115cm" svg:y="8.437cm" svg:viewBox="0 0 840 958" draw:points="0,719 0,527 84,479 0,431 0,240 168,144 252,191 252,96 420,0 588,96 588,191 672,144 840,240 840,431 756,479 840,527 840,719 672,815 588,767 588,863 420,958 252,863 252,767 168,815">
              <text:p/>
            </draw:polygon>
          </draw:g>
        </draw:g>
      </draw:page>
      <draw:page draw:name="page2" draw:style-name="dp1" draw:master-page-name="Default">
        <draw:frame draw:style-name="gr624" draw:text-style-name="P35" draw:layer="layout" svg:width="29.591cm" svg:height="20.075cm" svg:x="0.423cm" svg:y="0.378cm">
          <draw:text-box>
            <text:p><text:span text:style-name="T6">Software</text:span><text:span text:style-name="T7"> used </text:span><text:span text:style-name="T6">LibreOffice</text:span><text:span text:style-name="T7"> on Windows 10</text:span></text:p>
            <text:p><text:span text:style-name="T7">Version: </text:span><text:span text:style-name="T6">6.4.6.2 (x64)</text:span></text:p>
            <text:p><text:span text:style-name="T7">CPU threads: 4; OS: Windows 10.0 Build 18362; UI render: default; VCL: win; </text:span></text:p>
            <text:p><text:span text:style-name="T7">Locale: en-US (en_US); UI-Language: en-US</text:span></text:p>
            <text:p><text:span text:style-name="T7">Extension <text:s/>- vrt-network-equipment</text:span></text:p>
            <text:p><text:span text:style-name="T7"/></text:p>
            <text:p><text:span text:style-name="T6">Procedure</text:span><text:span text:style-name="T7"> </text:span></text:p>
            <text:p><text:span text:style-name="T7"/></text:p>
            <text:p><text:span text:style-name="T7">Visit </text:span><text:span text:style-name="T7"><text:a xlink:href="https://www.libreoffice.org/download/download/" xlink:type="simple">https://www.libreoffice.org/download/download/</text:a></text:span><text:span text:style-name="T7"><text:s/>and download any LibreOffice version of your choice (v6.4.6.2) in my case, install software</text:span></text:p>
            <text:p><text:span text:style-name="T7">Visit </text:span><text:span text:style-name="T7"><text:a xlink:href="https://extensions.libreoffice.org/en/extensions/show/vrt-network-equipment" xlink:type="simple">https://extensions.libreoffice.org/en/extensions/show/vrt-network-equipment</text:a></text:span><text:span text:style-name="T7"><text:s/>and download the latest build of the extension</text:span></text:p>
            <text:p><text:span text:style-name="T7">Open </text:span><text:span text:style-name="T6">LibreOffice Draw</text:span><text:span text:style-name="T7">, go to </text:span><text:span text:style-name="T6">tools</text:span><text:span text:style-name="T7"> tab, click </text:span><text:span text:style-name="T6">extension manager</text:span><text:span text:style-name="T7">, click the </text:span><text:span text:style-name="T6">add</text:span><text:span text:style-name="T7"> button</text:span></text:p>
            <text:p><text:span text:style-name="T7">A file explorer opens, browse to the location of the downloaded file (</text:span><text:span text:style-name="T6">.oxt</text:span><text:span text:style-name="T7"> file) and select and </text:span><text:span text:style-name="T6">open</text:span><text:span text:style-name="T7">, install extension and restart LibreOffice Draw, go to </text:span><text:span text:style-name="T6">view</text:span><text:span text:style-name="T7"> tab, select </text:span><text:span text:style-name="T6">gallery</text:span><text:span text:style-name="T7">, select </text:span><text:span text:style-name="T6">vrt extensions </text:span><text:span text:style-name="T7">from the list of themes depending on the device you wish to add to the diagram, edit your drawing.</text:span></text:p>
            <text:p><text:span text:style-name="T7"/></text:p>
            <text:p><text:span text:style-name="T6">Network design </text:span></text:p>
            <text:p><text:span text:style-name="T6"/></text:p>
            <text:p><text:span text:style-name="T6">ISP</text:span><text:span text:style-name="T7"> – </text:span><text:span text:style-name="T6">197.159.129.129/26</text:span><text:span text:style-name="T7"> – for a few connections between ISP and company alone – for security purposes</text:span></text:p>
            <text:p><text:span text:style-name="T6">LAN</text:span><text:span text:style-name="T7"> – </text:span><text:span text:style-name="T6">192.168.1.0/24 – 254</text:span><text:span text:style-name="T7"> hosts can be generated – can be further broken down if need be with private IP addresses and NAT protocols</text:span></text:p>
            <text:p><text:span text:style-name="T6">SERVERS</text:span><text:span text:style-name="T7"> – </text:span><text:span text:style-name="T6">192.168.1.2 – 20 and 192.168.1.201 – 254</text:span><text:span text:style-name="T7"> ample space for more additional services in the future</text:span></text:p>
            <text:p text:style-name="P44"><text:span text:style-name="T8"/></text:p>
            <text:p/>
            <text:p text:style-name="P44"/>
          </draw:text-box>
        </draw:frame>
      </draw:page>
      <draw:page draw:name="page3" draw:style-name="dp1" draw:master-page-name="Default">
        <draw:frame draw:style-name="gr625" draw:text-style-name="P35" draw:layer="layout" svg:width="29.43cm" svg:height="22.124cm" svg:x="0.677cm" svg:y="0.378cm">
          <draw:text-box>
            <text:p><text:span text:style-name="T9"/></text:p>
            <text:p><text:span text:style-name="T6">Microsoft authenticator </text:span><text:span text:style-name="T7">can also be set up on this server and two factor authentication created for user logins remote logins</text:span></text:p>
            <text:p text:style-name="P44"><text:span text:style-name="T8"/></text:p>
            <text:p><text:span text:style-name="T6">Authentication</text:span><text:span text:style-name="T7"> server hosts the domain controller in this case and handles all user, password and access procedures on the network</text:span></text:p>
            <text:p><text:span text:style-name="T7">Authentication server can also be configured with Microsoft authentication service for two factor authentication on the network</text:span></text:p>
            <text:p><text:span text:style-name="T7"/></text:p>
            <text:p><text:span text:style-name="T6">NAS</text:span><text:span text:style-name="T7"> is the file storage server for the network – folders are created on the file server for each department and access to each folder given only to the specific department members</text:span></text:p>
            <text:p><text:span text:style-name="T7">Heads of department are given their own folder on the server to share confidential files and reports</text:span></text:p>
            <text:p><text:span text:style-name="T7">Users can create their own private folders in the department folder where they can save their own work – also an automatic mapped drive can be created on their local computers once their user access is created on domain controller where they can save their files locally and on the domain server</text:span></text:p>
            <text:p><text:span text:style-name="T7">Nas has the event logging and this feature can be enabled to log all file server access and files opened and read</text:span></text:p>
            <text:p><text:span text:style-name="T7"/></text:p>
            <text:p><text:span text:style-name="T6">Office 365</text:span><text:span text:style-name="T7"> can be used to collaborate and work on company documents – this software package has a modification history feature where a user can see all the updates made to a file and be able to revert to an earlier date on a file and save differently</text:span></text:p>
            <text:p><text:span text:style-name="T7"/></text:p>
            <text:p><text:span text:style-name="T6">Wifi router </text:span><text:span text:style-name="T7">has a dhcp range of 192.168.1.71 – 100 for use by wireless devices – visitors come in each day and might need internet to do their work</text:span></text:p>
            <text:p><text:span text:style-name="T7">Server addresses range from 192.168.1.2 – 20 – and 192.168.1.201-254 for any additional servers</text:span></text:p>
            <text:p/>
            <text:p/>
            <text:p/>
            <text:p/>
            <text:p/>
            <text:p/>
          </draw:text-box>
        </draw:frame>
      </draw:page>
      <draw:page draw:name="page4" draw:style-name="dp1" draw:master-page-name="Default">
        <draw:frame draw:style-name="gr626" draw:text-style-name="P35" draw:layer="layout" svg:width="28.956cm" svg:height="19.952cm" svg:x="0.55cm" svg:y="0.233cm">
          <draw:text-box>
            <text:p text:style-name="P44"><text:span text:style-name="T7">Departments have ip address allocation of 10 addresses each in this format - </text:span><text:span text:style-name="T6">IT- 192.168.1.21 -30/24, Marketing – 192.168.1.31-40/24, Accounting – 192.168.1.41-50/24,</text:span></text:p>
            <text:p text:style-name="P44"><text:span text:style-name="T6">Ops – 192.168.1.51-60/24</text:span></text:p>
            <text:p text:style-name="P44"><text:span text:style-name="T6">Wi-fi</text:span><text:span text:style-name="T7"> allowed for external business partners and meetings – </text:span><text:span text:style-name="T6">192.168.1.71 – 100</text:span></text:p>
            <text:p text:style-name="P44"><text:span text:style-name="T10"/></text:p>
            <text:p text:style-name="P44"><text:span text:style-name="T7">User access and passwords controlled on the </text:span><text:span text:style-name="T11">authentication server</text:span><text:span text:style-name="T7">, active directory is setup on this server and domain controller. <text:s/>private user folders are automatically mapped to this computer once user is created on the AD.</text:span></text:p>
            <text:p text:style-name="P44"><text:span text:style-name="T7">The DNS server, where the domain is created and named is also placed on the authentication server since they are similar services. DHCP server which shares ip addresses can also be put here. Strict rules will be followed when creating ranges of IP address for departments, devices and services.</text:span></text:p>
            <text:p text:style-name="P44"><text:span text:style-name="T8"/></text:p>
            <text:p text:style-name="P44">The <text:span text:style-name="T12">Web</text:span> <text:span text:style-name="T12">server</text:span> is placed outside our firewall for outside ip addresses to be able to reach us either using a dedicated ip address for mobile access to our platform and data collection for field agents or a web address for information data other reasons.</text:p>
            <text:p text:style-name="P44"/>
            <text:p text:style-name="P44"><text:span text:style-name="T12">User migration <text:s/></text:span></text:p>
            <text:p text:style-name="P44"><text:span text:style-name="T12"/></text:p>
            <text:p text:style-name="P44">Create a computer naming convention in the new domain at the new office</text:p>
            <text:p text:style-name="P44">Rename all computers using this format</text:p>
            <text:p text:style-name="P44">Connect the computers to the new network</text:p>
            <text:p text:style-name="P44">Join each computer to the new network</text:p>
            <text:p text:style-name="P44">Create each staff in the new active directory domain</text:p>
            <text:p text:style-name="P44">Check all security measures for access to resources on the new network</text:p>
            <text:p text:style-name="P44">Let the local users login to the new systems with their new credentials and unique passwords.</text:p>
            <text:p text:style-name="P44"/>
            <text:p text:style-name="P44"/>
            <text:p text:style-name="P44"/>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3465a4" draw:end-color="#ffffff"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Shapes" draw:style="rectangular" draw:cx="50%" draw:cy="50%" draw:start-color="#cccccc" draw:end-color="#ffffff"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24cm" fo:margin-bottom="0.387cm" fo:margin-left="0.423cm" fo:margin-right="0.373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27T03:09:31.551000000</meta:creation-date>
    <dc:date>2020-08-28T04:52:39.304000000</dc:date>
    <meta:editing-duration>PT1H30M31S</meta:editing-duration>
    <meta:editing-cycles>5</meta:editing-cycles>
    <meta:generator>LibreOffice/6.4.6.2$Windows_X86_64 LibreOffice_project/0ce51a4fd21bff07a5c061082cc82c5ed232f115</meta:generator>
    <meta:document-statistic meta:object-count="718"/>
  </office:meta>
</office:document-meta>
</file>